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03mm"/>
    </style:style>
    <style:style style:name="co3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athFile</text:p>
          </table:table-cell>
          <table:table-cell office:value-type="string" calcext:value-type="string">
            <text:p>id_file</text:p>
          </table:table-cell>
          <table:table-cell office:value-type="string" calcext:value-type="string">
            <text:p>completPathFile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veterinary.svg</text:p>
          </table:table-cell>
          <table:table-cell office:value-type="string" calcext:value-type="string">
            <text:p>amenity/veterinary.s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red/Images/icones/openstreetmap-carto/symbols/amenity/veterinary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oilets.svg</text:p>
          </table:table-cell>
          <table:table-cell office:value-type="string" calcext:value-type="string">
            <text:p>amenity/toilets.sv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fred/Images/icones/openstreetmap-carto/symbols/amenity/toilets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internet_cafe.svg</text:p>
          </table:table-cell>
          <table:table-cell office:value-type="string" calcext:value-type="string">
            <text:p>amenity/internet_cafe.sv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fred/Images/icones/openstreetmap-carto/symbols/amenity/internet_caf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.svg</text:p>
          </table:table-cell>
          <table:table-cell office:value-type="string" calcext:value-type="string">
            <text:p>amenity/fast_food.sv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fred/Images/icones/openstreetmap-carto/symbols/amenity/fast_food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.svg</text:p>
          </table:table-cell>
          <table:table-cell office:value-type="string" calcext:value-type="string">
            <text:p>amenity/pub.sv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fred/Images/icones/openstreetmap-carto/symbols/amenity/pub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lic_bookcase.svg</text:p>
          </table:table-cell>
          <table:table-cell office:value-type="string" calcext:value-type="string">
            <text:p>amenity/public_bookcase.sv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fred/Images/icones/openstreetmap-carto/symbols/amenity/public_bookcas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style-name="ce1" office:value-type="string" calcext:value-type="string">
            <text:p>parking_tickets.svg</text:p>
          </table:table-cell>
          <table:table-cell table:style-name="ce1" office:value-type="string" calcext:value-type="string">
            <text:p>amenity/parking_tickets.svg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/home/fred/Images/icones/openstreetmap-carto/symbols/amenity/parking_tickets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own_hall.svg</text:p>
          </table:table-cell>
          <table:table-cell office:value-type="string" calcext:value-type="string">
            <text:p>amenity/town_hall.sv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home/fred/Images/icones/openstreetmap-carto/symbols/amenity/town_hall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olice.svg</text:p>
          </table:table-cell>
          <table:table-cell office:value-type="string" calcext:value-type="string">
            <text:p>amenity/police.sv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home/fred/Images/icones/openstreetmap-carto/symbols/amenity/polic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mmunity_centre.svg</text:p>
          </table:table-cell>
          <table:table-cell office:value-type="string" calcext:value-type="string">
            <text:p>amenity/community_centre.sv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red/Images/icones/openstreetmap-carto/symbols/amenity/community_centr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heatre.svg</text:p>
          </table:table-cell>
          <table:table-cell office:value-type="string" calcext:value-type="string">
            <text:p>amenity/theatre.sv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home/fred/Images/icones/openstreetmap-carto/symbols/amenity/theatr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harging_station.svg</text:p>
          </table:table-cell>
          <table:table-cell office:value-type="string" calcext:value-type="string">
            <text:p>amenity/charging_station.sv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home/fred/Images/icones/openstreetmap-carto/symbols/amenity/charging_station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r.svg</text:p>
          </table:table-cell>
          <table:table-cell office:value-type="string" calcext:value-type="string">
            <text:p>amenity/bar.sv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home/fred/Images/icones/openstreetmap-carto/symbols/amenity/bar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cycling.svg</text:p>
          </table:table-cell>
          <table:table-cell office:value-type="string" calcext:value-type="string">
            <text:p>amenity/recycling.sv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home/fred/Images/icones/openstreetmap-carto/symbols/amenity/recycling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style-name="ce2" office:value-type="string" calcext:value-type="string">
            <text:p>vehicle_inspection.svg</text:p>
          </table:table-cell>
          <table:table-cell table:style-name="ce2" office:value-type="string" calcext:value-type="string">
            <text:p>amenity/vehicle_inspection.svg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/home/fred/Images/icones/openstreetmap-carto/symbols/amenity/vehicle_inspection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sino.svg</text:p>
          </table:table-cell>
          <table:table-cell office:value-type="string" calcext:value-type="string">
            <text:p>amenity/casino.sv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home/fred/Images/icones/openstreetmap-carto/symbols/amenity/casino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torcycle_parking.svg</text:p>
          </table:table-cell>
          <table:table-cell office:value-type="string" calcext:value-type="string">
            <text:p>amenity/motorcycle_parking.sv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home/fred/Images/icones/openstreetmap-carto/symbols/amenity/motorcycle_parking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urthouse.svg</text:p>
          </table:table-cell>
          <table:table-cell office:value-type="string" calcext:value-type="string">
            <text:p>amenity/courthouse.sv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home/fred/Images/icones/openstreetmap-carto/symbols/amenity/courthous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axi.svg</text:p>
          </table:table-cell>
          <table:table-cell office:value-type="string" calcext:value-type="string">
            <text:p>amenity/taxi.sv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home/fred/Images/icones/openstreetmap-carto/symbols/amenity/taxi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tm.svg</text:p>
          </table:table-cell>
          <table:table-cell office:value-type="string" calcext:value-type="string">
            <text:p>amenity/atm.sv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home/fred/Images/icones/openstreetmap-carto/symbols/amenity/atm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.svg</text:p>
          </table:table-cell>
          <table:table-cell office:value-type="string" calcext:value-type="string">
            <text:p>amenity/pharmacy.sv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home/fred/Images/icones/openstreetmap-carto/symbols/amenity/pharmacy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lic_bath.svg</text:p>
          </table:table-cell>
          <table:table-cell office:value-type="string" calcext:value-type="string">
            <text:p>amenity/public_bath.sv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home/fred/Images/icones/openstreetmap-carto/symbols/amenity/public_bath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basket.svg</text:p>
          </table:table-cell>
          <table:table-cell office:value-type="string" calcext:value-type="string">
            <text:p>amenity/waste_basket.sv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home/fred/Images/icones/openstreetmap-carto/symbols/amenity/waste_basket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.svg</text:p>
          </table:table-cell>
          <table:table-cell office:value-type="string" calcext:value-type="string">
            <text:p>amenity/bank.sv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home/fred/Images/icones/openstreetmap-carto/symbols/amenity/bank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rts_centre.svg</text:p>
          </table:table-cell>
          <table:table-cell office:value-type="string" calcext:value-type="string">
            <text:p>amenity/arts_centre.sv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home/fred/Images/icones/openstreetmap-carto/symbols/amenity/arts_centr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style-name="ce1" office:value-type="string" calcext:value-type="string">
            <text:p>emergency_phone.svg</text:p>
          </table:table-cell>
          <table:table-cell office:value-type="string" calcext:value-type="string">
            <text:p>amenity/emergency_phone.svg</text:p>
          </table:table-cell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/home/fred/Images/icones/openstreetmap-carto/symbols/amenity/emergency_phon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elephone.svg</text:p>
          </table:table-cell>
          <table:table-cell office:value-type="string" calcext:value-type="string">
            <text:p>amenity/telephone.sv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home/fred/Images/icones/openstreetmap-carto/symbols/amenity/telephon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irestation.svg</text:p>
          </table:table-cell>
          <table:table-cell office:value-type="string" calcext:value-type="string">
            <text:p>amenity/firestation.sv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home/fred/Images/icones/openstreetmap-carto/symbols/amenity/firestation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ountain.svg</text:p>
          </table:table-cell>
          <table:table-cell office:value-type="string" calcext:value-type="string">
            <text:p>amenity/fountain.sv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home/fred/Images/icones/openstreetmap-carto/symbols/amenity/fountain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ntal_bicycle.svg</text:p>
          </table:table-cell>
          <table:table-cell office:value-type="string" calcext:value-type="string">
            <text:p>amenity/rental_bicycle.sv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fred/Images/icones/openstreetmap-carto/symbols/amenity/rental_bicycl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rinking_water.svg</text:p>
          </table:table-cell>
          <table:table-cell office:value-type="string" calcext:value-type="string">
            <text:p>amenity/drinking_water.sv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home/fred/Images/icones/openstreetmap-carto/symbols/amenity/drinking_water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entist.svg</text:p>
          </table:table-cell>
          <table:table-cell office:value-type="string" calcext:value-type="string">
            <text:p>amenity/dentist.sv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home/fred/Images/icones/openstreetmap-carto/symbols/amenity/dentist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.svg</text:p>
          </table:table-cell>
          <table:table-cell office:value-type="string" calcext:value-type="string">
            <text:p>amenity/biergarten.sv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home/fred/Images/icones/openstreetmap-carto/symbols/amenity/biergarten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ocial_facility.svg</text:p>
          </table:table-cell>
          <table:table-cell office:value-type="string" calcext:value-type="string">
            <text:p>amenity/social_facility.sv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home/fred/Images/icones/openstreetmap-carto/symbols/amenity/social_facility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hower.svg</text:p>
          </table:table-cell>
          <table:table-cell office:value-type="string" calcext:value-type="string">
            <text:p>amenity/shower.sv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home/fred/Images/icones/openstreetmap-carto/symbols/amenity/shower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ost_box.svg</text:p>
          </table:table-cell>
          <table:table-cell office:value-type="string" calcext:value-type="string">
            <text:p>amenity/post_box.sv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home/fred/Images/icones/openstreetmap-carto/symbols/amenity/post_box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.svg</text:p>
          </table:table-cell>
          <table:table-cell office:value-type="string" calcext:value-type="string">
            <text:p>amenity/cafe.sv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home/fred/Images/icones/openstreetmap-carto/symbols/amenity/caf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erry.svg</text:p>
          </table:table-cell>
          <table:table-cell office:value-type="string" calcext:value-type="string">
            <text:p>amenity/ferry.sv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home/fred/Images/icones/openstreetmap-carto/symbols/amenity/ferry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library.svg</text:p>
          </table:table-cell>
          <table:table-cell office:value-type="string" calcext:value-type="string">
            <text:p>amenity/library.sv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home/fred/Images/icones/openstreetmap-carto/symbols/amenity/library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oat_rental.svg</text:p>
          </table:table-cell>
          <table:table-cell office:value-type="string" calcext:value-type="string">
            <text:p>amenity/boat_rental.sv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home/fred/Images/icones/openstreetmap-carto/symbols/amenity/boat_rental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repair_station.svg</text:p>
          </table:table-cell>
          <table:table-cell office:value-type="string" calcext:value-type="string">
            <text:p>amenity/bicycle_repair_station.sv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home/fred/Images/icones/openstreetmap-carto/symbols/amenity/bicycle_repair_station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wash.svg</text:p>
          </table:table-cell>
          <table:table-cell office:value-type="string" calcext:value-type="string">
            <text:p>amenity/car_wash.sv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home/fred/Images/icones/openstreetmap-carto/symbols/amenity/car_wash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lace_of_worship.svg</text:p>
          </table:table-cell>
          <table:table-cell office:value-type="string" calcext:value-type="string">
            <text:p>amenity/place_of_worship.sv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home/fred/Images/icones/openstreetmap-carto/symbols/amenity/place_of_worship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.svg</text:p>
          </table:table-cell>
          <table:table-cell office:value-type="string" calcext:value-type="string">
            <text:p>amenity/fuel.sv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home/fred/Images/icones/openstreetmap-carto/symbols/amenity/fuel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.svg</text:p>
          </table:table-cell>
          <table:table-cell office:value-type="string" calcext:value-type="string">
            <text:p>amenity/cinema.sv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home/fred/Images/icones/openstreetmap-carto/symbols/amenity/cinema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style-name="ce1" office:value-type="string" calcext:value-type="string">
            <text:p>excrement_bags.svg</text:p>
          </table:table-cell>
          <table:table-cell office:value-type="string" calcext:value-type="string">
            <text:p>amenity/excrement_bags.svg</text:p>
          </table:table-cell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/home/fred/Images/icones/openstreetmap-carto/symbols/amenity/excrement_bags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.svg</text:p>
          </table:table-cell>
          <table:table-cell office:value-type="string" calcext:value-type="string">
            <text:p>amenity/parking.sv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home/fred/Images/icones/openstreetmap-carto/symbols/amenity/parking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ntal_car.svg</text:p>
          </table:table-cell>
          <table:table-cell office:value-type="string" calcext:value-type="string">
            <text:p>amenity/rental_car.sv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home/fred/Images/icones/openstreetmap-carto/symbols/amenity/rental_car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us_station.svg</text:p>
          </table:table-cell>
          <table:table-cell office:value-type="string" calcext:value-type="string">
            <text:p>amenity/bus_station.sv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home/fred/Images/icones/openstreetmap-carto/symbols/amenity/bus_station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style-name="ce1" office:value-type="string" calcext:value-type="string">
            <text:p>public_transport_tickets.svg</text:p>
          </table:table-cell>
          <table:table-cell office:value-type="string" calcext:value-type="string">
            <text:p>amenity/public_transport_tickets.svg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/home/fred/Images/icones/openstreetmap-carto/symbols/amenity/public_transport_tickets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embassy.svg</text:p>
          </table:table-cell>
          <table:table-cell office:value-type="string" calcext:value-type="string">
            <text:p>amenity/embassy.sv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home/fred/Images/icones/openstreetmap-carto/symbols/amenity/embassy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ureau_de_change.svg</text:p>
          </table:table-cell>
          <table:table-cell office:value-type="string" calcext:value-type="string">
            <text:p>amenity/bureau_de_change.sv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home/fred/Images/icones/openstreetmap-carto/symbols/amenity/bureau_de_chang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staurant.svg</text:p>
          </table:table-cell>
          <table:table-cell office:value-type="string" calcext:value-type="string">
            <text:p>amenity/restaurant.sv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home/fred/Images/icones/openstreetmap-carto/symbols/amenity/restaurant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disposal.svg</text:p>
          </table:table-cell>
          <table:table-cell office:value-type="string" calcext:value-type="string">
            <text:p>amenity/waste_disposal.sv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home/fred/Images/icones/openstreetmap-carto/symbols/amenity/waste_disposal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helter.svg</text:p>
          </table:table-cell>
          <table:table-cell office:value-type="string" calcext:value-type="string">
            <text:p>amenity/shelter.sv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home/fred/Images/icones/openstreetmap-carto/symbols/amenity/shelter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ench.svg</text:p>
          </table:table-cell>
          <table:table-cell office:value-type="string" calcext:value-type="string">
            <text:p>amenity/bench.sv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home/fred/Images/icones/openstreetmap-carto/symbols/amenity/bench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unting_stand.svg</text:p>
          </table:table-cell>
          <table:table-cell office:value-type="string" calcext:value-type="string">
            <text:p>amenity/hunting_stand.sv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home/fred/Images/icones/openstreetmap-carto/symbols/amenity/hunting_stand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ospital.svg</text:p>
          </table:table-cell>
          <table:table-cell office:value-type="string" calcext:value-type="string">
            <text:p>amenity/hospital.sv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home/fred/Images/icones/openstreetmap-carto/symbols/amenity/hospital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entrance.svg</text:p>
          </table:table-cell>
          <table:table-cell office:value-type="string" calcext:value-type="string">
            <text:p>amenity/parking_entrance.sv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home/fred/Images/icones/openstreetmap-carto/symbols/amenity/parking_entranc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rison.svg</text:p>
          </table:table-cell>
          <table:table-cell office:value-type="string" calcext:value-type="string">
            <text:p>amenity/prison.sv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home/fred/Images/icones/openstreetmap-carto/symbols/amenity/prison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ost_office.svg</text:p>
          </table:table-cell>
          <table:table-cell office:value-type="string" calcext:value-type="string">
            <text:p>amenity/post_office.sv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home/fred/Images/icones/openstreetmap-carto/symbols/amenity/post_office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bq.svg</text:p>
          </table:table-cell>
          <table:table-cell office:value-type="string" calcext:value-type="string">
            <text:p>amenity/bbq.sv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home/fred/Images/icones/openstreetmap-carto/symbols/amenity/bbq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.svg</text:p>
          </table:table-cell>
          <table:table-cell office:value-type="string" calcext:value-type="string">
            <text:p>amenity/doctors.sv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home/fred/Images/icones/openstreetmap-carto/symbols/amenity/doctors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parking.svg</text:p>
          </table:table-cell>
          <table:table-cell office:value-type="string" calcext:value-type="string">
            <text:p>amenity/bicycle_parking.sv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home/fred/Images/icones/openstreetmap-carto/symbols/amenity/bicycle_parking.svg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nightclub.svg</text:p>
          </table:table-cell>
          <table:table-cell office:value-type="string" calcext:value-type="string">
            <text:p>amenity/nightclub.sv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home/fred/Images/icones/openstreetmap-carto/symbols/amenity/nightclub.svg</text:p>
          </table:table-cell>
        </table:table-row>
        <table:table-row table:style-name="ro1">
          <table:table-cell/>
          <table:table-cell table:style-name="ce1" office:value-type="string" calcext:value-type="string">
            <text:p>leaftype_leafless.svg</text:p>
          </table:table-cell>
          <table:table-cell office:value-type="string" calcext:value-type="string">
            <text:p>leaftype_leafless.sv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home/fred/Images/icones/openstreetmap-carto/symbols/leaftype_leafless.svg</text:p>
          </table:table-cell>
        </table:table-row>
        <table:table-row table:style-name="ro1">
          <table:table-cell/>
          <table:table-cell table:style-name="ce1" office:value-type="string" calcext:value-type="string">
            <text:p>oneway-reverse.svg</text:p>
          </table:table-cell>
          <table:table-cell office:value-type="string" calcext:value-type="string">
            <text:p>oneway-reverse.sv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home/fred/Images/icones/openstreetmap-carto/symbols/oneway-reverse.svg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ave.svg</text:p>
          </table:table-cell>
          <table:table-cell office:value-type="string" calcext:value-type="string">
            <text:p>natural/cave.sv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home/fred/Images/icones/openstreetmap-carto/symbols/natural/cave.svg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peak.svg</text:p>
          </table:table-cell>
          <table:table-cell office:value-type="string" calcext:value-type="string">
            <text:p>natural/peak.sv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home/fred/Images/icones/openstreetmap-carto/symbols/natural/peak.svg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addle.svg</text:p>
          </table:table-cell>
          <table:table-cell office:value-type="string" calcext:value-type="string">
            <text:p>natural/saddle.sv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home/fred/Images/icones/openstreetmap-carto/symbols/natural/saddle.svg</text:p>
          </table:table-cell>
        </table:table-row>
        <table:table-row table:style-name="ro1">
          <table:table-cell/>
          <table:table-cell table:style-name="ce2" office:value-type="string" calcext:value-type="string">
            <text:p>grave_yard_muslim.svg</text:p>
          </table:table-cell>
          <table:table-cell office:value-type="string" calcext:value-type="string">
            <text:p>grave_yard_muslim.sv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home/fred/Images/icones/openstreetmap-carto/symbols/grave_yard_muslim.svg</text:p>
          </table:table-cell>
        </table:table-row>
        <table:table-row table:style-name="ro1">
          <table:table-cell/>
          <table:table-cell table:style-name="ce1" office:value-type="string" calcext:value-type="string">
            <text:p>advertising_column.svg</text:p>
          </table:table-cell>
          <table:table-cell office:value-type="string" calcext:value-type="string">
            <text:p>advertising_column.sv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home/fred/Images/icones/openstreetmap-carto/symbols/advertising_column.svg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style-name="ce1" office:value-type="string" calcext:value-type="string">
            <text:p>place-capital-6.svg</text:p>
          </table:table-cell>
          <table:table-cell office:value-type="string" calcext:value-type="string">
            <text:p>place/place-capital-6.sv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home/fred/Images/icones/openstreetmap-carto/symbols/place/place-capital-6.svg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style-name="ce1" office:value-type="string" calcext:value-type="string">
            <text:p>place-6-z7.svg</text:p>
          </table:table-cell>
          <table:table-cell office:value-type="string" calcext:value-type="string">
            <text:p>place/place-6-z7.sv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home/fred/Images/icones/openstreetmap-carto/symbols/place/place-6-z7.svg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style-name="ce1" office:value-type="string" calcext:value-type="string">
            <text:p>place-4-z7.svg</text:p>
          </table:table-cell>
          <table:table-cell office:value-type="string" calcext:value-type="string">
            <text:p>place/place-4-z7.sv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home/fred/Images/icones/openstreetmap-carto/symbols/place/place-4-z7.svg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style-name="ce1" office:value-type="string" calcext:value-type="string">
            <text:p>place-4.svg</text:p>
          </table:table-cell>
          <table:table-cell office:value-type="string" calcext:value-type="string">
            <text:p>place/place-4.sv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home/fred/Images/icones/openstreetmap-carto/symbols/place/place-4.svg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style-name="ce1" office:value-type="string" calcext:value-type="string">
            <text:p>place-capital-8.svg</text:p>
          </table:table-cell>
          <table:table-cell office:value-type="string" calcext:value-type="string">
            <text:p>place/place-capital-8.sv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home/fred/Images/icones/openstreetmap-carto/symbols/place/place-capital-8.svg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style-name="ce1" office:value-type="string" calcext:value-type="string">
            <text:p>place-6.svg</text:p>
          </table:table-cell>
          <table:table-cell office:value-type="string" calcext:value-type="string">
            <text:p>place/place-6.sv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home/fred/Images/icones/openstreetmap-carto/symbols/place/place-6.svg</text:p>
          </table:table-cell>
        </table:table-row>
        <table:table-row table:style-name="ro1">
          <table:table-cell/>
          <table:table-cell table:style-name="ce2" office:value-type="string" calcext:value-type="string">
            <text:p>embankment.svg</text:p>
          </table:table-cell>
          <table:table-cell office:value-type="string" calcext:value-type="string">
            <text:p>embankment.sv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home/fred/Images/icones/openstreetmap-carto/symbols/embankment.svg</text:p>
          </table:table-cell>
        </table:table-row>
        <table:table-row table:style-name="ro1">
          <table:table-cell/>
          <table:table-cell table:style-name="ce1" office:value-type="string" calcext:value-type="string">
            <text:p>leaftype_mixed.svg</text:p>
          </table:table-cell>
          <table:table-cell office:value-type="string" calcext:value-type="string">
            <text:p>leaftype_mixed.sv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home/fred/Images/icones/openstreetmap-carto/symbols/leaftype_mixed.svg</text:p>
          </table:table-cell>
        </table:table-row>
        <table:table-row table:style-name="ro1">
          <table:table-cell/>
          <table:table-cell table:style-name="ce2" office:value-type="string" calcext:value-type="string">
            <text:p>grave_yard_generic.svg</text:p>
          </table:table-cell>
          <table:table-cell office:value-type="string" calcext:value-type="string">
            <text:p>grave_yard_generic.svg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home/fred/Images/icones/openstreetmap-carto/symbols/grave_yard_generic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erodrome.12.sv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home/fred/Images/icones/openstreetmap-carto/symbols/aerodrome.12.svg</text:p>
          </table:table-cell>
        </table:table-row>
        <table:table-row table:style-name="ro1">
          <table:table-cell/>
          <table:table-cell table:style-name="ce1" office:value-type="string" calcext:value-type="string">
            <text:p>square.svg</text:p>
          </table:table-cell>
          <table:table-cell office:value-type="string" calcext:value-type="string">
            <text:p>square.svg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home/fred/Images/icones/openstreetmap-carto/symbols/square.svg</text:p>
          </table:table-cell>
        </table:table-row>
        <table:table-row table:style-name="ro1">
          <table:table-cell/>
          <table:table-cell table:style-name="ce1" office:value-type="string" calcext:value-type="string">
            <text:p>quarry.svg</text:p>
          </table:table-cell>
          <table:table-cell office:value-type="string" calcext:value-type="string">
            <text:p>quarry.sv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home/fred/Images/icones/openstreetmap-carto/symbols/quarry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tel.svg</text:p>
          </table:table-cell>
          <table:table-cell office:value-type="string" calcext:value-type="string">
            <text:p>tourism/hotel.sv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home/fred/Images/icones/openstreetmap-carto/symbols/tourism/hotel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table:style-name="ce1" office:value-type="string" calcext:value-type="string">
            <text:p>guidepost.svg</text:p>
          </table:table-cell>
          <table:table-cell office:value-type="string" calcext:value-type="string">
            <text:p>tourism/guidepost.sv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home/fred/Images/icones/openstreetmap-carto/symbols/tourism/guidepost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table:style-name="ce2" office:value-type="string" calcext:value-type="string">
            <text:p>office.svg</text:p>
          </table:table-cell>
          <table:table-cell office:value-type="string" calcext:value-type="string">
            <text:p>tourism/office.svg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home/fred/Images/icones/openstreetmap-carto/symbols/tourism/office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museum.svg</text:p>
          </table:table-cell>
          <table:table-cell office:value-type="string" calcext:value-type="string">
            <text:p>tourism/museum.sv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home/fred/Images/icones/openstreetmap-carto/symbols/tourism/museum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partment.svg</text:p>
          </table:table-cell>
          <table:table-cell office:value-type="string" calcext:value-type="string">
            <text:p>tourism/apartment.sv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home/fred/Images/icones/openstreetmap-carto/symbols/tourism/apartment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table:style-name="ce1" office:value-type="string" calcext:value-type="string">
            <text:p>board.svg</text:p>
          </table:table-cell>
          <table:table-cell office:value-type="string" calcext:value-type="string">
            <text:p>tourism/board.sv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/home/fred/Images/icones/openstreetmap-carto/symbols/tourism/board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table:style-name="ce2" office:value-type="string" calcext:value-type="string">
            <text:p>terminal.svg</text:p>
          </table:table-cell>
          <table:table-cell office:value-type="string" calcext:value-type="string">
            <text:p>tourism/terminal.sv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/home/fred/Images/icones/openstreetmap-carto/symbols/tourism/terminal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viewpoint.svg</text:p>
          </table:table-cell>
          <table:table-cell office:value-type="string" calcext:value-type="string">
            <text:p>tourism/viewpoint.sv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/home/fred/Images/icones/openstreetmap-carto/symbols/tourism/viewpoint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picnic.svg</text:p>
          </table:table-cell>
          <table:table-cell office:value-type="string" calcext:value-type="string">
            <text:p>tourism/picnic.sv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/home/fred/Images/icones/openstreetmap-carto/symbols/tourism/picnic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chalet.svg</text:p>
          </table:table-cell>
          <table:table-cell office:value-type="string" calcext:value-type="string">
            <text:p>tourism/chalet.sv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/home/fred/Images/icones/openstreetmap-carto/symbols/tourism/chalet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information.svg</text:p>
          </table:table-cell>
          <table:table-cell office:value-type="string" calcext:value-type="string">
            <text:p>tourism/information.sv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/home/fred/Images/icones/openstreetmap-carto/symbols/tourism/information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table:style-name="ce1" office:value-type="string" calcext:value-type="string">
            <text:p>audioguide.svg</text:p>
          </table:table-cell>
          <table:table-cell office:value-type="string" calcext:value-type="string">
            <text:p>tourism/audioguide.sv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/home/fred/Images/icones/openstreetmap-carto/symbols/tourism/audioguide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rtwork.svg</text:p>
          </table:table-cell>
          <table:table-cell office:value-type="string" calcext:value-type="string">
            <text:p>tourism/artwork.sv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/home/fred/Images/icones/openstreetmap-carto/symbols/tourism/artwork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stel.svg</text:p>
          </table:table-cell>
          <table:table-cell office:value-type="string" calcext:value-type="string">
            <text:p>tourism/hostel.sv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/home/fred/Images/icones/openstreetmap-carto/symbols/tourism/hostel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motel.svg</text:p>
          </table:table-cell>
          <table:table-cell office:value-type="string" calcext:value-type="string">
            <text:p>tourism/motel.sv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/home/fred/Images/icones/openstreetmap-carto/symbols/tourism/motel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wilderness_hut.svg</text:p>
          </table:table-cell>
          <table:table-cell office:value-type="string" calcext:value-type="string">
            <text:p>tourism/wilderness_hut.sv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home/fred/Images/icones/openstreetmap-carto/symbols/tourism/wilderness_hut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camping.svg</text:p>
          </table:table-cell>
          <table:table-cell office:value-type="string" calcext:value-type="string">
            <text:p>tourism/camping.sv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/home/fred/Images/icones/openstreetmap-carto/symbols/tourism/camping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caravan_park.svg</text:p>
          </table:table-cell>
          <table:table-cell office:value-type="string" calcext:value-type="string">
            <text:p>tourism/caravan_park.svg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/home/fred/Images/icones/openstreetmap-carto/symbols/tourism/caravan_park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table:style-name="ce2" office:value-type="string" calcext:value-type="string">
            <text:p>map.svg</text:p>
          </table:table-cell>
          <table:table-cell office:value-type="string" calcext:value-type="string">
            <text:p>tourism/map.sv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/home/fred/Images/icones/openstreetmap-carto/symbols/tourism/map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lpinehut.svg</text:p>
          </table:table-cell>
          <table:table-cell office:value-type="string" calcext:value-type="string">
            <text:p>tourism/alpinehut.sv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/home/fred/Images/icones/openstreetmap-carto/symbols/tourism/alpinehut.svg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guest_house.svg</text:p>
          </table:table-cell>
          <table:table-cell office:value-type="string" calcext:value-type="string">
            <text:p>tourism/guest_house.sv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/home/fred/Images/icones/openstreetmap-carto/symbols/tourism/guest_house.svg</text:p>
          </table:table-cell>
        </table:table-row>
        <table:table-row table:style-name="ro1">
          <table:table-cell/>
          <table:table-cell table:style-name="ce1" office:value-type="string" calcext:value-type="string">
            <text:p>rectdiag.svg</text:p>
          </table:table-cell>
          <table:table-cell office:value-type="string" calcext:value-type="string">
            <text:p>rectdiag.sv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/home/fred/Images/icones/openstreetmap-carto/symbols/rectdiag.svg</text:p>
          </table:table-cell>
        </table:table-row>
        <table:table-row table:style-name="ro1">
          <table:table-cell/>
          <table:table-cell table:style-name="ce1" office:value-type="string" calcext:value-type="string">
            <text:p>rect.svg</text:p>
          </table:table-cell>
          <table:table-cell office:value-type="string" calcext:value-type="string">
            <text:p>rect.sv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/home/fred/Images/icones/openstreetmap-carto/symbols/rect.svg</text:p>
          </table:table-cell>
        </table:table-row>
        <table:table-row table:style-name="ro1">
          <table:table-cell/>
          <table:table-cell table:style-name="ce2" office:value-type="string" calcext:value-type="string">
            <text:p>level_crossing2.svg</text:p>
          </table:table-cell>
          <table:table-cell office:value-type="string" calcext:value-type="string">
            <text:p>level_crossing2.sv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/home/fred/Images/icones/openstreetmap-carto/symbols/level_crossing2.svg</text:p>
          </table:table-cell>
        </table:table-row>
        <table:table-row table:style-name="ro1">
          <table:table-cell/>
          <table:table-cell table:style-name="ce1" office:value-type="string" calcext:value-type="string">
            <text:p>oneway.svg</text:p>
          </table:table-cell>
          <table:table-cell office:value-type="string" calcext:value-type="string">
            <text:p>oneway.sv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/home/fred/Images/icones/openstreetmap-carto/symbols/oneway.svg</text:p>
          </table:table-cell>
        </table:table-row>
        <table:table-row table:style-name="ro1">
          <table:table-cell/>
          <table:table-cell table:style-name="ce2" office:value-type="string" calcext:value-type="string">
            <text:p>grave_yard_jewish.svg</text:p>
          </table:table-cell>
          <table:table-cell office:value-type="string" calcext:value-type="string">
            <text:p>grave_yard_jewish.sv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/home/fred/Images/icones/openstreetmap-carto/symbols/grave_yard_jewish.svg</text:p>
          </table:table-cell>
        </table:table-row>
        <table:table-row table:style-name="ro1">
          <table:table-cell/>
          <table:table-cell table:style-name="ce2" office:value-type="string" calcext:value-type="string">
            <text:p>generator_wind.svg</text:p>
          </table:table-cell>
          <table:table-cell office:value-type="string" calcext:value-type="string">
            <text:p>generator_wind.sv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/home/fred/Images/icones/openstreetmap-carto/symbols/generator_wind.svg</text:p>
          </table:table-cell>
        </table:table-row>
        <table:table-row table:style-name="ro1">
          <table:table-cell/>
          <table:table-cell table:style-name="ce1" office:value-type="string" calcext:value-type="string">
            <text:p>leaftype_broadleaved.svg</text:p>
          </table:table-cell>
          <table:table-cell office:value-type="string" calcext:value-type="string">
            <text:p>leaftype_broadleaved.sv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/home/fred/Images/icones/openstreetmap-carto/symbols/leaftype_broadleaved.svg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taoist.svg</text:p>
          </table:table-cell>
          <table:table-cell office:value-type="string" calcext:value-type="string">
            <text:p>religion/taoist.sv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/home/fred/Images/icones/openstreetmap-carto/symbols/religion/taoist.svg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muslim.svg</text:p>
          </table:table-cell>
          <table:table-cell office:value-type="string" calcext:value-type="string">
            <text:p>religion/muslim.sv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/home/fred/Images/icones/openstreetmap-carto/symbols/religion/muslim.svg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buddhist.svg</text:p>
          </table:table-cell>
          <table:table-cell office:value-type="string" calcext:value-type="string">
            <text:p>religion/buddhist.sv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/home/fred/Images/icones/openstreetmap-carto/symbols/religion/buddhist.svg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shintoist.svg</text:p>
          </table:table-cell>
          <table:table-cell office:value-type="string" calcext:value-type="string">
            <text:p>religion/shintoist.sv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home/fred/Images/icones/openstreetmap-carto/symbols/religion/shintoist.svg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hinduist.svg</text:p>
          </table:table-cell>
          <table:table-cell office:value-type="string" calcext:value-type="string">
            <text:p>religion/hinduist.svg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/home/fred/Images/icones/openstreetmap-carto/symbols/religion/hinduist.svg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christian.svg</text:p>
          </table:table-cell>
          <table:table-cell office:value-type="string" calcext:value-type="string">
            <text:p>religion/christian.sv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/home/fred/Images/icones/openstreetmap-carto/symbols/religion/christian.svg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sikhist.svg</text:p>
          </table:table-cell>
          <table:table-cell office:value-type="string" calcext:value-type="string">
            <text:p>religion/sikhist.svg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/home/fred/Images/icones/openstreetmap-carto/symbols/religion/sikhist.svg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jewish.svg</text:p>
          </table:table-cell>
          <table:table-cell office:value-type="string" calcext:value-type="string">
            <text:p>religion/jewish.sv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/home/fred/Images/icones/openstreetmap-carto/symbols/religion/jewish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cantilever_communication.svg</text:p>
          </table:table-cell>
          <table:table-cell office:value-type="string" calcext:value-type="string">
            <text:p>man_made/tower_cantilever_communication.sv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/home/fred/Images/icones/openstreetmap-carto/symbols/man_made/tower_cantilever_communication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mast_communications.svg</text:p>
          </table:table-cell>
          <table:table-cell office:value-type="string" calcext:value-type="string">
            <text:p>man_made/mast_communications.sv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/home/fred/Images/icones/openstreetmap-carto/symbols/man_made/mast_communications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telescope_dome.svg</text:p>
          </table:table-cell>
          <table:table-cell office:value-type="string" calcext:value-type="string">
            <text:p>man_made/telescope_dome.sv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/home/fred/Images/icones/openstreetmap-carto/symbols/man_made/telescope_dome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communications_tower.svg</text:p>
          </table:table-cell>
          <table:table-cell office:value-type="string" calcext:value-type="string">
            <text:p>man_made/communications_tower.sv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/home/fred/Images/icones/openstreetmap-carto/symbols/man_made/communications_tower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ower_tower.svg</text:p>
          </table:table-cell>
          <table:table-cell office:value-type="string" calcext:value-type="string">
            <text:p>man_made/power_tower.sv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/home/fred/Images/icones/openstreetmap-carto/symbols/man_made/power_tower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lattice_lighting.svg</text:p>
          </table:table-cell>
          <table:table-cell office:value-type="string" calcext:value-type="string">
            <text:p>man_made/tower_lattice_lighting.sv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/home/fred/Images/icones/openstreetmap-carto/symbols/man_made/tower_lattice_lighting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storage_tank.svg</text:p>
          </table:table-cell>
          <table:table-cell office:value-type="string" calcext:value-type="string">
            <text:p>man_made/storage_tank.sv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/home/fred/Images/icones/openstreetmap-carto/symbols/man_made/storage_tank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observation.svg</text:p>
          </table:table-cell>
          <table:table-cell office:value-type="string" calcext:value-type="string">
            <text:p>man_made/tower_observation.sv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/home/fred/Images/icones/openstreetmap-carto/symbols/man_made/tower_observation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crane.svg</text:p>
          </table:table-cell>
          <table:table-cell office:value-type="string" calcext:value-type="string">
            <text:p>man_made/crane.svg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/home/fred/Images/icones/openstreetmap-carto/symbols/man_made/crane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cooling.svg</text:p>
          </table:table-cell>
          <table:table-cell office:value-type="string" calcext:value-type="string">
            <text:p>man_made/tower_cooling.sv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/home/fred/Images/icones/openstreetmap-carto/symbols/man_made/tower_cooling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chimney.svg</text:p>
          </table:table-cell>
          <table:table-cell office:value-type="string" calcext:value-type="string">
            <text:p>man_made/chimney.sv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/home/fred/Images/icones/openstreetmap-carto/symbols/man_made/chimney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dome.svg</text:p>
          </table:table-cell>
          <table:table-cell office:value-type="string" calcext:value-type="string">
            <text:p>man_made/tower_dome.sv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/home/fred/Images/icones/openstreetmap-carto/symbols/man_made/tower_dome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2" office:value-type="string" calcext:value-type="string">
            <text:p>telescope_dish.svg</text:p>
          </table:table-cell>
          <table:table-cell office:value-type="string" calcext:value-type="string">
            <text:p>man_made/telescope_dish.sv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/home/fred/Images/icones/openstreetmap-carto/symbols/man_made/telescope_dish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lattice.svg</text:p>
          </table:table-cell>
          <table:table-cell office:value-type="string" calcext:value-type="string">
            <text:p>man_made/tower_lattice.sv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home/fred/Images/icones/openstreetmap-carto/symbols/man_made/tower_lattice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tower_generic.svg</text:p>
          </table:table-cell>
          <table:table-cell office:value-type="string" calcext:value-type="string">
            <text:p>man_made/tower_generic.sv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home/fred/Images/icones/openstreetmap-carto/symbols/man_made/tower_generic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bell_tower.svg</text:p>
          </table:table-cell>
          <table:table-cell office:value-type="string" calcext:value-type="string">
            <text:p>man_made/bell_tower.sv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/home/fred/Images/icones/openstreetmap-carto/symbols/man_made/bell_tower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dish.svg</text:p>
          </table:table-cell>
          <table:table-cell office:value-type="string" calcext:value-type="string">
            <text:p>man_made/tower_dish.svg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/home/fred/Images/icones/openstreetmap-carto/symbols/man_made/tower_dish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ower_tower_small.svg</text:p>
          </table:table-cell>
          <table:table-cell office:value-type="string" calcext:value-type="string">
            <text:p>man_made/power_tower_small.sv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home/fred/Images/icones/openstreetmap-carto/symbols/man_made/power_tower_small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lighthouse.svg</text:p>
          </table:table-cell>
          <table:table-cell office:value-type="string" calcext:value-type="string">
            <text:p>man_made/lighthouse.sv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/home/fred/Images/icones/openstreetmap-carto/symbols/man_made/lighthouse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cross.svg</text:p>
          </table:table-cell>
          <table:table-cell office:value-type="string" calcext:value-type="string">
            <text:p>man_made/cross.sv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/home/fred/Images/icones/openstreetmap-carto/symbols/man_made/cross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windmill.svg</text:p>
          </table:table-cell>
          <table:table-cell office:value-type="string" calcext:value-type="string">
            <text:p>man_made/windmill.svg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/home/fred/Images/icones/openstreetmap-carto/symbols/man_made/windmill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lighting.svg</text:p>
          </table:table-cell>
          <table:table-cell office:value-type="string" calcext:value-type="string">
            <text:p>man_made/tower_lighting.sv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home/fred/Images/icones/openstreetmap-carto/symbols/man_made/tower_lighting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defensive.svg</text:p>
          </table:table-cell>
          <table:table-cell office:value-type="string" calcext:value-type="string">
            <text:p>man_made/tower_defensive.sv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home/fred/Images/icones/openstreetmap-carto/symbols/man_made/tower_defensive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tower_lattice_communication.svg</text:p>
          </table:table-cell>
          <table:table-cell office:value-type="string" calcext:value-type="string">
            <text:p>man_made/tower_lattice_communication.sv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home/fred/Images/icones/openstreetmap-carto/symbols/man_made/tower_lattice_communication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table:style-name="ce1" office:value-type="string" calcext:value-type="string">
            <text:p>mast_lighting.svg</text:p>
          </table:table-cell>
          <table:table-cell office:value-type="string" calcext:value-type="string">
            <text:p>man_made/mast_lighting.sv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/home/fred/Images/icones/openstreetmap-carto/symbols/man_made/mast_lighting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water_tower.svg</text:p>
          </table:table-cell>
          <table:table-cell office:value-type="string" calcext:value-type="string">
            <text:p>man_made/water_tower.sv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home/fred/Images/icones/openstreetmap-carto/symbols/man_made/water_tower.svg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st.svg</text:p>
          </table:table-cell>
          <table:table-cell office:value-type="string" calcext:value-type="string">
            <text:p>man_made/mast.svg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/home/fred/Images/icones/openstreetmap-carto/symbols/man_made/mas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interior_decoration.svg</text:p>
          </table:table-cell>
          <table:table-cell office:value-type="string" calcext:value-type="string">
            <text:p>shop/interior_decoration.svg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/home/fred/Images/icones/openstreetmap-carto/symbols/shop/interior_decoration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newsagent.svg</text:p>
          </table:table-cell>
          <table:table-cell office:value-type="string" calcext:value-type="string">
            <text:p>shop/newsagent.sv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/home/fred/Images/icones/openstreetmap-carto/symbols/shop/newsagen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hairdresser.svg</text:p>
          </table:table-cell>
          <table:table-cell office:value-type="string" calcext:value-type="string">
            <text:p>shop/hairdresser.sv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/home/fred/Images/icones/openstreetmap-carto/symbols/shop/hairdresser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mputer.svg</text:p>
          </table:table-cell>
          <table:table-cell office:value-type="string" calcext:value-type="string">
            <text:p>shop/computer.svg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/home/fred/Images/icones/openstreetmap-carto/symbols/shop/computer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ffee.svg</text:p>
          </table:table-cell>
          <table:table-cell office:value-type="string" calcext:value-type="string">
            <text:p>shop/coffee.svg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/home/fred/Images/icones/openstreetmap-carto/symbols/shop/coffe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nvenience.svg</text:p>
          </table:table-cell>
          <table:table-cell office:value-type="string" calcext:value-type="string">
            <text:p>shop/convenience.svg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/home/fred/Images/icones/openstreetmap-carto/symbols/shop/convenienc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laundry.svg</text:p>
          </table:table-cell>
          <table:table-cell office:value-type="string" calcext:value-type="string">
            <text:p>shop/laundry.svg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home/fred/Images/icones/openstreetmap-carto/symbols/shop/laundr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obile_phone.svg</text:p>
          </table:table-cell>
          <table:table-cell office:value-type="string" calcext:value-type="string">
            <text:p>shop/mobile_phone.sv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home/fred/Images/icones/openstreetmap-carto/symbols/shop/mobile_phon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hifi.svg</text:p>
          </table:table-cell>
          <table:table-cell office:value-type="string" calcext:value-type="string">
            <text:p>shop/hifi.sv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/home/fred/Images/icones/openstreetmap-carto/symbols/shop/hifi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ice_cream.svg</text:p>
          </table:table-cell>
          <table:table-cell office:value-type="string" calcext:value-type="string">
            <text:p>shop/ice_cream.sv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/home/fred/Images/icones/openstreetmap-carto/symbols/shop/ice_cream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lothes.svg</text:p>
          </table:table-cell>
          <table:table-cell office:value-type="string" calcext:value-type="string">
            <text:p>shop/clothes.svg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home/fred/Images/icones/openstreetmap-carto/symbols/shop/clothes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tionery.svg</text:p>
          </table:table-cell>
          <table:table-cell office:value-type="string" calcext:value-type="string">
            <text:p>shop/stationery.sv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home/fred/Images/icones/openstreetmap-carto/symbols/shop/stationer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usical_instrument.svg</text:p>
          </table:table-cell>
          <table:table-cell office:value-type="string" calcext:value-type="string">
            <text:p>shop/musical_instrument.sv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home/fred/Images/icones/openstreetmap-carto/symbols/shop/musical_instrumen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alcohol.svg</text:p>
          </table:table-cell>
          <table:table-cell office:value-type="string" calcext:value-type="string">
            <text:p>shop/alcohol.sv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/home/fred/Images/icones/openstreetmap-carto/symbols/shop/alcohol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ar_repair.svg</text:p>
          </table:table-cell>
          <table:table-cell office:value-type="string" calcext:value-type="string">
            <text:p>shop/car_repair.svg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/home/fred/Images/icones/openstreetmap-carto/symbols/shop/car_repair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ptician.svg</text:p>
          </table:table-cell>
          <table:table-cell office:value-type="string" calcext:value-type="string">
            <text:p>shop/optician.sv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/home/fred/Images/icones/openstreetmap-carto/symbols/shop/optician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upermarket.svg</text:p>
          </table:table-cell>
          <table:table-cell office:value-type="string" calcext:value-type="string">
            <text:p>shop/supermarket.svg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/home/fred/Images/icones/openstreetmap-carto/symbols/shop/supermarke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assage.svg</text:p>
          </table:table-cell>
          <table:table-cell office:value-type="string" calcext:value-type="string">
            <text:p>shop/massage.sv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/home/fred/Images/icones/openstreetmap-carto/symbols/shop/massag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utdoor.svg</text:p>
          </table:table-cell>
          <table:table-cell office:value-type="string" calcext:value-type="string">
            <text:p>shop/outdoor.svg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home/fred/Images/icones/openstreetmap-carto/symbols/shop/outdoor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photo.svg</text:p>
          </table:table-cell>
          <table:table-cell office:value-type="string" calcext:value-type="string">
            <text:p>shop/photo.svg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/home/fred/Images/icones/openstreetmap-carto/symbols/shop/photo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furniture.svg</text:p>
          </table:table-cell>
          <table:table-cell office:value-type="string" calcext:value-type="string">
            <text:p>shop/furniture.sv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/home/fred/Images/icones/openstreetmap-carto/symbols/shop/furnitur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emist.svg</text:p>
          </table:table-cell>
          <table:table-cell office:value-type="string" calcext:value-type="string">
            <text:p>shop/chemist.sv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home/fred/Images/icones/openstreetmap-carto/symbols/shop/chemis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fabric.svg</text:p>
          </table:table-cell>
          <table:table-cell office:value-type="string" calcext:value-type="string">
            <text:p>shop/fabric.sv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/home/fred/Images/icones/openstreetmap-carto/symbols/shop/fabric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eli.svg</text:p>
          </table:table-cell>
          <table:table-cell office:value-type="string" calcext:value-type="string">
            <text:p>shop/deli.sv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/home/fred/Images/icones/openstreetmap-carto/symbols/shop/deli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perfumery.svg</text:p>
          </table:table-cell>
          <table:table-cell office:value-type="string" calcext:value-type="string">
            <text:p>shop/perfumery.sv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/home/fred/Images/icones/openstreetmap-carto/symbols/shop/perfumer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everages.svg</text:p>
          </table:table-cell>
          <table:table-cell office:value-type="string" calcext:value-type="string">
            <text:p>shop/beverages.svg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home/fred/Images/icones/openstreetmap-carto/symbols/shop/beverages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ookmaker.svg</text:p>
          </table:table-cell>
          <table:table-cell office:value-type="string" calcext:value-type="string">
            <text:p>shop/bookmaker.sv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/home/fred/Images/icones/openstreetmap-carto/symbols/shop/bookmaker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ed.svg</text:p>
          </table:table-cell>
          <table:table-cell office:value-type="string" calcext:value-type="string">
            <text:p>shop/bed.sv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/home/fred/Images/icones/openstreetmap-carto/symbols/shop/bed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greengrocer.svg</text:p>
          </table:table-cell>
          <table:table-cell office:value-type="string" calcext:value-type="string">
            <text:p>shop/greengrocer.sv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/home/fred/Images/icones/openstreetmap-carto/symbols/shop/greengrocer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paint.svg</text:p>
          </table:table-cell>
          <table:table-cell office:value-type="string" calcext:value-type="string">
            <text:p>shop/paint.sv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/home/fred/Images/icones/openstreetmap-carto/symbols/shop/pain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ports.svg</text:p>
          </table:table-cell>
          <table:table-cell office:value-type="string" calcext:value-type="string">
            <text:p>shop/sports.sv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/home/fred/Images/icones/openstreetmap-carto/symbols/shop/sports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.svg</text:p>
          </table:table-cell>
          <table:table-cell office:value-type="string" calcext:value-type="string">
            <text:p>shop/butcher.sv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/home/fred/Images/icones/openstreetmap-carto/symbols/shop/butcher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icket.svg</text:p>
          </table:table-cell>
          <table:table-cell office:value-type="string" calcext:value-type="string">
            <text:p>shop/ticket.sv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/home/fred/Images/icones/openstreetmap-carto/symbols/shop/ticke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.svg</text:p>
          </table:table-cell>
          <table:table-cell office:value-type="string" calcext:value-type="string">
            <text:p>shop/bakery.sv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/home/fred/Images/icones/openstreetmap-carto/symbols/shop/baker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epartment_store.svg</text:p>
          </table:table-cell>
          <table:table-cell office:value-type="string" calcext:value-type="string">
            <text:p>shop/department_store.svg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/home/fred/Images/icones/openstreetmap-carto/symbols/shop/department_stor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nfectionery.svg</text:p>
          </table:table-cell>
          <table:table-cell office:value-type="string" calcext:value-type="string">
            <text:p>shop/confectionery.sv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/home/fred/Images/icones/openstreetmap-carto/symbols/shop/confectioner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variety_store.svg</text:p>
          </table:table-cell>
          <table:table-cell office:value-type="string" calcext:value-type="string">
            <text:p>shop/variety_store.sv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/home/fred/Images/icones/openstreetmap-carto/symbols/shop/variety_stor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hoes.svg</text:p>
          </table:table-cell>
          <table:table-cell office:value-type="string" calcext:value-type="string">
            <text:p>shop/shoes.sv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/home/fred/Images/icones/openstreetmap-carto/symbols/shop/shoes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houseware.svg</text:p>
          </table:table-cell>
          <table:table-cell office:value-type="string" calcext:value-type="string">
            <text:p>shop/houseware.svg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/home/fred/Images/icones/openstreetmap-carto/symbols/shop/housewar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icycle.svg</text:p>
          </table:table-cell>
          <table:table-cell office:value-type="string" calcext:value-type="string">
            <text:p>shop/bicycle.sv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/home/fred/Images/icones/openstreetmap-carto/symbols/shop/bicycl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airy.svg</text:p>
          </table:table-cell>
          <table:table-cell office:value-type="string" calcext:value-type="string">
            <text:p>shop/dairy.sv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/home/fred/Images/icones/openstreetmap-carto/symbols/shop/dair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video_games.svg</text:p>
          </table:table-cell>
          <table:table-cell office:value-type="string" calcext:value-type="string">
            <text:p>shop/video_games.svg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/home/fred/Images/icones/openstreetmap-carto/symbols/shop/video_games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eafood.svg</text:p>
          </table:table-cell>
          <table:table-cell office:value-type="string" calcext:value-type="string">
            <text:p>shop/seafood.sv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/home/fred/Images/icones/openstreetmap-carto/symbols/shop/seafood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ea.svg</text:p>
          </table:table-cell>
          <table:table-cell office:value-type="string" calcext:value-type="string">
            <text:p>shop/tea.sv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/home/fred/Images/icones/openstreetmap-carto/symbols/shop/tea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ar_parts.svg</text:p>
          </table:table-cell>
          <table:table-cell office:value-type="string" calcext:value-type="string">
            <text:p>shop/car_parts.svg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/home/fred/Images/icones/openstreetmap-carto/symbols/shop/car_parts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lectronics.svg</text:p>
          </table:table-cell>
          <table:table-cell office:value-type="string" calcext:value-type="string">
            <text:p>shop/electronics.sv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/home/fred/Images/icones/openstreetmap-carto/symbols/shop/electronics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pyshop.svg</text:p>
          </table:table-cell>
          <table:table-cell office:value-type="string" calcext:value-type="string">
            <text:p>shop/copyshop.sv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/home/fred/Images/icones/openstreetmap-carto/symbols/shop/copyshop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pet.svg</text:p>
          </table:table-cell>
          <table:table-cell office:value-type="string" calcext:value-type="string">
            <text:p>shop/pet.sv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/home/fred/Images/icones/openstreetmap-carto/symbols/shop/pe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g.svg</text:p>
          </table:table-cell>
          <table:table-cell office:value-type="string" calcext:value-type="string">
            <text:p>shop/bag.sv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/home/fred/Images/icones/openstreetmap-carto/symbols/shop/bag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art.svg</text:p>
          </table:table-cell>
          <table:table-cell office:value-type="string" calcext:value-type="string">
            <text:p>shop/art.svg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/home/fred/Images/icones/openstreetmap-carto/symbols/shop/ar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yres.svg</text:p>
          </table:table-cell>
          <table:table-cell office:value-type="string" calcext:value-type="string">
            <text:p>shop/tyres.sv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/home/fred/Images/icones/openstreetmap-carto/symbols/shop/tyres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obacco.svg</text:p>
          </table:table-cell>
          <table:table-cell office:value-type="string" calcext:value-type="string">
            <text:p>shop/tobacco.svg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home/fred/Images/icones/openstreetmap-carto/symbols/shop/tobacco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econd_hand.svg</text:p>
          </table:table-cell>
          <table:table-cell office:value-type="string" calcext:value-type="string">
            <text:p>shop/second_hand.sv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/home/fred/Images/icones/openstreetmap-carto/symbols/shop/second_hand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ravel_agency.svg</text:p>
          </table:table-cell>
          <table:table-cell office:value-type="string" calcext:value-type="string">
            <text:p>shop/travel_agency.svg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/home/fred/Images/icones/openstreetmap-carto/symbols/shop/travel_agenc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video.svg</text:p>
          </table:table-cell>
          <table:table-cell office:value-type="string" calcext:value-type="string">
            <text:p>shop/video.svg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/home/fred/Images/icones/openstreetmap-carto/symbols/shop/video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gift.svg</text:p>
          </table:table-cell>
          <table:table-cell office:value-type="string" calcext:value-type="string">
            <text:p>shop/gift.sv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home/fred/Images/icones/openstreetmap-carto/symbols/shop/gif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arity.svg</text:p>
          </table:table-cell>
          <table:table-cell office:value-type="string" calcext:value-type="string">
            <text:p>shop/charity.sv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/home/fred/Images/icones/openstreetmap-carto/symbols/shop/charit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jewelry.svg</text:p>
          </table:table-cell>
          <table:table-cell office:value-type="string" calcext:value-type="string">
            <text:p>shop/jewelry.sv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/home/fred/Images/icones/openstreetmap-carto/symbols/shop/jewelr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arketplace.svg</text:p>
          </table:table-cell>
          <table:table-cell office:value-type="string" calcext:value-type="string">
            <text:p>shop/marketplace.sv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/home/fred/Images/icones/openstreetmap-carto/symbols/shop/marketplac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ar.svg</text:p>
          </table:table-cell>
          <table:table-cell office:value-type="string" calcext:value-type="string">
            <text:p>shop/car.svg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/home/fred/Images/icones/openstreetmap-carto/symbols/shop/car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oys.svg</text:p>
          </table:table-cell>
          <table:table-cell office:value-type="string" calcext:value-type="string">
            <text:p>shop/toys.svg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/home/fred/Images/icones/openstreetmap-carto/symbols/shop/toys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style-name="ce1" office:value-type="string" calcext:value-type="string">
            <text:p>diy.svg</text:p>
          </table:table-cell>
          <table:table-cell office:value-type="string" calcext:value-type="string">
            <text:p>shop/diy.sv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home/fred/Images/icones/openstreetmap-carto/symbols/shop/di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arpet.svg</text:p>
          </table:table-cell>
          <table:table-cell office:value-type="string" calcext:value-type="string">
            <text:p>shop/carpet.sv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/home/fred/Images/icones/openstreetmap-carto/symbols/shop/carpet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eauty.svg</text:p>
          </table:table-cell>
          <table:table-cell office:value-type="string" calcext:value-type="string">
            <text:p>shop/beauty.sv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/home/fred/Images/icones/openstreetmap-carto/symbols/shop/beaut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rade.svg</text:p>
          </table:table-cell>
          <table:table-cell office:value-type="string" calcext:value-type="string">
            <text:p>shop/trade.sv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/home/fred/Images/icones/openstreetmap-carto/symbols/shop/trad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edical_supply.svg</text:p>
          </table:table-cell>
          <table:table-cell office:value-type="string" calcext:value-type="string">
            <text:p>shop/medical_supply.sv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home/fred/Images/icones/openstreetmap-carto/symbols/shop/medical_supply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usic.svg</text:p>
          </table:table-cell>
          <table:table-cell office:value-type="string" calcext:value-type="string">
            <text:p>shop/music.svg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/home/fred/Images/icones/openstreetmap-carto/symbols/shop/music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garden_centre.svg</text:p>
          </table:table-cell>
          <table:table-cell office:value-type="string" calcext:value-type="string">
            <text:p>shop/garden_centre.sv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/home/fred/Images/icones/openstreetmap-carto/symbols/shop/garden_centre.svg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florist.svg</text:p>
          </table:table-cell>
          <table:table-cell office:value-type="string" calcext:value-type="string">
            <text:p>shop/florist.sv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/home/fred/Images/icones/openstreetmap-carto/symbols/shop/florist.svg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ull-height_turnstile.svg</text:p>
          </table:table-cell>
          <table:table-cell office:value-type="string" calcext:value-type="string">
            <text:p>barrier/full-height_turnstile.sv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/home/fred/Images/icones/openstreetmap-carto/symbols/barrier/full-height_turnstile.svg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lift_gate.svg</text:p>
          </table:table-cell>
          <table:table-cell office:value-type="string" calcext:value-type="string">
            <text:p>barrier/lift_gate.sv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/home/fred/Images/icones/openstreetmap-carto/symbols/barrier/lift_gate.svg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attle_grid.svg</text:p>
          </table:table-cell>
          <table:table-cell office:value-type="string" calcext:value-type="string">
            <text:p>barrier/cattle_grid.sv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/home/fred/Images/icones/openstreetmap-carto/symbols/barrier/cattle_grid.svg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motorcycle_barrier.svg</text:p>
          </table:table-cell>
          <table:table-cell office:value-type="string" calcext:value-type="string">
            <text:p>barrier/motorcycle_barrier.sv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/home/fred/Images/icones/openstreetmap-carto/symbols/barrier/motorcycle_barrier.svg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tile.svg</text:p>
          </table:table-cell>
          <table:table-cell office:value-type="string" calcext:value-type="string">
            <text:p>barrier/stile.svg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/home/fred/Images/icones/openstreetmap-carto/symbols/barrier/stile.svg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issing_gate.svg</text:p>
          </table:table-cell>
          <table:table-cell office:value-type="string" calcext:value-type="string">
            <text:p>barrier/kissing_gate.svg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/home/fred/Images/icones/openstreetmap-carto/symbols/barrier/kissing_gate.svg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ycle_barrier.svg</text:p>
          </table:table-cell>
          <table:table-cell office:value-type="string" calcext:value-type="string">
            <text:p>barrier/cycle_barrier.svg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/home/fred/Images/icones/openstreetmap-carto/symbols/barrier/cycle_barrier.svg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toll_booth.svg</text:p>
          </table:table-cell>
          <table:table-cell office:value-type="string" calcext:value-type="string">
            <text:p>barrier/toll_booth.sv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/home/fred/Images/icones/openstreetmap-carto/symbols/barrier/toll_booth.svg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ate.svg</text:p>
          </table:table-cell>
          <table:table-cell office:value-type="string" calcext:value-type="string">
            <text:p>barrier/gate.svg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/home/fred/Images/icones/openstreetmap-carto/symbols/barrier/gate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3.svg</text:p>
          </table:table-cell>
          <table:table-cell office:value-type="string" calcext:value-type="string">
            <text:p>shields/motorway_9x3.sv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/home/fred/Images/icones/openstreetmap-carto/symbols/shields/motorway_9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1.svg</text:p>
          </table:table-cell>
          <table:table-cell office:value-type="string" calcext:value-type="string">
            <text:p>shields/trunk_1x1.sv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/home/fred/Images/icones/openstreetmap-carto/symbols/shields/trunk_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4_z16.svg</text:p>
          </table:table-cell>
          <table:table-cell office:value-type="string" calcext:value-type="string">
            <text:p>shields/primary_8x4_z16.sv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home/fred/Images/icones/openstreetmap-carto/symbols/shields/primary_8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4_z16.svg</text:p>
          </table:table-cell>
          <table:table-cell office:value-type="string" calcext:value-type="string">
            <text:p>shields/tertiary_10x4_z16.sv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/home/fred/Images/icones/openstreetmap-carto/symbols/shields/tertiary_10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3_z18.svg</text:p>
          </table:table-cell>
          <table:table-cell office:value-type="string" calcext:value-type="string">
            <text:p>shields/tertiary_9x3_z18.sv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home/fred/Images/icones/openstreetmap-carto/symbols/shields/tertiary_9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4.svg</text:p>
          </table:table-cell>
          <table:table-cell office:value-type="string" calcext:value-type="string">
            <text:p>shields/primary_11x4.svg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/home/fred/Images/icones/openstreetmap-carto/symbols/shields/primary_1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4_z18.svg</text:p>
          </table:table-cell>
          <table:table-cell office:value-type="string" calcext:value-type="string">
            <text:p>shields/primary_1x4_z18.svg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/home/fred/Images/icones/openstreetmap-carto/symbols/shields/primary_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2.svg</text:p>
          </table:table-cell>
          <table:table-cell office:value-type="string" calcext:value-type="string">
            <text:p>shields/secondary_2x2.sv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/home/fred/Images/icones/openstreetmap-carto/symbols/shields/secondary_2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1_z18.svg</text:p>
          </table:table-cell>
          <table:table-cell office:value-type="string" calcext:value-type="string">
            <text:p>shields/secondary_1x1_z18.sv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/home/fred/Images/icones/openstreetmap-carto/symbols/shields/secondary_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1.svg</text:p>
          </table:table-cell>
          <table:table-cell office:value-type="string" calcext:value-type="string">
            <text:p>shields/motorway_7x1.sv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/home/fred/Images/icones/openstreetmap-carto/symbols/shields/motorway_7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1_z16.svg</text:p>
          </table:table-cell>
          <table:table-cell office:value-type="string" calcext:value-type="string">
            <text:p>shields/tertiary_6x1_z16.svg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/home/fred/Images/icones/openstreetmap-carto/symbols/shields/tertiary_6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4_z16.svg</text:p>
          </table:table-cell>
          <table:table-cell office:value-type="string" calcext:value-type="string">
            <text:p>shields/trunk_9x4_z16.sv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/home/fred/Images/icones/openstreetmap-carto/symbols/shields/trunk_9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2_z16.svg</text:p>
          </table:table-cell>
          <table:table-cell office:value-type="string" calcext:value-type="string">
            <text:p>shields/motorway_11x2_z16.svg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/home/fred/Images/icones/openstreetmap-carto/symbols/shields/motorway_1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4_z16.svg</text:p>
          </table:table-cell>
          <table:table-cell office:value-type="string" calcext:value-type="string">
            <text:p>shields/primary_4x4_z16.svg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/home/fred/Images/icones/openstreetmap-carto/symbols/shields/primary_4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4_z16.svg</text:p>
          </table:table-cell>
          <table:table-cell office:value-type="string" calcext:value-type="string">
            <text:p>shields/secondary_6x4_z16.sv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/home/fred/Images/icones/openstreetmap-carto/symbols/shields/secondary_6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2_z16.svg</text:p>
          </table:table-cell>
          <table:table-cell office:value-type="string" calcext:value-type="string">
            <text:p>shields/secondary_7x2_z16.svg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/home/fred/Images/icones/openstreetmap-carto/symbols/shields/secondary_7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1_z18.svg</text:p>
          </table:table-cell>
          <table:table-cell office:value-type="string" calcext:value-type="string">
            <text:p>shields/primary_3x1_z18.svg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/home/fred/Images/icones/openstreetmap-carto/symbols/shields/primary_3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2.svg</text:p>
          </table:table-cell>
          <table:table-cell office:value-type="string" calcext:value-type="string">
            <text:p>shields/secondary_11x2.svg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/home/fred/Images/icones/openstreetmap-carto/symbols/shields/secondary_1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4_z18.svg</text:p>
          </table:table-cell>
          <table:table-cell office:value-type="string" calcext:value-type="string">
            <text:p>shields/tertiary_3x4_z18.sv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/home/fred/Images/icones/openstreetmap-carto/symbols/shields/tertiary_3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1.svg</text:p>
          </table:table-cell>
          <table:table-cell office:value-type="string" calcext:value-type="string">
            <text:p>shields/tertiary_10x1.sv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/home/fred/Images/icones/openstreetmap-carto/symbols/shields/tertiary_10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3_z16.svg</text:p>
          </table:table-cell>
          <table:table-cell office:value-type="string" calcext:value-type="string">
            <text:p>shields/motorway_5x3_z16.sv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/home/fred/Images/icones/openstreetmap-carto/symbols/shields/motorway_5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2.svg</text:p>
          </table:table-cell>
          <table:table-cell office:value-type="string" calcext:value-type="string">
            <text:p>shields/tertiary_9x2.svg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/home/fred/Images/icones/openstreetmap-carto/symbols/shields/tertiary_9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2.svg</text:p>
          </table:table-cell>
          <table:table-cell office:value-type="string" calcext:value-type="string">
            <text:p>shields/tertiary_1x2.svg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/home/fred/Images/icones/openstreetmap-carto/symbols/shields/tertiary_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1.svg</text:p>
          </table:table-cell>
          <table:table-cell office:value-type="string" calcext:value-type="string">
            <text:p>shields/secondary_10x1.sv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/home/fred/Images/icones/openstreetmap-carto/symbols/shields/secondary_10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1.svg</text:p>
          </table:table-cell>
          <table:table-cell office:value-type="string" calcext:value-type="string">
            <text:p>shields/motorway_10x1.sv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/home/fred/Images/icones/openstreetmap-carto/symbols/shields/motorway_10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3_z18.svg</text:p>
          </table:table-cell>
          <table:table-cell office:value-type="string" calcext:value-type="string">
            <text:p>shields/motorway_3x3_z18.svg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/home/fred/Images/icones/openstreetmap-carto/symbols/shields/motorway_3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4_z16.svg</text:p>
          </table:table-cell>
          <table:table-cell office:value-type="string" calcext:value-type="string">
            <text:p>shields/tertiary_6x4_z16.svg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/home/fred/Images/icones/openstreetmap-carto/symbols/shields/tertiary_6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3_z18.svg</text:p>
          </table:table-cell>
          <table:table-cell office:value-type="string" calcext:value-type="string">
            <text:p>shields/tertiary_10x3_z18.svg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/home/fred/Images/icones/openstreetmap-carto/symbols/shields/tertiary_10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4.svg</text:p>
          </table:table-cell>
          <table:table-cell office:value-type="string" calcext:value-type="string">
            <text:p>shields/trunk_3x4.svg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/home/fred/Images/icones/openstreetmap-carto/symbols/shields/trunk_3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1.svg</text:p>
          </table:table-cell>
          <table:table-cell office:value-type="string" calcext:value-type="string">
            <text:p>shields/trunk_8x1.sv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/home/fred/Images/icones/openstreetmap-carto/symbols/shields/trunk_8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2.svg</text:p>
          </table:table-cell>
          <table:table-cell office:value-type="string" calcext:value-type="string">
            <text:p>shields/trunk_8x2.sv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/home/fred/Images/icones/openstreetmap-carto/symbols/shields/trunk_8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3.svg</text:p>
          </table:table-cell>
          <table:table-cell office:value-type="string" calcext:value-type="string">
            <text:p>shields/tertiary_5x3.svg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/home/fred/Images/icones/openstreetmap-carto/symbols/shields/tertiary_5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1_z16.svg</text:p>
          </table:table-cell>
          <table:table-cell office:value-type="string" calcext:value-type="string">
            <text:p>shields/tertiary_7x1_z16.svg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/home/fred/Images/icones/openstreetmap-carto/symbols/shields/tertiary_7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1_z16.svg</text:p>
          </table:table-cell>
          <table:table-cell office:value-type="string" calcext:value-type="string">
            <text:p>shields/tertiary_11x1_z16.svg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/home/fred/Images/icones/openstreetmap-carto/symbols/shields/tertiary_1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4_z16.svg</text:p>
          </table:table-cell>
          <table:table-cell office:value-type="string" calcext:value-type="string">
            <text:p>shields/secondary_7x4_z16.sv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/home/fred/Images/icones/openstreetmap-carto/symbols/shields/secondary_7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4.svg</text:p>
          </table:table-cell>
          <table:table-cell office:value-type="string" calcext:value-type="string">
            <text:p>shields/motorway_9x4.svg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/home/fred/Images/icones/openstreetmap-carto/symbols/shields/motorway_9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4.svg</text:p>
          </table:table-cell>
          <table:table-cell office:value-type="string" calcext:value-type="string">
            <text:p>shields/motorway_1x4.svg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home/fred/Images/icones/openstreetmap-carto/symbols/shields/motorway_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2_z18.svg</text:p>
          </table:table-cell>
          <table:table-cell office:value-type="string" calcext:value-type="string">
            <text:p>shields/trunk_7x2_z18.svg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/home/fred/Images/icones/openstreetmap-carto/symbols/shields/trunk_7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1_z18.svg</text:p>
          </table:table-cell>
          <table:table-cell office:value-type="string" calcext:value-type="string">
            <text:p>shields/primary_5x1_z18.sv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/home/fred/Images/icones/openstreetmap-carto/symbols/shields/primary_5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1_z16.svg</text:p>
          </table:table-cell>
          <table:table-cell office:value-type="string" calcext:value-type="string">
            <text:p>shields/secondary_4x1_z16.sv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/home/fred/Images/icones/openstreetmap-carto/symbols/shields/secondary_4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3.svg</text:p>
          </table:table-cell>
          <table:table-cell office:value-type="string" calcext:value-type="string">
            <text:p>shields/primary_5x3.svg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home/fred/Images/icones/openstreetmap-carto/symbols/shields/primary_5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1.svg</text:p>
          </table:table-cell>
          <table:table-cell office:value-type="string" calcext:value-type="string">
            <text:p>shields/primary_1x1.svg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/home/fred/Images/icones/openstreetmap-carto/symbols/shields/primary_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2_z16.svg</text:p>
          </table:table-cell>
          <table:table-cell office:value-type="string" calcext:value-type="string">
            <text:p>shields/tertiary_6x2_z16.svg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home/fred/Images/icones/openstreetmap-carto/symbols/shields/tertiary_6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1.svg</text:p>
          </table:table-cell>
          <table:table-cell office:value-type="string" calcext:value-type="string">
            <text:p>shields/motorway_3x1.svg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/home/fred/Images/icones/openstreetmap-carto/symbols/shields/motorway_3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3_z18.svg</text:p>
          </table:table-cell>
          <table:table-cell office:value-type="string" calcext:value-type="string">
            <text:p>shields/motorway_6x3_z18.svg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/home/fred/Images/icones/openstreetmap-carto/symbols/shields/motorway_6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2_z16.svg</text:p>
          </table:table-cell>
          <table:table-cell office:value-type="string" calcext:value-type="string">
            <text:p>shields/secondary_8x2_z16.svg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home/fred/Images/icones/openstreetmap-carto/symbols/shields/secondary_8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2_z18.svg</text:p>
          </table:table-cell>
          <table:table-cell office:value-type="string" calcext:value-type="string">
            <text:p>shields/tertiary_2x2_z18.svg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/home/fred/Images/icones/openstreetmap-carto/symbols/shields/tertiary_2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4_z18.svg</text:p>
          </table:table-cell>
          <table:table-cell office:value-type="string" calcext:value-type="string">
            <text:p>shields/secondary_5x4_z18.svg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/home/fred/Images/icones/openstreetmap-carto/symbols/shields/secondary_5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4_z16.svg</text:p>
          </table:table-cell>
          <table:table-cell office:value-type="string" calcext:value-type="string">
            <text:p>shields/trunk_4x4_z16.svg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/home/fred/Images/icones/openstreetmap-carto/symbols/shields/trunk_4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4_z18.svg</text:p>
          </table:table-cell>
          <table:table-cell office:value-type="string" calcext:value-type="string">
            <text:p>shields/motorway_2x4_z18.svg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/home/fred/Images/icones/openstreetmap-carto/symbols/shields/motorway_2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2.svg</text:p>
          </table:table-cell>
          <table:table-cell office:value-type="string" calcext:value-type="string">
            <text:p>shields/trunk_9x2.svg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/home/fred/Images/icones/openstreetmap-carto/symbols/shields/trunk_9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4_z16.svg</text:p>
          </table:table-cell>
          <table:table-cell office:value-type="string" calcext:value-type="string">
            <text:p>shields/secondary_11x4_z16.svg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/home/fred/Images/icones/openstreetmap-carto/symbols/shields/secondary_1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2.svg</text:p>
          </table:table-cell>
          <table:table-cell office:value-type="string" calcext:value-type="string">
            <text:p>shields/motorway_9x2.svg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home/fred/Images/icones/openstreetmap-carto/symbols/shields/motorway_9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2_z18.svg</text:p>
          </table:table-cell>
          <table:table-cell office:value-type="string" calcext:value-type="string">
            <text:p>shields/secondary_1x2_z18.svg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/home/fred/Images/icones/openstreetmap-carto/symbols/shields/secondary_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2_z18.svg</text:p>
          </table:table-cell>
          <table:table-cell office:value-type="string" calcext:value-type="string">
            <text:p>shields/primary_11x2_z18.sv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/home/fred/Images/icones/openstreetmap-carto/symbols/shields/primary_1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4_z18.svg</text:p>
          </table:table-cell>
          <table:table-cell office:value-type="string" calcext:value-type="string">
            <text:p>shields/motorway_8x4_z18.svg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home/fred/Images/icones/openstreetmap-carto/symbols/shields/motorway_8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1_z18.svg</text:p>
          </table:table-cell>
          <table:table-cell office:value-type="string" calcext:value-type="string">
            <text:p>shields/primary_7x1_z18.sv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/home/fred/Images/icones/openstreetmap-carto/symbols/shields/primary_7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1_z16.svg</text:p>
          </table:table-cell>
          <table:table-cell office:value-type="string" calcext:value-type="string">
            <text:p>shields/primary_6x1_z16.sv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/home/fred/Images/icones/openstreetmap-carto/symbols/shields/primary_6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3.svg</text:p>
          </table:table-cell>
          <table:table-cell office:value-type="string" calcext:value-type="string">
            <text:p>shields/primary_8x3.svg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/home/fred/Images/icones/openstreetmap-carto/symbols/shields/primary_8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3_z16.svg</text:p>
          </table:table-cell>
          <table:table-cell office:value-type="string" calcext:value-type="string">
            <text:p>shields/motorway_8x3_z16.svg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/home/fred/Images/icones/openstreetmap-carto/symbols/shields/motorway_8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3_z16.svg</text:p>
          </table:table-cell>
          <table:table-cell office:value-type="string" calcext:value-type="string">
            <text:p>shields/motorway_2x3_z16.svg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/home/fred/Images/icones/openstreetmap-carto/symbols/shields/motorway_2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4.svg</text:p>
          </table:table-cell>
          <table:table-cell office:value-type="string" calcext:value-type="string">
            <text:p>shields/secondary_8x4.svg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/home/fred/Images/icones/openstreetmap-carto/symbols/shields/secondary_8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2_z16.svg</text:p>
          </table:table-cell>
          <table:table-cell office:value-type="string" calcext:value-type="string">
            <text:p>shields/secondary_1x2_z16.svg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home/fred/Images/icones/openstreetmap-carto/symbols/shields/secondary_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3_z18.svg</text:p>
          </table:table-cell>
          <table:table-cell office:value-type="string" calcext:value-type="string">
            <text:p>shields/primary_11x3_z18.svg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home/fred/Images/icones/openstreetmap-carto/symbols/shields/primary_1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1_z18.svg</text:p>
          </table:table-cell>
          <table:table-cell office:value-type="string" calcext:value-type="string">
            <text:p>shields/secondary_2x1_z18.svg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/home/fred/Images/icones/openstreetmap-carto/symbols/shields/secondary_2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4_z18.svg</text:p>
          </table:table-cell>
          <table:table-cell office:value-type="string" calcext:value-type="string">
            <text:p>shields/motorway_6x4_z18.sv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/home/fred/Images/icones/openstreetmap-carto/symbols/shields/motorway_6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3_z18.svg</text:p>
          </table:table-cell>
          <table:table-cell office:value-type="string" calcext:value-type="string">
            <text:p>shields/trunk_5x3_z18.svg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/home/fred/Images/icones/openstreetmap-carto/symbols/shields/trunk_5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3_z18.svg</text:p>
          </table:table-cell>
          <table:table-cell office:value-type="string" calcext:value-type="string">
            <text:p>shields/secondary_8x3_z18.svg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/home/fred/Images/icones/openstreetmap-carto/symbols/shields/secondary_8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1.svg</text:p>
          </table:table-cell>
          <table:table-cell office:value-type="string" calcext:value-type="string">
            <text:p>shields/trunk_6x1.svg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/home/fred/Images/icones/openstreetmap-carto/symbols/shields/trunk_6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4_z16.svg</text:p>
          </table:table-cell>
          <table:table-cell office:value-type="string" calcext:value-type="string">
            <text:p>shields/trunk_8x4_z16.sv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/home/fred/Images/icones/openstreetmap-carto/symbols/shields/trunk_8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3_z16.svg</text:p>
          </table:table-cell>
          <table:table-cell office:value-type="string" calcext:value-type="string">
            <text:p>shields/secondary_10x3_z16.sv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/home/fred/Images/icones/openstreetmap-carto/symbols/shields/secondary_10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3_z16.svg</text:p>
          </table:table-cell>
          <table:table-cell office:value-type="string" calcext:value-type="string">
            <text:p>shields/motorway_6x3_z16.svg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/home/fred/Images/icones/openstreetmap-carto/symbols/shields/motorway_6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1.svg</text:p>
          </table:table-cell>
          <table:table-cell office:value-type="string" calcext:value-type="string">
            <text:p>shields/motorway_1x1.svg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/home/fred/Images/icones/openstreetmap-carto/symbols/shields/motorway_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1.svg</text:p>
          </table:table-cell>
          <table:table-cell office:value-type="string" calcext:value-type="string">
            <text:p>shields/secondary_1x1.sv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/home/fred/Images/icones/openstreetmap-carto/symbols/shields/secondary_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3_z16.svg</text:p>
          </table:table-cell>
          <table:table-cell office:value-type="string" calcext:value-type="string">
            <text:p>shields/primary_3x3_z16.sv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home/fred/Images/icones/openstreetmap-carto/symbols/shields/primary_3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3_z18.svg</text:p>
          </table:table-cell>
          <table:table-cell office:value-type="string" calcext:value-type="string">
            <text:p>shields/motorway_9x3_z18.svg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/home/fred/Images/icones/openstreetmap-carto/symbols/shields/motorway_9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1_z18.svg</text:p>
          </table:table-cell>
          <table:table-cell office:value-type="string" calcext:value-type="string">
            <text:p>shields/tertiary_3x1_z18.svg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/home/fred/Images/icones/openstreetmap-carto/symbols/shields/tertiary_3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3.svg</text:p>
          </table:table-cell>
          <table:table-cell office:value-type="string" calcext:value-type="string">
            <text:p>shields/secondary_4x3.sv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/home/fred/Images/icones/openstreetmap-carto/symbols/shields/secondary_4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3_z16.svg</text:p>
          </table:table-cell>
          <table:table-cell office:value-type="string" calcext:value-type="string">
            <text:p>shields/tertiary_8x3_z16.svg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/home/fred/Images/icones/openstreetmap-carto/symbols/shields/tertiary_8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2_z18.svg</text:p>
          </table:table-cell>
          <table:table-cell office:value-type="string" calcext:value-type="string">
            <text:p>shields/trunk_2x2_z18.sv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home/fred/Images/icones/openstreetmap-carto/symbols/shields/trunk_2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2.svg</text:p>
          </table:table-cell>
          <table:table-cell office:value-type="string" calcext:value-type="string">
            <text:p>shields/secondary_7x2.svg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/home/fred/Images/icones/openstreetmap-carto/symbols/shields/secondary_7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4_z18.svg</text:p>
          </table:table-cell>
          <table:table-cell office:value-type="string" calcext:value-type="string">
            <text:p>shields/trunk_10x4_z18.svg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/home/fred/Images/icones/openstreetmap-carto/symbols/shields/trunk_10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2_z18.svg</text:p>
          </table:table-cell>
          <table:table-cell office:value-type="string" calcext:value-type="string">
            <text:p>shields/motorway_8x2_z18.svg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/home/fred/Images/icones/openstreetmap-carto/symbols/shields/motorway_8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3_z16.svg</text:p>
          </table:table-cell>
          <table:table-cell office:value-type="string" calcext:value-type="string">
            <text:p>shields/motorway_11x3_z16.svg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/home/fred/Images/icones/openstreetmap-carto/symbols/shields/motorway_1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4_z18.svg</text:p>
          </table:table-cell>
          <table:table-cell office:value-type="string" calcext:value-type="string">
            <text:p>shields/trunk_7x4_z18.sv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/home/fred/Images/icones/openstreetmap-carto/symbols/shields/trunk_7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4_z16.svg</text:p>
          </table:table-cell>
          <table:table-cell office:value-type="string" calcext:value-type="string">
            <text:p>shields/motorway_2x4_z16.svg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/home/fred/Images/icones/openstreetmap-carto/symbols/shields/motorway_2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3.svg</text:p>
          </table:table-cell>
          <table:table-cell office:value-type="string" calcext:value-type="string">
            <text:p>shields/motorway_10x3.svg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/home/fred/Images/icones/openstreetmap-carto/symbols/shields/motorway_10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4_z16.svg</text:p>
          </table:table-cell>
          <table:table-cell office:value-type="string" calcext:value-type="string">
            <text:p>shields/secondary_5x4_z16.svg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home/fred/Images/icones/openstreetmap-carto/symbols/shields/secondary_5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3_z16.svg</text:p>
          </table:table-cell>
          <table:table-cell office:value-type="string" calcext:value-type="string">
            <text:p>shields/tertiary_3x3_z16.svg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/home/fred/Images/icones/openstreetmap-carto/symbols/shields/tertiary_3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4.svg</text:p>
          </table:table-cell>
          <table:table-cell office:value-type="string" calcext:value-type="string">
            <text:p>shields/motorway_7x4.svg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/home/fred/Images/icones/openstreetmap-carto/symbols/shields/motorway_7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2.svg</text:p>
          </table:table-cell>
          <table:table-cell office:value-type="string" calcext:value-type="string">
            <text:p>shields/motorway_2x2.svg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/home/fred/Images/icones/openstreetmap-carto/symbols/shields/motorway_2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1_z16.svg</text:p>
          </table:table-cell>
          <table:table-cell office:value-type="string" calcext:value-type="string">
            <text:p>shields/trunk_6x1_z16.svg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/home/fred/Images/icones/openstreetmap-carto/symbols/shields/trunk_6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4_z16.svg</text:p>
          </table:table-cell>
          <table:table-cell office:value-type="string" calcext:value-type="string">
            <text:p>shields/trunk_3x4_z16.svg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/home/fred/Images/icones/openstreetmap-carto/symbols/shields/trunk_3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4_z18.svg</text:p>
          </table:table-cell>
          <table:table-cell office:value-type="string" calcext:value-type="string">
            <text:p>shields/primary_6x4_z18.svg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/home/fred/Images/icones/openstreetmap-carto/symbols/shields/primary_6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1_z18.svg</text:p>
          </table:table-cell>
          <table:table-cell office:value-type="string" calcext:value-type="string">
            <text:p>shields/motorway_4x1_z18.svg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/home/fred/Images/icones/openstreetmap-carto/symbols/shields/motorway_4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1_z16.svg</text:p>
          </table:table-cell>
          <table:table-cell office:value-type="string" calcext:value-type="string">
            <text:p>shields/tertiary_5x1_z16.svg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/home/fred/Images/icones/openstreetmap-carto/symbols/shields/tertiary_5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4.svg</text:p>
          </table:table-cell>
          <table:table-cell office:value-type="string" calcext:value-type="string">
            <text:p>shields/tertiary_9x4.svg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/home/fred/Images/icones/openstreetmap-carto/symbols/shields/tertiary_9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4_z16.svg</text:p>
          </table:table-cell>
          <table:table-cell office:value-type="string" calcext:value-type="string">
            <text:p>shields/trunk_10x4_z16.svg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/home/fred/Images/icones/openstreetmap-carto/symbols/shields/trunk_10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1_z16.svg</text:p>
          </table:table-cell>
          <table:table-cell office:value-type="string" calcext:value-type="string">
            <text:p>shields/motorway_1x1_z16.svg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/home/fred/Images/icones/openstreetmap-carto/symbols/shields/motorway_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1_z16.svg</text:p>
          </table:table-cell>
          <table:table-cell office:value-type="string" calcext:value-type="string">
            <text:p>shields/motorway_8x1_z16.sv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home/fred/Images/icones/openstreetmap-carto/symbols/shields/motorway_8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3_z18.svg</text:p>
          </table:table-cell>
          <table:table-cell office:value-type="string" calcext:value-type="string">
            <text:p>shields/motorway_5x3_z18.svg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home/fred/Images/icones/openstreetmap-carto/symbols/shields/motorway_5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2.svg</text:p>
          </table:table-cell>
          <table:table-cell office:value-type="string" calcext:value-type="string">
            <text:p>shields/motorway_3x2.sv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/home/fred/Images/icones/openstreetmap-carto/symbols/shields/motorway_3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2_z16.svg</text:p>
          </table:table-cell>
          <table:table-cell office:value-type="string" calcext:value-type="string">
            <text:p>shields/trunk_8x2_z16.svg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/home/fred/Images/icones/openstreetmap-carto/symbols/shields/trunk_8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1_z16.svg</text:p>
          </table:table-cell>
          <table:table-cell office:value-type="string" calcext:value-type="string">
            <text:p>shields/secondary_1x1_z16.svg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home/fred/Images/icones/openstreetmap-carto/symbols/shields/secondary_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2_z16.svg</text:p>
          </table:table-cell>
          <table:table-cell office:value-type="string" calcext:value-type="string">
            <text:p>shields/motorway_3x2_z16.svg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/home/fred/Images/icones/openstreetmap-carto/symbols/shields/motorway_3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2.svg</text:p>
          </table:table-cell>
          <table:table-cell office:value-type="string" calcext:value-type="string">
            <text:p>shields/motorway_8x2.svg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/home/fred/Images/icones/openstreetmap-carto/symbols/shields/motorway_8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2.svg</text:p>
          </table:table-cell>
          <table:table-cell office:value-type="string" calcext:value-type="string">
            <text:p>shields/secondary_8x2.sv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/home/fred/Images/icones/openstreetmap-carto/symbols/shields/secondary_8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4.svg</text:p>
          </table:table-cell>
          <table:table-cell office:value-type="string" calcext:value-type="string">
            <text:p>shields/secondary_4x4.svg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/home/fred/Images/icones/openstreetmap-carto/symbols/shields/secondary_4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4_z18.svg</text:p>
          </table:table-cell>
          <table:table-cell office:value-type="string" calcext:value-type="string">
            <text:p>shields/trunk_6x4_z18.svg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/home/fred/Images/icones/openstreetmap-carto/symbols/shields/trunk_6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2.svg</text:p>
          </table:table-cell>
          <table:table-cell office:value-type="string" calcext:value-type="string">
            <text:p>shields/primary_2x2.sv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home/fred/Images/icones/openstreetmap-carto/symbols/shields/primary_2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2_z16.svg</text:p>
          </table:table-cell>
          <table:table-cell office:value-type="string" calcext:value-type="string">
            <text:p>shields/primary_3x2_z16.svg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/home/fred/Images/icones/openstreetmap-carto/symbols/shields/primary_3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4.svg</text:p>
          </table:table-cell>
          <table:table-cell office:value-type="string" calcext:value-type="string">
            <text:p>shields/tertiary_11x4.sv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/home/fred/Images/icones/openstreetmap-carto/symbols/shields/tertiary_1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2_z18.svg</text:p>
          </table:table-cell>
          <table:table-cell office:value-type="string" calcext:value-type="string">
            <text:p>shields/tertiary_6x2_z18.svg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/home/fred/Images/icones/openstreetmap-carto/symbols/shields/tertiary_6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4.svg</text:p>
          </table:table-cell>
          <table:table-cell office:value-type="string" calcext:value-type="string">
            <text:p>shields/tertiary_5x4.svg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/home/fred/Images/icones/openstreetmap-carto/symbols/shields/tertiary_5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4_z18.svg</text:p>
          </table:table-cell>
          <table:table-cell office:value-type="string" calcext:value-type="string">
            <text:p>shields/tertiary_9x4_z18.svg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home/fred/Images/icones/openstreetmap-carto/symbols/shields/tertiary_9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1_z16.svg</text:p>
          </table:table-cell>
          <table:table-cell office:value-type="string" calcext:value-type="string">
            <text:p>shields/tertiary_10x1_z16.svg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/home/fred/Images/icones/openstreetmap-carto/symbols/shields/tertiary_10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3_z18.svg</text:p>
          </table:table-cell>
          <table:table-cell office:value-type="string" calcext:value-type="string">
            <text:p>shields/secondary_11x3_z18.sv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/home/fred/Images/icones/openstreetmap-carto/symbols/shields/secondary_1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2_z18.svg</text:p>
          </table:table-cell>
          <table:table-cell office:value-type="string" calcext:value-type="string">
            <text:p>shields/motorway_7x2_z18.svg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/home/fred/Images/icones/openstreetmap-carto/symbols/shields/motorway_7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4_z18.svg</text:p>
          </table:table-cell>
          <table:table-cell office:value-type="string" calcext:value-type="string">
            <text:p>shields/motorway_3x4_z18.svg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/home/fred/Images/icones/openstreetmap-carto/symbols/shields/motorway_3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2_z16.svg</text:p>
          </table:table-cell>
          <table:table-cell office:value-type="string" calcext:value-type="string">
            <text:p>shields/secondary_10x2_z16.svg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/home/fred/Images/icones/openstreetmap-carto/symbols/shields/secondary_10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2_z18.svg</text:p>
          </table:table-cell>
          <table:table-cell office:value-type="string" calcext:value-type="string">
            <text:p>shields/primary_6x2_z18.svg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/home/fred/Images/icones/openstreetmap-carto/symbols/shields/primary_6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2_z16.svg</text:p>
          </table:table-cell>
          <table:table-cell office:value-type="string" calcext:value-type="string">
            <text:p>shields/tertiary_5x2_z16.svg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/home/fred/Images/icones/openstreetmap-carto/symbols/shields/tertiary_5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2_z18.svg</text:p>
          </table:table-cell>
          <table:table-cell office:value-type="string" calcext:value-type="string">
            <text:p>shields/motorway_6x2_z18.svg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/home/fred/Images/icones/openstreetmap-carto/symbols/shields/motorway_6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1.svg</text:p>
          </table:table-cell>
          <table:table-cell office:value-type="string" calcext:value-type="string">
            <text:p>shields/motorway_6x1.svg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/home/fred/Images/icones/openstreetmap-carto/symbols/shields/motorway_6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3_z18.svg</text:p>
          </table:table-cell>
          <table:table-cell office:value-type="string" calcext:value-type="string">
            <text:p>shields/secondary_9x3_z18.sv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/home/fred/Images/icones/openstreetmap-carto/symbols/shields/secondary_9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4.svg</text:p>
          </table:table-cell>
          <table:table-cell office:value-type="string" calcext:value-type="string">
            <text:p>shields/motorway_3x4.svg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home/fred/Images/icones/openstreetmap-carto/symbols/shields/motorway_3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3.svg</text:p>
          </table:table-cell>
          <table:table-cell office:value-type="string" calcext:value-type="string">
            <text:p>shields/tertiary_2x3.sv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/home/fred/Images/icones/openstreetmap-carto/symbols/shields/tertiary_2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4_z18.svg</text:p>
          </table:table-cell>
          <table:table-cell office:value-type="string" calcext:value-type="string">
            <text:p>shields/secondary_7x4_z18.svg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/home/fred/Images/icones/openstreetmap-carto/symbols/shields/secondary_7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3_z18.svg</text:p>
          </table:table-cell>
          <table:table-cell office:value-type="string" calcext:value-type="string">
            <text:p>shields/primary_1x3_z18.svg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/home/fred/Images/icones/openstreetmap-carto/symbols/shields/primary_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3_z16.svg</text:p>
          </table:table-cell>
          <table:table-cell office:value-type="string" calcext:value-type="string">
            <text:p>shields/motorway_9x3_z16.sv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/home/fred/Images/icones/openstreetmap-carto/symbols/shields/motorway_9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1.svg</text:p>
          </table:table-cell>
          <table:table-cell office:value-type="string" calcext:value-type="string">
            <text:p>shields/secondary_3x1.svg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/home/fred/Images/icones/openstreetmap-carto/symbols/shields/secondary_3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3.svg</text:p>
          </table:table-cell>
          <table:table-cell office:value-type="string" calcext:value-type="string">
            <text:p>shields/primary_11x3.svg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home/fred/Images/icones/openstreetmap-carto/symbols/shields/primary_1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4_z18.svg</text:p>
          </table:table-cell>
          <table:table-cell office:value-type="string" calcext:value-type="string">
            <text:p>shields/primary_5x4_z18.svg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/home/fred/Images/icones/openstreetmap-carto/symbols/shields/primary_5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4_z18.svg</text:p>
          </table:table-cell>
          <table:table-cell office:value-type="string" calcext:value-type="string">
            <text:p>shields/trunk_8x4_z18.svg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home/fred/Images/icones/openstreetmap-carto/symbols/shields/trunk_8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4_z16.svg</text:p>
          </table:table-cell>
          <table:table-cell office:value-type="string" calcext:value-type="string">
            <text:p>shields/secondary_9x4_z16.sv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/home/fred/Images/icones/openstreetmap-carto/symbols/shields/secondary_9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2_z16.svg</text:p>
          </table:table-cell>
          <table:table-cell office:value-type="string" calcext:value-type="string">
            <text:p>shields/trunk_5x2_z16.svg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/home/fred/Images/icones/openstreetmap-carto/symbols/shields/trunk_5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3_z18.svg</text:p>
          </table:table-cell>
          <table:table-cell office:value-type="string" calcext:value-type="string">
            <text:p>shields/motorway_2x3_z18.svg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/home/fred/Images/icones/openstreetmap-carto/symbols/shields/motorway_2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2_z18.svg</text:p>
          </table:table-cell>
          <table:table-cell office:value-type="string" calcext:value-type="string">
            <text:p>shields/primary_7x2_z18.svg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/home/fred/Images/icones/openstreetmap-carto/symbols/shields/primary_7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1.svg</text:p>
          </table:table-cell>
          <table:table-cell office:value-type="string" calcext:value-type="string">
            <text:p>shields/trunk_9x1.svg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/home/fred/Images/icones/openstreetmap-carto/symbols/shields/trunk_9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2.svg</text:p>
          </table:table-cell>
          <table:table-cell office:value-type="string" calcext:value-type="string">
            <text:p>shields/motorway_4x2.svg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/home/fred/Images/icones/openstreetmap-carto/symbols/shields/motorway_4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1_z18.svg</text:p>
          </table:table-cell>
          <table:table-cell office:value-type="string" calcext:value-type="string">
            <text:p>shields/trunk_6x1_z18.svg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/home/fred/Images/icones/openstreetmap-carto/symbols/shields/trunk_6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2_z16.svg</text:p>
          </table:table-cell>
          <table:table-cell office:value-type="string" calcext:value-type="string">
            <text:p>shields/secondary_9x2_z16.svg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home/fred/Images/icones/openstreetmap-carto/symbols/shields/secondary_9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3_z16.svg</text:p>
          </table:table-cell>
          <table:table-cell office:value-type="string" calcext:value-type="string">
            <text:p>shields/primary_10x3_z16.svg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/home/fred/Images/icones/openstreetmap-carto/symbols/shields/primary_10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1_z18.svg</text:p>
          </table:table-cell>
          <table:table-cell office:value-type="string" calcext:value-type="string">
            <text:p>shields/secondary_11x1_z18.svg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/home/fred/Images/icones/openstreetmap-carto/symbols/shields/secondary_1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2.svg</text:p>
          </table:table-cell>
          <table:table-cell office:value-type="string" calcext:value-type="string">
            <text:p>shields/trunk_3x2.svg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home/fred/Images/icones/openstreetmap-carto/symbols/shields/trunk_3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2.svg</text:p>
          </table:table-cell>
          <table:table-cell office:value-type="string" calcext:value-type="string">
            <text:p>shields/trunk_11x2.svg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/home/fred/Images/icones/openstreetmap-carto/symbols/shields/trunk_1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1_z16.svg</text:p>
          </table:table-cell>
          <table:table-cell office:value-type="string" calcext:value-type="string">
            <text:p>shields/tertiary_2x1_z16.svg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/home/fred/Images/icones/openstreetmap-carto/symbols/shields/tertiary_2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1_z16.svg</text:p>
          </table:table-cell>
          <table:table-cell office:value-type="string" calcext:value-type="string">
            <text:p>shields/tertiary_3x1_z16.svg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home/fred/Images/icones/openstreetmap-carto/symbols/shields/tertiary_3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4_z16.svg</text:p>
          </table:table-cell>
          <table:table-cell office:value-type="string" calcext:value-type="string">
            <text:p>shields/trunk_5x4_z16.svg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home/fred/Images/icones/openstreetmap-carto/symbols/shields/trunk_5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2_z18.svg</text:p>
          </table:table-cell>
          <table:table-cell office:value-type="string" calcext:value-type="string">
            <text:p>shields/tertiary_4x2_z18.sv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/home/fred/Images/icones/openstreetmap-carto/symbols/shields/tertiary_4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1.svg</text:p>
          </table:table-cell>
          <table:table-cell office:value-type="string" calcext:value-type="string">
            <text:p>shields/primary_11x1.svg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/home/fred/Images/icones/openstreetmap-carto/symbols/shields/primary_1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1_z16.svg</text:p>
          </table:table-cell>
          <table:table-cell office:value-type="string" calcext:value-type="string">
            <text:p>shields/primary_3x1_z16.svg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home/fred/Images/icones/openstreetmap-carto/symbols/shields/primary_3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4_z16.svg</text:p>
          </table:table-cell>
          <table:table-cell office:value-type="string" calcext:value-type="string">
            <text:p>shields/motorway_5x4_z16.sv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/home/fred/Images/icones/openstreetmap-carto/symbols/shields/motorway_5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1_z16.svg</text:p>
          </table:table-cell>
          <table:table-cell office:value-type="string" calcext:value-type="string">
            <text:p>shields/secondary_6x1_z16.svg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/home/fred/Images/icones/openstreetmap-carto/symbols/shields/secondary_6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4_z16.svg</text:p>
          </table:table-cell>
          <table:table-cell office:value-type="string" calcext:value-type="string">
            <text:p>shields/secondary_4x4_z16.sv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/home/fred/Images/icones/openstreetmap-carto/symbols/shields/secondary_4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1_z18.svg</text:p>
          </table:table-cell>
          <table:table-cell office:value-type="string" calcext:value-type="string">
            <text:p>shields/primary_9x1_z18.svg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/home/fred/Images/icones/openstreetmap-carto/symbols/shields/primary_9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4_z16.svg</text:p>
          </table:table-cell>
          <table:table-cell office:value-type="string" calcext:value-type="string">
            <text:p>shields/trunk_1x4_z16.svg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home/fred/Images/icones/openstreetmap-carto/symbols/shields/trunk_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3_z16.svg</text:p>
          </table:table-cell>
          <table:table-cell office:value-type="string" calcext:value-type="string">
            <text:p>shields/tertiary_1x3_z16.svg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/home/fred/Images/icones/openstreetmap-carto/symbols/shields/tertiary_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2_z18.svg</text:p>
          </table:table-cell>
          <table:table-cell office:value-type="string" calcext:value-type="string">
            <text:p>shields/primary_9x2_z18.svg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/home/fred/Images/icones/openstreetmap-carto/symbols/shields/primary_9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1_z16.svg</text:p>
          </table:table-cell>
          <table:table-cell office:value-type="string" calcext:value-type="string">
            <text:p>shields/motorway_10x1_z16.svg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/home/fred/Images/icones/openstreetmap-carto/symbols/shields/motorway_10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1_z18.svg</text:p>
          </table:table-cell>
          <table:table-cell office:value-type="string" calcext:value-type="string">
            <text:p>shields/trunk_2x1_z18.svg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/home/fred/Images/icones/openstreetmap-carto/symbols/shields/trunk_2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1.svg</text:p>
          </table:table-cell>
          <table:table-cell office:value-type="string" calcext:value-type="string">
            <text:p>shields/trunk_2x1.svg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/home/fred/Images/icones/openstreetmap-carto/symbols/shields/trunk_2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4_z16.svg</text:p>
          </table:table-cell>
          <table:table-cell office:value-type="string" calcext:value-type="string">
            <text:p>shields/tertiary_7x4_z16.svg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home/fred/Images/icones/openstreetmap-carto/symbols/shields/tertiary_7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3_z18.svg</text:p>
          </table:table-cell>
          <table:table-cell office:value-type="string" calcext:value-type="string">
            <text:p>shields/motorway_4x3_z18.svg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/home/fred/Images/icones/openstreetmap-carto/symbols/shields/motorway_4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3.svg</text:p>
          </table:table-cell>
          <table:table-cell office:value-type="string" calcext:value-type="string">
            <text:p>shields/primary_4x3.sv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/home/fred/Images/icones/openstreetmap-carto/symbols/shields/primary_4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2.svg</text:p>
          </table:table-cell>
          <table:table-cell office:value-type="string" calcext:value-type="string">
            <text:p>shields/secondary_9x2.svg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/home/fred/Images/icones/openstreetmap-carto/symbols/shields/secondary_9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2_z18.svg</text:p>
          </table:table-cell>
          <table:table-cell office:value-type="string" calcext:value-type="string">
            <text:p>shields/trunk_6x2_z18.svg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/home/fred/Images/icones/openstreetmap-carto/symbols/shields/trunk_6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4_z18.svg</text:p>
          </table:table-cell>
          <table:table-cell office:value-type="string" calcext:value-type="string">
            <text:p>shields/tertiary_11x4_z18.svg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/home/fred/Images/icones/openstreetmap-carto/symbols/shields/tertiary_1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1_z18.svg</text:p>
          </table:table-cell>
          <table:table-cell office:value-type="string" calcext:value-type="string">
            <text:p>shields/primary_1x1_z18.svg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/home/fred/Images/icones/openstreetmap-carto/symbols/shields/primary_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2_z16.svg</text:p>
          </table:table-cell>
          <table:table-cell office:value-type="string" calcext:value-type="string">
            <text:p>shields/tertiary_1x2_z16.svg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/home/fred/Images/icones/openstreetmap-carto/symbols/shields/tertiary_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2_z18.svg</text:p>
          </table:table-cell>
          <table:table-cell office:value-type="string" calcext:value-type="string">
            <text:p>shields/tertiary_1x2_z18.svg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/home/fred/Images/icones/openstreetmap-carto/symbols/shields/tertiary_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1_z18.svg</text:p>
          </table:table-cell>
          <table:table-cell office:value-type="string" calcext:value-type="string">
            <text:p>shields/tertiary_1x1_z18.svg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/home/fred/Images/icones/openstreetmap-carto/symbols/shields/tertiary_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2_z18.svg</text:p>
          </table:table-cell>
          <table:table-cell office:value-type="string" calcext:value-type="string">
            <text:p>shields/tertiary_10x2_z18.svg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/home/fred/Images/icones/openstreetmap-carto/symbols/shields/tertiary_10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2_z16.svg</text:p>
          </table:table-cell>
          <table:table-cell office:value-type="string" calcext:value-type="string">
            <text:p>shields/motorway_4x2_z16.svg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/home/fred/Images/icones/openstreetmap-carto/symbols/shields/motorway_4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4_z16.svg</text:p>
          </table:table-cell>
          <table:table-cell office:value-type="string" calcext:value-type="string">
            <text:p>shields/tertiary_9x4_z16.sv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/home/fred/Images/icones/openstreetmap-carto/symbols/shields/tertiary_9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1_z18.svg</text:p>
          </table:table-cell>
          <table:table-cell office:value-type="string" calcext:value-type="string">
            <text:p>shields/primary_8x1_z18.svg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/home/fred/Images/icones/openstreetmap-carto/symbols/shields/primary_8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4.svg</text:p>
          </table:table-cell>
          <table:table-cell office:value-type="string" calcext:value-type="string">
            <text:p>shields/tertiary_1x4.svg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/home/fred/Images/icones/openstreetmap-carto/symbols/shields/tertiary_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4_z16.svg</text:p>
          </table:table-cell>
          <table:table-cell office:value-type="string" calcext:value-type="string">
            <text:p>shields/trunk_11x4_z16.svg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/home/fred/Images/icones/openstreetmap-carto/symbols/shields/trunk_1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4.svg</text:p>
          </table:table-cell>
          <table:table-cell office:value-type="string" calcext:value-type="string">
            <text:p>shields/secondary_1x4.sv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/home/fred/Images/icones/openstreetmap-carto/symbols/shields/secondary_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2.svg</text:p>
          </table:table-cell>
          <table:table-cell office:value-type="string" calcext:value-type="string">
            <text:p>shields/motorway_1x2.svg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/home/fred/Images/icones/openstreetmap-carto/symbols/shields/motorway_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4_z16.svg</text:p>
          </table:table-cell>
          <table:table-cell office:value-type="string" calcext:value-type="string">
            <text:p>shields/primary_1x4_z16.svg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/home/fred/Images/icones/openstreetmap-carto/symbols/shields/primary_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1_z16.svg</text:p>
          </table:table-cell>
          <table:table-cell office:value-type="string" calcext:value-type="string">
            <text:p>shields/tertiary_4x1_z16.svg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/home/fred/Images/icones/openstreetmap-carto/symbols/shields/tertiary_4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2_z16.svg</text:p>
          </table:table-cell>
          <table:table-cell office:value-type="string" calcext:value-type="string">
            <text:p>shields/tertiary_3x2_z16.svg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home/fred/Images/icones/openstreetmap-carto/symbols/shields/tertiary_3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1_z18.svg</text:p>
          </table:table-cell>
          <table:table-cell office:value-type="string" calcext:value-type="string">
            <text:p>shields/motorway_9x1_z18.svg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/home/fred/Images/icones/openstreetmap-carto/symbols/shields/motorway_9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3.svg</text:p>
          </table:table-cell>
          <table:table-cell office:value-type="string" calcext:value-type="string">
            <text:p>shields/trunk_4x3.svg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home/fred/Images/icones/openstreetmap-carto/symbols/shields/trunk_4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2_z16.svg</text:p>
          </table:table-cell>
          <table:table-cell office:value-type="string" calcext:value-type="string">
            <text:p>shields/trunk_10x2_z16.svg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home/fred/Images/icones/openstreetmap-carto/symbols/shields/trunk_10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2_z18.svg</text:p>
          </table:table-cell>
          <table:table-cell office:value-type="string" calcext:value-type="string">
            <text:p>shields/tertiary_5x2_z18.svg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/home/fred/Images/icones/openstreetmap-carto/symbols/shields/tertiary_5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2_z16.svg</text:p>
          </table:table-cell>
          <table:table-cell office:value-type="string" calcext:value-type="string">
            <text:p>shields/secondary_6x2_z16.svg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/home/fred/Images/icones/openstreetmap-carto/symbols/shields/secondary_6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2_z18.svg</text:p>
          </table:table-cell>
          <table:table-cell office:value-type="string" calcext:value-type="string">
            <text:p>shields/secondary_4x2_z18.svg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/home/fred/Images/icones/openstreetmap-carto/symbols/shields/secondary_4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2_z16.svg</text:p>
          </table:table-cell>
          <table:table-cell office:value-type="string" calcext:value-type="string">
            <text:p>shields/primary_6x2_z16.svg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/home/fred/Images/icones/openstreetmap-carto/symbols/shields/primary_6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1_z16.svg</text:p>
          </table:table-cell>
          <table:table-cell office:value-type="string" calcext:value-type="string">
            <text:p>shields/primary_8x1_z16.svg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/home/fred/Images/icones/openstreetmap-carto/symbols/shields/primary_8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2_z18.svg</text:p>
          </table:table-cell>
          <table:table-cell office:value-type="string" calcext:value-type="string">
            <text:p>shields/trunk_5x2_z18.svg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home/fred/Images/icones/openstreetmap-carto/symbols/shields/trunk_5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3.svg</text:p>
          </table:table-cell>
          <table:table-cell office:value-type="string" calcext:value-type="string">
            <text:p>shields/secondary_8x3.svg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/home/fred/Images/icones/openstreetmap-carto/symbols/shields/secondary_8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3_z18.svg</text:p>
          </table:table-cell>
          <table:table-cell office:value-type="string" calcext:value-type="string">
            <text:p>shields/trunk_7x3_z18.svg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/home/fred/Images/icones/openstreetmap-carto/symbols/shields/trunk_7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1_z18.svg</text:p>
          </table:table-cell>
          <table:table-cell office:value-type="string" calcext:value-type="string">
            <text:p>shields/tertiary_10x1_z18.sv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/home/fred/Images/icones/openstreetmap-carto/symbols/shields/tertiary_10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4_z16.svg</text:p>
          </table:table-cell>
          <table:table-cell office:value-type="string" calcext:value-type="string">
            <text:p>shields/secondary_2x4_z16.svg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home/fred/Images/icones/openstreetmap-carto/symbols/shields/secondary_2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1_z16.svg</text:p>
          </table:table-cell>
          <table:table-cell office:value-type="string" calcext:value-type="string">
            <text:p>shields/motorway_2x1_z16.svg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/home/fred/Images/icones/openstreetmap-carto/symbols/shields/motorway_2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3.svg</text:p>
          </table:table-cell>
          <table:table-cell office:value-type="string" calcext:value-type="string">
            <text:p>shields/secondary_7x3.svg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/home/fred/Images/icones/openstreetmap-carto/symbols/shields/secondary_7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2.svg</text:p>
          </table:table-cell>
          <table:table-cell office:value-type="string" calcext:value-type="string">
            <text:p>shields/tertiary_8x2.svg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/home/fred/Images/icones/openstreetmap-carto/symbols/shields/tertiary_8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4.svg</text:p>
          </table:table-cell>
          <table:table-cell office:value-type="string" calcext:value-type="string">
            <text:p>shields/trunk_6x4.svg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/home/fred/Images/icones/openstreetmap-carto/symbols/shields/trunk_6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4_z16.svg</text:p>
          </table:table-cell>
          <table:table-cell office:value-type="string" calcext:value-type="string">
            <text:p>shields/motorway_6x4_z16.svg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/home/fred/Images/icones/openstreetmap-carto/symbols/shields/motorway_6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3_z16.svg</text:p>
          </table:table-cell>
          <table:table-cell office:value-type="string" calcext:value-type="string">
            <text:p>shields/trunk_6x3_z16.svg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home/fred/Images/icones/openstreetmap-carto/symbols/shields/trunk_6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2.svg</text:p>
          </table:table-cell>
          <table:table-cell office:value-type="string" calcext:value-type="string">
            <text:p>shields/trunk_5x2.sv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/home/fred/Images/icones/openstreetmap-carto/symbols/shields/trunk_5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4_z18.svg</text:p>
          </table:table-cell>
          <table:table-cell office:value-type="string" calcext:value-type="string">
            <text:p>shields/tertiary_8x4_z18.svg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home/fred/Images/icones/openstreetmap-carto/symbols/shields/tertiary_8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1.svg</text:p>
          </table:table-cell>
          <table:table-cell office:value-type="string" calcext:value-type="string">
            <text:p>shields/trunk_3x1.svg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/home/fred/Images/icones/openstreetmap-carto/symbols/shields/trunk_3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4.svg</text:p>
          </table:table-cell>
          <table:table-cell office:value-type="string" calcext:value-type="string">
            <text:p>shields/primary_5x4.svg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home/fred/Images/icones/openstreetmap-carto/symbols/shields/primary_5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3_z16.svg</text:p>
          </table:table-cell>
          <table:table-cell office:value-type="string" calcext:value-type="string">
            <text:p>shields/secondary_5x3_z16.svg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/home/fred/Images/icones/openstreetmap-carto/symbols/shields/secondary_5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4_z18.svg</text:p>
          </table:table-cell>
          <table:table-cell office:value-type="string" calcext:value-type="string">
            <text:p>shields/secondary_3x4_z18.svg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home/fred/Images/icones/openstreetmap-carto/symbols/shields/secondary_3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2_z16.svg</text:p>
          </table:table-cell>
          <table:table-cell office:value-type="string" calcext:value-type="string">
            <text:p>shields/secondary_4x2_z16.sv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/home/fred/Images/icones/openstreetmap-carto/symbols/shields/secondary_4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3.svg</text:p>
          </table:table-cell>
          <table:table-cell office:value-type="string" calcext:value-type="string">
            <text:p>shields/secondary_10x3.svg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/home/fred/Images/icones/openstreetmap-carto/symbols/shields/secondary_10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3_z18.svg</text:p>
          </table:table-cell>
          <table:table-cell office:value-type="string" calcext:value-type="string">
            <text:p>shields/trunk_2x3_z18.sv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/home/fred/Images/icones/openstreetmap-carto/symbols/shields/trunk_2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4.svg</text:p>
          </table:table-cell>
          <table:table-cell office:value-type="string" calcext:value-type="string">
            <text:p>shields/primary_2x4.svg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/home/fred/Images/icones/openstreetmap-carto/symbols/shields/primary_2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3_z18.svg</text:p>
          </table:table-cell>
          <table:table-cell office:value-type="string" calcext:value-type="string">
            <text:p>shields/motorway_8x3_z18.svg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/home/fred/Images/icones/openstreetmap-carto/symbols/shields/motorway_8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1.svg</text:p>
          </table:table-cell>
          <table:table-cell office:value-type="string" calcext:value-type="string">
            <text:p>shields/tertiary_6x1.svg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/home/fred/Images/icones/openstreetmap-carto/symbols/shields/tertiary_6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1_z16.svg</text:p>
          </table:table-cell>
          <table:table-cell office:value-type="string" calcext:value-type="string">
            <text:p>shields/secondary_10x1_z16.svg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home/fred/Images/icones/openstreetmap-carto/symbols/shields/secondary_10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3_z16.svg</text:p>
          </table:table-cell>
          <table:table-cell office:value-type="string" calcext:value-type="string">
            <text:p>shields/tertiary_2x3_z16.svg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home/fred/Images/icones/openstreetmap-carto/symbols/shields/tertiary_2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1_z16.svg</text:p>
          </table:table-cell>
          <table:table-cell office:value-type="string" calcext:value-type="string">
            <text:p>shields/secondary_11x1_z16.svg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/home/fred/Images/icones/openstreetmap-carto/symbols/shields/secondary_1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1_z16.svg</text:p>
          </table:table-cell>
          <table:table-cell office:value-type="string" calcext:value-type="string">
            <text:p>shields/tertiary_9x1_z16.svg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home/fred/Images/icones/openstreetmap-carto/symbols/shields/tertiary_9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4_z16.svg</text:p>
          </table:table-cell>
          <table:table-cell office:value-type="string" calcext:value-type="string">
            <text:p>shields/motorway_4x4_z16.svg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/home/fred/Images/icones/openstreetmap-carto/symbols/shields/motorway_4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3_z18.svg</text:p>
          </table:table-cell>
          <table:table-cell office:value-type="string" calcext:value-type="string">
            <text:p>shields/tertiary_5x3_z18.svg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home/fred/Images/icones/openstreetmap-carto/symbols/shields/tertiary_5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2_z16.svg</text:p>
          </table:table-cell>
          <table:table-cell office:value-type="string" calcext:value-type="string">
            <text:p>shields/trunk_3x2_z16.svg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home/fred/Images/icones/openstreetmap-carto/symbols/shields/trunk_3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2_z16.svg</text:p>
          </table:table-cell>
          <table:table-cell office:value-type="string" calcext:value-type="string">
            <text:p>shields/motorway_1x2_z16.svg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home/fred/Images/icones/openstreetmap-carto/symbols/shields/motorway_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1_z18.svg</text:p>
          </table:table-cell>
          <table:table-cell office:value-type="string" calcext:value-type="string">
            <text:p>shields/trunk_7x1_z18.svg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/home/fred/Images/icones/openstreetmap-carto/symbols/shields/trunk_7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4.svg</text:p>
          </table:table-cell>
          <table:table-cell office:value-type="string" calcext:value-type="string">
            <text:p>shields/primary_1x4.svg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home/fred/Images/icones/openstreetmap-carto/symbols/shields/primary_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4_z16.svg</text:p>
          </table:table-cell>
          <table:table-cell office:value-type="string" calcext:value-type="string">
            <text:p>shields/motorway_1x4_z16.sv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/home/fred/Images/icones/openstreetmap-carto/symbols/shields/motorway_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3_z16.svg</text:p>
          </table:table-cell>
          <table:table-cell office:value-type="string" calcext:value-type="string">
            <text:p>shields/secondary_9x3_z16.svg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home/fred/Images/icones/openstreetmap-carto/symbols/shields/secondary_9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1_z16.svg</text:p>
          </table:table-cell>
          <table:table-cell office:value-type="string" calcext:value-type="string">
            <text:p>shields/trunk_2x1_z16.svg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/home/fred/Images/icones/openstreetmap-carto/symbols/shields/trunk_2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4.svg</text:p>
          </table:table-cell>
          <table:table-cell office:value-type="string" calcext:value-type="string">
            <text:p>shields/primary_10x4.svg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home/fred/Images/icones/openstreetmap-carto/symbols/shields/primary_10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3_z18.svg</text:p>
          </table:table-cell>
          <table:table-cell office:value-type="string" calcext:value-type="string">
            <text:p>shields/tertiary_3x3_z18.svg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home/fred/Images/icones/openstreetmap-carto/symbols/shields/tertiary_3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3.svg</text:p>
          </table:table-cell>
          <table:table-cell office:value-type="string" calcext:value-type="string">
            <text:p>shields/primary_6x3.svg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home/fred/Images/icones/openstreetmap-carto/symbols/shields/primary_6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2_z16.svg</text:p>
          </table:table-cell>
          <table:table-cell office:value-type="string" calcext:value-type="string">
            <text:p>shields/tertiary_2x2_z16.svg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/home/fred/Images/icones/openstreetmap-carto/symbols/shields/tertiary_2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4_z18.svg</text:p>
          </table:table-cell>
          <table:table-cell office:value-type="string" calcext:value-type="string">
            <text:p>shields/primary_9x4_z18.sv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/home/fred/Images/icones/openstreetmap-carto/symbols/shields/primary_9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4_z16.svg</text:p>
          </table:table-cell>
          <table:table-cell office:value-type="string" calcext:value-type="string">
            <text:p>shields/primary_2x4_z16.svg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home/fred/Images/icones/openstreetmap-carto/symbols/shields/primary_2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1.svg</text:p>
          </table:table-cell>
          <table:table-cell office:value-type="string" calcext:value-type="string">
            <text:p>shields/secondary_5x1.svg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/home/fred/Images/icones/openstreetmap-carto/symbols/shields/secondary_5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2_z18.svg</text:p>
          </table:table-cell>
          <table:table-cell office:value-type="string" calcext:value-type="string">
            <text:p>shields/primary_10x2_z18.sv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/home/fred/Images/icones/openstreetmap-carto/symbols/shields/primary_10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2.svg</text:p>
          </table:table-cell>
          <table:table-cell office:value-type="string" calcext:value-type="string">
            <text:p>shields/secondary_10x2.svg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/home/fred/Images/icones/openstreetmap-carto/symbols/shields/secondary_10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1_z18.svg</text:p>
          </table:table-cell>
          <table:table-cell office:value-type="string" calcext:value-type="string">
            <text:p>shields/secondary_8x1_z18.sv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/home/fred/Images/icones/openstreetmap-carto/symbols/shields/secondary_8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4.svg</text:p>
          </table:table-cell>
          <table:table-cell office:value-type="string" calcext:value-type="string">
            <text:p>shields/motorway_4x4.svg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home/fred/Images/icones/openstreetmap-carto/symbols/shields/motorway_4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1.svg</text:p>
          </table:table-cell>
          <table:table-cell office:value-type="string" calcext:value-type="string">
            <text:p>shields/motorway_5x1.svg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/home/fred/Images/icones/openstreetmap-carto/symbols/shields/motorway_5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2_z16.svg</text:p>
          </table:table-cell>
          <table:table-cell office:value-type="string" calcext:value-type="string">
            <text:p>shields/motorway_10x2_z16.svg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home/fred/Images/icones/openstreetmap-carto/symbols/shields/motorway_10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1_z18.svg</text:p>
          </table:table-cell>
          <table:table-cell office:value-type="string" calcext:value-type="string">
            <text:p>shields/tertiary_4x1_z18.svg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/home/fred/Images/icones/openstreetmap-carto/symbols/shields/tertiary_4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1_z16.svg</text:p>
          </table:table-cell>
          <table:table-cell office:value-type="string" calcext:value-type="string">
            <text:p>shields/primary_2x1_z16.svg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home/fred/Images/icones/openstreetmap-carto/symbols/shields/primary_2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3_z16.svg</text:p>
          </table:table-cell>
          <table:table-cell office:value-type="string" calcext:value-type="string">
            <text:p>shields/trunk_7x3_z16.svg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/home/fred/Images/icones/openstreetmap-carto/symbols/shields/trunk_7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3.svg</text:p>
          </table:table-cell>
          <table:table-cell office:value-type="string" calcext:value-type="string">
            <text:p>shields/motorway_6x3.sv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home/fred/Images/icones/openstreetmap-carto/symbols/shields/motorway_6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3_z18.svg</text:p>
          </table:table-cell>
          <table:table-cell office:value-type="string" calcext:value-type="string">
            <text:p>shields/secondary_7x3_z18.svg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home/fred/Images/icones/openstreetmap-carto/symbols/shields/secondary_7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2.svg</text:p>
          </table:table-cell>
          <table:table-cell office:value-type="string" calcext:value-type="string">
            <text:p>shields/trunk_10x2.svg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home/fred/Images/icones/openstreetmap-carto/symbols/shields/trunk_10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3_z16.svg</text:p>
          </table:table-cell>
          <table:table-cell office:value-type="string" calcext:value-type="string">
            <text:p>shields/trunk_2x3_z16.svg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/home/fred/Images/icones/openstreetmap-carto/symbols/shields/trunk_2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4_z16.svg</text:p>
          </table:table-cell>
          <table:table-cell office:value-type="string" calcext:value-type="string">
            <text:p>shields/trunk_7x4_z16.svg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home/fred/Images/icones/openstreetmap-carto/symbols/shields/trunk_7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4_z18.svg</text:p>
          </table:table-cell>
          <table:table-cell office:value-type="string" calcext:value-type="string">
            <text:p>shields/secondary_2x4_z18.sv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home/fred/Images/icones/openstreetmap-carto/symbols/shields/secondary_2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4.svg</text:p>
          </table:table-cell>
          <table:table-cell office:value-type="string" calcext:value-type="string">
            <text:p>shields/secondary_3x4.svg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home/fred/Images/icones/openstreetmap-carto/symbols/shields/secondary_3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4.svg</text:p>
          </table:table-cell>
          <table:table-cell office:value-type="string" calcext:value-type="string">
            <text:p>shields/motorway_2x4.svg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/home/fred/Images/icones/openstreetmap-carto/symbols/shields/motorway_2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2_z16.svg</text:p>
          </table:table-cell>
          <table:table-cell office:value-type="string" calcext:value-type="string">
            <text:p>shields/motorway_6x2_z16.svg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/home/fred/Images/icones/openstreetmap-carto/symbols/shields/motorway_6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1_z16.svg</text:p>
          </table:table-cell>
          <table:table-cell office:value-type="string" calcext:value-type="string">
            <text:p>shields/secondary_2x1_z16.svg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home/fred/Images/icones/openstreetmap-carto/symbols/shields/secondary_2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3.svg</text:p>
          </table:table-cell>
          <table:table-cell office:value-type="string" calcext:value-type="string">
            <text:p>shields/tertiary_1x3.svg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home/fred/Images/icones/openstreetmap-carto/symbols/shields/tertiary_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1_z16.svg</text:p>
          </table:table-cell>
          <table:table-cell office:value-type="string" calcext:value-type="string">
            <text:p>shields/motorway_11x1_z16.sv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/home/fred/Images/icones/openstreetmap-carto/symbols/shields/motorway_1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1_z18.svg</text:p>
          </table:table-cell>
          <table:table-cell office:value-type="string" calcext:value-type="string">
            <text:p>shields/secondary_6x1_z18.svg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/home/fred/Images/icones/openstreetmap-carto/symbols/shields/secondary_6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1.svg</text:p>
          </table:table-cell>
          <table:table-cell office:value-type="string" calcext:value-type="string">
            <text:p>shields/tertiary_1x1.svg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home/fred/Images/icones/openstreetmap-carto/symbols/shields/tertiary_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4_z18.svg</text:p>
          </table:table-cell>
          <table:table-cell office:value-type="string" calcext:value-type="string">
            <text:p>shields/motorway_7x4_z18.svg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home/fred/Images/icones/openstreetmap-carto/symbols/shields/motorway_7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4_z18.svg</text:p>
          </table:table-cell>
          <table:table-cell office:value-type="string" calcext:value-type="string">
            <text:p>shields/primary_8x4_z18.svg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/home/fred/Images/icones/openstreetmap-carto/symbols/shields/primary_8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2.svg</text:p>
          </table:table-cell>
          <table:table-cell office:value-type="string" calcext:value-type="string">
            <text:p>shields/secondary_4x2.svg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home/fred/Images/icones/openstreetmap-carto/symbols/shields/secondary_4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3.svg</text:p>
          </table:table-cell>
          <table:table-cell office:value-type="string" calcext:value-type="string">
            <text:p>shields/secondary_9x3.svg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/home/fred/Images/icones/openstreetmap-carto/symbols/shields/secondary_9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4_z18.svg</text:p>
          </table:table-cell>
          <table:table-cell office:value-type="string" calcext:value-type="string">
            <text:p>shields/tertiary_7x4_z18.svg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home/fred/Images/icones/openstreetmap-carto/symbols/shields/tertiary_7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2_z16.svg</text:p>
          </table:table-cell>
          <table:table-cell office:value-type="string" calcext:value-type="string">
            <text:p>shields/secondary_5x2_z16.svg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/home/fred/Images/icones/openstreetmap-carto/symbols/shields/secondary_5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1_z16.svg</text:p>
          </table:table-cell>
          <table:table-cell office:value-type="string" calcext:value-type="string">
            <text:p>shields/motorway_5x1_z16.svg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/home/fred/Images/icones/openstreetmap-carto/symbols/shields/motorway_5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2_z18.svg</text:p>
          </table:table-cell>
          <table:table-cell office:value-type="string" calcext:value-type="string">
            <text:p>shields/secondary_8x2_z18.svg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/home/fred/Images/icones/openstreetmap-carto/symbols/shields/secondary_8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1_z18.svg</text:p>
          </table:table-cell>
          <table:table-cell office:value-type="string" calcext:value-type="string">
            <text:p>shields/motorway_11x1_z18.svg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home/fred/Images/icones/openstreetmap-carto/symbols/shields/motorway_1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2_z16.svg</text:p>
          </table:table-cell>
          <table:table-cell office:value-type="string" calcext:value-type="string">
            <text:p>shields/primary_7x2_z16.svg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home/fred/Images/icones/openstreetmap-carto/symbols/shields/primary_7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1.svg</text:p>
          </table:table-cell>
          <table:table-cell office:value-type="string" calcext:value-type="string">
            <text:p>shields/tertiary_7x1.svg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/home/fred/Images/icones/openstreetmap-carto/symbols/shields/tertiary_7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3_z16.svg</text:p>
          </table:table-cell>
          <table:table-cell office:value-type="string" calcext:value-type="string">
            <text:p>shields/primary_11x3_z16.svg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home/fred/Images/icones/openstreetmap-carto/symbols/shields/primary_1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4_z18.svg</text:p>
          </table:table-cell>
          <table:table-cell office:value-type="string" calcext:value-type="string">
            <text:p>shields/secondary_8x4_z18.svg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home/fred/Images/icones/openstreetmap-carto/symbols/shields/secondary_8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2_z16.svg</text:p>
          </table:table-cell>
          <table:table-cell office:value-type="string" calcext:value-type="string">
            <text:p>shields/trunk_7x2_z16.svg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home/fred/Images/icones/openstreetmap-carto/symbols/shields/trunk_7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2_z18.svg</text:p>
          </table:table-cell>
          <table:table-cell office:value-type="string" calcext:value-type="string">
            <text:p>shields/trunk_9x2_z18.svg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/home/fred/Images/icones/openstreetmap-carto/symbols/shields/trunk_9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2_z16.svg</text:p>
          </table:table-cell>
          <table:table-cell office:value-type="string" calcext:value-type="string">
            <text:p>shields/motorway_5x2_z16.svg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/home/fred/Images/icones/openstreetmap-carto/symbols/shields/motorway_5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3_z16.svg</text:p>
          </table:table-cell>
          <table:table-cell office:value-type="string" calcext:value-type="string">
            <text:p>shields/trunk_4x3_z16.svg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home/fred/Images/icones/openstreetmap-carto/symbols/shields/trunk_4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1_z18.svg</text:p>
          </table:table-cell>
          <table:table-cell office:value-type="string" calcext:value-type="string">
            <text:p>shields/motorway_10x1_z18.sv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home/fred/Images/icones/openstreetmap-carto/symbols/shields/motorway_10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4_z16.svg</text:p>
          </table:table-cell>
          <table:table-cell office:value-type="string" calcext:value-type="string">
            <text:p>shields/secondary_1x4_z16.svg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home/fred/Images/icones/openstreetmap-carto/symbols/shields/secondary_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2_z18.svg</text:p>
          </table:table-cell>
          <table:table-cell office:value-type="string" calcext:value-type="string">
            <text:p>shields/secondary_6x2_z18.svg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/home/fred/Images/icones/openstreetmap-carto/symbols/shields/secondary_6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2_z18.svg</text:p>
          </table:table-cell>
          <table:table-cell office:value-type="string" calcext:value-type="string">
            <text:p>shields/secondary_10x2_z18.sv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/home/fred/Images/icones/openstreetmap-carto/symbols/shields/secondary_10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3_z16.svg</text:p>
          </table:table-cell>
          <table:table-cell office:value-type="string" calcext:value-type="string">
            <text:p>shields/primary_4x3_z16.svg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/home/fred/Images/icones/openstreetmap-carto/symbols/shields/primary_4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3.svg</text:p>
          </table:table-cell>
          <table:table-cell office:value-type="string" calcext:value-type="string">
            <text:p>shields/motorway_5x3.svg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/home/fred/Images/icones/openstreetmap-carto/symbols/shields/motorway_5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2_z16.svg</text:p>
          </table:table-cell>
          <table:table-cell office:value-type="string" calcext:value-type="string">
            <text:p>shields/primary_11x2_z16.svg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/home/fred/Images/icones/openstreetmap-carto/symbols/shields/primary_1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2.svg</text:p>
          </table:table-cell>
          <table:table-cell office:value-type="string" calcext:value-type="string">
            <text:p>shields/tertiary_2x2.svg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/home/fred/Images/icones/openstreetmap-carto/symbols/shields/tertiary_2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3_z16.svg</text:p>
          </table:table-cell>
          <table:table-cell office:value-type="string" calcext:value-type="string">
            <text:p>shields/primary_2x3_z16.svg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/home/fred/Images/icones/openstreetmap-carto/symbols/shields/primary_2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2_z18.svg</text:p>
          </table:table-cell>
          <table:table-cell office:value-type="string" calcext:value-type="string">
            <text:p>shields/trunk_4x2_z18.svg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/home/fred/Images/icones/openstreetmap-carto/symbols/shields/trunk_4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2.svg</text:p>
          </table:table-cell>
          <table:table-cell office:value-type="string" calcext:value-type="string">
            <text:p>shields/trunk_6x2.svg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home/fred/Images/icones/openstreetmap-carto/symbols/shields/trunk_6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1.svg</text:p>
          </table:table-cell>
          <table:table-cell office:value-type="string" calcext:value-type="string">
            <text:p>shields/secondary_4x1.svg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/home/fred/Images/icones/openstreetmap-carto/symbols/shields/secondary_4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2.svg</text:p>
          </table:table-cell>
          <table:table-cell office:value-type="string" calcext:value-type="string">
            <text:p>shields/tertiary_7x2.sv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home/fred/Images/icones/openstreetmap-carto/symbols/shields/tertiary_7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4.svg</text:p>
          </table:table-cell>
          <table:table-cell office:value-type="string" calcext:value-type="string">
            <text:p>shields/trunk_11x4.svg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home/fred/Images/icones/openstreetmap-carto/symbols/shields/trunk_1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4_z18.svg</text:p>
          </table:table-cell>
          <table:table-cell office:value-type="string" calcext:value-type="string">
            <text:p>shields/trunk_11x4_z18.svg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/home/fred/Images/icones/openstreetmap-carto/symbols/shields/trunk_1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4.svg</text:p>
          </table:table-cell>
          <table:table-cell office:value-type="string" calcext:value-type="string">
            <text:p>shields/trunk_9x4.svg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/home/fred/Images/icones/openstreetmap-carto/symbols/shields/trunk_9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1.svg</text:p>
          </table:table-cell>
          <table:table-cell office:value-type="string" calcext:value-type="string">
            <text:p>shields/tertiary_9x1.svg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/home/fred/Images/icones/openstreetmap-carto/symbols/shields/tertiary_9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3_z18.svg</text:p>
          </table:table-cell>
          <table:table-cell office:value-type="string" calcext:value-type="string">
            <text:p>shields/primary_9x3_z18.svg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home/fred/Images/icones/openstreetmap-carto/symbols/shields/primary_9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1_z18.svg</text:p>
          </table:table-cell>
          <table:table-cell office:value-type="string" calcext:value-type="string">
            <text:p>shields/tertiary_7x1_z18.sv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home/fred/Images/icones/openstreetmap-carto/symbols/shields/tertiary_7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1_z16.svg</text:p>
          </table:table-cell>
          <table:table-cell office:value-type="string" calcext:value-type="string">
            <text:p>shields/primary_9x1_z16.svg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home/fred/Images/icones/openstreetmap-carto/symbols/shields/primary_9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1.svg</text:p>
          </table:table-cell>
          <table:table-cell office:value-type="string" calcext:value-type="string">
            <text:p>shields/secondary_11x1.sv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home/fred/Images/icones/openstreetmap-carto/symbols/shields/secondary_1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2.svg</text:p>
          </table:table-cell>
          <table:table-cell office:value-type="string" calcext:value-type="string">
            <text:p>shields/motorway_5x2.svg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home/fred/Images/icones/openstreetmap-carto/symbols/shields/motorway_5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3.svg</text:p>
          </table:table-cell>
          <table:table-cell office:value-type="string" calcext:value-type="string">
            <text:p>shields/tertiary_9x3.svg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/home/fred/Images/icones/openstreetmap-carto/symbols/shields/tertiary_9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2_z18.svg</text:p>
          </table:table-cell>
          <table:table-cell office:value-type="string" calcext:value-type="string">
            <text:p>shields/tertiary_8x2_z18.svg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/home/fred/Images/icones/openstreetmap-carto/symbols/shields/tertiary_8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3_z16.svg</text:p>
          </table:table-cell>
          <table:table-cell office:value-type="string" calcext:value-type="string">
            <text:p>shields/secondary_11x3_z16.svg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/home/fred/Images/icones/openstreetmap-carto/symbols/shields/secondary_1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1_z16.svg</text:p>
          </table:table-cell>
          <table:table-cell office:value-type="string" calcext:value-type="string">
            <text:p>shields/trunk_10x1_z16.svg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/home/fred/Images/icones/openstreetmap-carto/symbols/shields/trunk_10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4_z18.svg</text:p>
          </table:table-cell>
          <table:table-cell office:value-type="string" calcext:value-type="string">
            <text:p>shields/primary_4x4_z18.svg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/home/fred/Images/icones/openstreetmap-carto/symbols/shields/primary_4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2.svg</text:p>
          </table:table-cell>
          <table:table-cell office:value-type="string" calcext:value-type="string">
            <text:p>shields/motorway_6x2.svg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/home/fred/Images/icones/openstreetmap-carto/symbols/shields/motorway_6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1.svg</text:p>
          </table:table-cell>
          <table:table-cell office:value-type="string" calcext:value-type="string">
            <text:p>shields/primary_5x1.svg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/home/fred/Images/icones/openstreetmap-carto/symbols/shields/primary_5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3_z16.svg</text:p>
          </table:table-cell>
          <table:table-cell office:value-type="string" calcext:value-type="string">
            <text:p>shields/secondary_7x3_z16.svg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/home/fred/Images/icones/openstreetmap-carto/symbols/shields/secondary_7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1_z18.svg</text:p>
          </table:table-cell>
          <table:table-cell office:value-type="string" calcext:value-type="string">
            <text:p>shields/secondary_7x1_z18.svg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/home/fred/Images/icones/openstreetmap-carto/symbols/shields/secondary_7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4.svg</text:p>
          </table:table-cell>
          <table:table-cell office:value-type="string" calcext:value-type="string">
            <text:p>shields/secondary_5x4.svg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/home/fred/Images/icones/openstreetmap-carto/symbols/shields/secondary_5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1.svg</text:p>
          </table:table-cell>
          <table:table-cell office:value-type="string" calcext:value-type="string">
            <text:p>shields/secondary_6x1.svg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/home/fred/Images/icones/openstreetmap-carto/symbols/shields/secondary_6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3_z18.svg</text:p>
          </table:table-cell>
          <table:table-cell office:value-type="string" calcext:value-type="string">
            <text:p>shields/secondary_6x3_z18.svg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/home/fred/Images/icones/openstreetmap-carto/symbols/shields/secondary_6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2_z18.svg</text:p>
          </table:table-cell>
          <table:table-cell office:value-type="string" calcext:value-type="string">
            <text:p>shields/primary_3x2_z18.svg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/home/fred/Images/icones/openstreetmap-carto/symbols/shields/primary_3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1.svg</text:p>
          </table:table-cell>
          <table:table-cell office:value-type="string" calcext:value-type="string">
            <text:p>shields/primary_4x1.svg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/home/fred/Images/icones/openstreetmap-carto/symbols/shields/primary_4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1.svg</text:p>
          </table:table-cell>
          <table:table-cell office:value-type="string" calcext:value-type="string">
            <text:p>shields/primary_6x1.svg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/home/fred/Images/icones/openstreetmap-carto/symbols/shields/primary_6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4.svg</text:p>
          </table:table-cell>
          <table:table-cell office:value-type="string" calcext:value-type="string">
            <text:p>shields/tertiary_8x4.svg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/home/fred/Images/icones/openstreetmap-carto/symbols/shields/tertiary_8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4_z16.svg</text:p>
          </table:table-cell>
          <table:table-cell office:value-type="string" calcext:value-type="string">
            <text:p>shields/motorway_7x4_z16.svg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/home/fred/Images/icones/openstreetmap-carto/symbols/shields/motorway_7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4_z18.svg</text:p>
          </table:table-cell>
          <table:table-cell office:value-type="string" calcext:value-type="string">
            <text:p>shields/tertiary_10x4_z18.svg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/home/fred/Images/icones/openstreetmap-carto/symbols/shields/tertiary_10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4_z18.svg</text:p>
          </table:table-cell>
          <table:table-cell office:value-type="string" calcext:value-type="string">
            <text:p>shields/motorway_10x4_z18.svg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home/fred/Images/icones/openstreetmap-carto/symbols/shields/motorway_10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2_z16.svg</text:p>
          </table:table-cell>
          <table:table-cell office:value-type="string" calcext:value-type="string">
            <text:p>shields/primary_10x2_z16.svg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/home/fred/Images/icones/openstreetmap-carto/symbols/shields/primary_10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3_z16.svg</text:p>
          </table:table-cell>
          <table:table-cell office:value-type="string" calcext:value-type="string">
            <text:p>shields/primary_1x3_z16.svg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/home/fred/Images/icones/openstreetmap-carto/symbols/shields/primary_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4_z16.svg</text:p>
          </table:table-cell>
          <table:table-cell office:value-type="string" calcext:value-type="string">
            <text:p>shields/tertiary_5x4_z16.svg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/home/fred/Images/icones/openstreetmap-carto/symbols/shields/tertiary_5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2.svg</text:p>
          </table:table-cell>
          <table:table-cell office:value-type="string" calcext:value-type="string">
            <text:p>shields/primary_6x2.svg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/home/fred/Images/icones/openstreetmap-carto/symbols/shields/primary_6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3_z18.svg</text:p>
          </table:table-cell>
          <table:table-cell office:value-type="string" calcext:value-type="string">
            <text:p>shields/trunk_10x3_z18.svg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/home/fred/Images/icones/openstreetmap-carto/symbols/shields/trunk_10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1.svg</text:p>
          </table:table-cell>
          <table:table-cell office:value-type="string" calcext:value-type="string">
            <text:p>shields/secondary_2x1.svg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/home/fred/Images/icones/openstreetmap-carto/symbols/shields/secondary_2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2.svg</text:p>
          </table:table-cell>
          <table:table-cell office:value-type="string" calcext:value-type="string">
            <text:p>shields/primary_9x2.svg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/home/fred/Images/icones/openstreetmap-carto/symbols/shields/primary_9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2.svg</text:p>
          </table:table-cell>
          <table:table-cell office:value-type="string" calcext:value-type="string">
            <text:p>shields/motorway_7x2.sv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/home/fred/Images/icones/openstreetmap-carto/symbols/shields/motorway_7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3_z16.svg</text:p>
          </table:table-cell>
          <table:table-cell office:value-type="string" calcext:value-type="string">
            <text:p>shields/trunk_8x3_z16.svg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/home/fred/Images/icones/openstreetmap-carto/symbols/shields/trunk_8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1_z16.svg</text:p>
          </table:table-cell>
          <table:table-cell office:value-type="string" calcext:value-type="string">
            <text:p>shields/secondary_3x1_z16.svg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/home/fred/Images/icones/openstreetmap-carto/symbols/shields/secondary_3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3_z18.svg</text:p>
          </table:table-cell>
          <table:table-cell office:value-type="string" calcext:value-type="string">
            <text:p>shields/secondary_5x3_z18.svg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/home/fred/Images/icones/openstreetmap-carto/symbols/shields/secondary_5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4.svg</text:p>
          </table:table-cell>
          <table:table-cell office:value-type="string" calcext:value-type="string">
            <text:p>shields/motorway_6x4.svg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home/fred/Images/icones/openstreetmap-carto/symbols/shields/motorway_6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1_z16.svg</text:p>
          </table:table-cell>
          <table:table-cell office:value-type="string" calcext:value-type="string">
            <text:p>shields/secondary_7x1_z16.svg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/home/fred/Images/icones/openstreetmap-carto/symbols/shields/secondary_7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3_z18.svg</text:p>
          </table:table-cell>
          <table:table-cell office:value-type="string" calcext:value-type="string">
            <text:p>shields/primary_3x3_z18.svg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/home/fred/Images/icones/openstreetmap-carto/symbols/shields/primary_3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1_z16.svg</text:p>
          </table:table-cell>
          <table:table-cell office:value-type="string" calcext:value-type="string">
            <text:p>shields/secondary_9x1_z16.sv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home/fred/Images/icones/openstreetmap-carto/symbols/shields/secondary_9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3_z16.svg</text:p>
          </table:table-cell>
          <table:table-cell office:value-type="string" calcext:value-type="string">
            <text:p>shields/trunk_9x3_z16.svg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/home/fred/Images/icones/openstreetmap-carto/symbols/shields/trunk_9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2.svg</text:p>
          </table:table-cell>
          <table:table-cell office:value-type="string" calcext:value-type="string">
            <text:p>shields/tertiary_11x2.svg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/home/fred/Images/icones/openstreetmap-carto/symbols/shields/tertiary_1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1_z16.svg</text:p>
          </table:table-cell>
          <table:table-cell office:value-type="string" calcext:value-type="string">
            <text:p>shields/motorway_6x1_z16.svg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/home/fred/Images/icones/openstreetmap-carto/symbols/shields/motorway_6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1_z18.svg</text:p>
          </table:table-cell>
          <table:table-cell office:value-type="string" calcext:value-type="string">
            <text:p>shields/trunk_3x1_z18.svg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/home/fred/Images/icones/openstreetmap-carto/symbols/shields/trunk_3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4.svg</text:p>
          </table:table-cell>
          <table:table-cell office:value-type="string" calcext:value-type="string">
            <text:p>shields/tertiary_3x4.svg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/home/fred/Images/icones/openstreetmap-carto/symbols/shields/tertiary_3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1_z18.svg</text:p>
          </table:table-cell>
          <table:table-cell office:value-type="string" calcext:value-type="string">
            <text:p>shields/tertiary_9x1_z18.svg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home/fred/Images/icones/openstreetmap-carto/symbols/shields/tertiary_9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3_z16.svg</text:p>
          </table:table-cell>
          <table:table-cell office:value-type="string" calcext:value-type="string">
            <text:p>shields/motorway_3x3_z16.svg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/home/fred/Images/icones/openstreetmap-carto/symbols/shields/motorway_3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2.svg</text:p>
          </table:table-cell>
          <table:table-cell office:value-type="string" calcext:value-type="string">
            <text:p>shields/secondary_5x2.svg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/home/fred/Images/icones/openstreetmap-carto/symbols/shields/secondary_5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1.svg</text:p>
          </table:table-cell>
          <table:table-cell office:value-type="string" calcext:value-type="string">
            <text:p>shields/secondary_9x1.svg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/home/fred/Images/icones/openstreetmap-carto/symbols/shields/secondary_9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1_z18.svg</text:p>
          </table:table-cell>
          <table:table-cell office:value-type="string" calcext:value-type="string">
            <text:p>shields/motorway_5x1_z18.svg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home/fred/Images/icones/openstreetmap-carto/symbols/shields/motorway_5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1_z18.svg</text:p>
          </table:table-cell>
          <table:table-cell office:value-type="string" calcext:value-type="string">
            <text:p>shields/motorway_3x1_z18.sv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/home/fred/Images/icones/openstreetmap-carto/symbols/shields/motorway_3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1.svg</text:p>
          </table:table-cell>
          <table:table-cell office:value-type="string" calcext:value-type="string">
            <text:p>shields/primary_10x1.svg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home/fred/Images/icones/openstreetmap-carto/symbols/shields/primary_10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4.svg</text:p>
          </table:table-cell>
          <table:table-cell office:value-type="string" calcext:value-type="string">
            <text:p>shields/trunk_5x4.svg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/home/fred/Images/icones/openstreetmap-carto/symbols/shields/trunk_5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1_z18.svg</text:p>
          </table:table-cell>
          <table:table-cell office:value-type="string" calcext:value-type="string">
            <text:p>shields/motorway_8x1_z18.svg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/home/fred/Images/icones/openstreetmap-carto/symbols/shields/motorway_8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1_z18.svg</text:p>
          </table:table-cell>
          <table:table-cell office:value-type="string" calcext:value-type="string">
            <text:p>shields/primary_10x1_z18.sv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/home/fred/Images/icones/openstreetmap-carto/symbols/shields/primary_10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6x1_z18.svg</text:p>
          </table:table-cell>
          <table:table-cell office:value-type="string" calcext:value-type="string">
            <text:p>shields/motorway_6x1_z18.svg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/home/fred/Images/icones/openstreetmap-carto/symbols/shields/motorway_6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4.svg</text:p>
          </table:table-cell>
          <table:table-cell office:value-type="string" calcext:value-type="string">
            <text:p>shields/primary_7x4.svg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/home/fred/Images/icones/openstreetmap-carto/symbols/shields/primary_7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1_z18.svg</text:p>
          </table:table-cell>
          <table:table-cell office:value-type="string" calcext:value-type="string">
            <text:p>shields/tertiary_5x1_z18.svg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home/fred/Images/icones/openstreetmap-carto/symbols/shields/tertiary_5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2_z16.svg</text:p>
          </table:table-cell>
          <table:table-cell office:value-type="string" calcext:value-type="string">
            <text:p>shields/primary_4x2_z16.svg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/home/fred/Images/icones/openstreetmap-carto/symbols/shields/primary_4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2_z16.svg</text:p>
          </table:table-cell>
          <table:table-cell office:value-type="string" calcext:value-type="string">
            <text:p>shields/trunk_4x2_z16.svg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/home/fred/Images/icones/openstreetmap-carto/symbols/shields/trunk_4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3_z16.svg</text:p>
          </table:table-cell>
          <table:table-cell office:value-type="string" calcext:value-type="string">
            <text:p>shields/secondary_1x3_z16.svg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/home/fred/Images/icones/openstreetmap-carto/symbols/shields/secondary_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3_z18.svg</text:p>
          </table:table-cell>
          <table:table-cell office:value-type="string" calcext:value-type="string">
            <text:p>shields/trunk_1x3_z18.svg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/home/fred/Images/icones/openstreetmap-carto/symbols/shields/trunk_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4.svg</text:p>
          </table:table-cell>
          <table:table-cell office:value-type="string" calcext:value-type="string">
            <text:p>shields/tertiary_7x4.svg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/home/fred/Images/icones/openstreetmap-carto/symbols/shields/tertiary_7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1.svg</text:p>
          </table:table-cell>
          <table:table-cell office:value-type="string" calcext:value-type="string">
            <text:p>shields/tertiary_2x1.svg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home/fred/Images/icones/openstreetmap-carto/symbols/shields/tertiary_2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1_z16.svg</text:p>
          </table:table-cell>
          <table:table-cell office:value-type="string" calcext:value-type="string">
            <text:p>shields/motorway_3x1_z16.svg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/home/fred/Images/icones/openstreetmap-carto/symbols/shields/motorway_3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2_z18.svg</text:p>
          </table:table-cell>
          <table:table-cell office:value-type="string" calcext:value-type="string">
            <text:p>shields/primary_1x2_z18.svg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/home/fred/Images/icones/openstreetmap-carto/symbols/shields/primary_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4_z18.svg</text:p>
          </table:table-cell>
          <table:table-cell office:value-type="string" calcext:value-type="string">
            <text:p>shields/tertiary_6x4_z18.svg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/home/fred/Images/icones/openstreetmap-carto/symbols/shields/tertiary_6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1_z16.svg</text:p>
          </table:table-cell>
          <table:table-cell office:value-type="string" calcext:value-type="string">
            <text:p>shields/secondary_5x1_z16.svg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/home/fred/Images/icones/openstreetmap-carto/symbols/shields/secondary_5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3.svg</text:p>
          </table:table-cell>
          <table:table-cell office:value-type="string" calcext:value-type="string">
            <text:p>shields/motorway_3x3.svg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home/fred/Images/icones/openstreetmap-carto/symbols/shields/motorway_3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4.svg</text:p>
          </table:table-cell>
          <table:table-cell office:value-type="string" calcext:value-type="string">
            <text:p>shields/tertiary_4x4.svg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/home/fred/Images/icones/openstreetmap-carto/symbols/shields/tertiary_4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2_z16.svg</text:p>
          </table:table-cell>
          <table:table-cell office:value-type="string" calcext:value-type="string">
            <text:p>shields/trunk_6x2_z16.svg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home/fred/Images/icones/openstreetmap-carto/symbols/shields/trunk_6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1_z18.svg</text:p>
          </table:table-cell>
          <table:table-cell office:value-type="string" calcext:value-type="string">
            <text:p>shields/primary_4x1_z18.svg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/home/fred/Images/icones/openstreetmap-carto/symbols/shields/primary_4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3.svg</text:p>
          </table:table-cell>
          <table:table-cell office:value-type="string" calcext:value-type="string">
            <text:p>shields/primary_10x3.svg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/home/fred/Images/icones/openstreetmap-carto/symbols/shields/primary_10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1_z18.svg</text:p>
          </table:table-cell>
          <table:table-cell office:value-type="string" calcext:value-type="string">
            <text:p>shields/trunk_8x1_z18.svg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/home/fred/Images/icones/openstreetmap-carto/symbols/shields/trunk_8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2_z16.svg</text:p>
          </table:table-cell>
          <table:table-cell office:value-type="string" calcext:value-type="string">
            <text:p>shields/tertiary_7x2_z16.svg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/home/fred/Images/icones/openstreetmap-carto/symbols/shields/tertiary_7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2_z18.svg</text:p>
          </table:table-cell>
          <table:table-cell office:value-type="string" calcext:value-type="string">
            <text:p>shields/tertiary_7x2_z18.svg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/home/fred/Images/icones/openstreetmap-carto/symbols/shields/tertiary_7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3.svg</text:p>
          </table:table-cell>
          <table:table-cell office:value-type="string" calcext:value-type="string">
            <text:p>shields/tertiary_10x3.svg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home/fred/Images/icones/openstreetmap-carto/symbols/shields/tertiary_10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2_z16.svg</text:p>
          </table:table-cell>
          <table:table-cell office:value-type="string" calcext:value-type="string">
            <text:p>shields/tertiary_4x2_z16.svg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/home/fred/Images/icones/openstreetmap-carto/symbols/shields/tertiary_4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3_z18.svg</text:p>
          </table:table-cell>
          <table:table-cell office:value-type="string" calcext:value-type="string">
            <text:p>shields/trunk_6x3_z18.svg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/home/fred/Images/icones/openstreetmap-carto/symbols/shields/trunk_6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2.svg</text:p>
          </table:table-cell>
          <table:table-cell office:value-type="string" calcext:value-type="string">
            <text:p>shields/tertiary_10x2.sv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/home/fred/Images/icones/openstreetmap-carto/symbols/shields/tertiary_10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4_z18.svg</text:p>
          </table:table-cell>
          <table:table-cell office:value-type="string" calcext:value-type="string">
            <text:p>shields/secondary_11x4_z18.svg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home/fred/Images/icones/openstreetmap-carto/symbols/shields/secondary_1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1_z18.svg</text:p>
          </table:table-cell>
          <table:table-cell office:value-type="string" calcext:value-type="string">
            <text:p>shields/secondary_4x1_z18.svg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/home/fred/Images/icones/openstreetmap-carto/symbols/shields/secondary_4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3.svg</text:p>
          </table:table-cell>
          <table:table-cell office:value-type="string" calcext:value-type="string">
            <text:p>shields/trunk_9x3.sv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/home/fred/Images/icones/openstreetmap-carto/symbols/shields/trunk_9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2.svg</text:p>
          </table:table-cell>
          <table:table-cell office:value-type="string" calcext:value-type="string">
            <text:p>shields/tertiary_6x2.svg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home/fred/Images/icones/openstreetmap-carto/symbols/shields/tertiary_6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2_z18.svg</text:p>
          </table:table-cell>
          <table:table-cell office:value-type="string" calcext:value-type="string">
            <text:p>shields/tertiary_3x2_z18.sv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/home/fred/Images/icones/openstreetmap-carto/symbols/shields/tertiary_3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2_z18.svg</text:p>
          </table:table-cell>
          <table:table-cell office:value-type="string" calcext:value-type="string">
            <text:p>shields/primary_8x2_z18.svg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/home/fred/Images/icones/openstreetmap-carto/symbols/shields/primary_8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3.svg</text:p>
          </table:table-cell>
          <table:table-cell office:value-type="string" calcext:value-type="string">
            <text:p>shields/primary_2x3.svg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/home/fred/Images/icones/openstreetmap-carto/symbols/shields/primary_2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4_z18.svg</text:p>
          </table:table-cell>
          <table:table-cell office:value-type="string" calcext:value-type="string">
            <text:p>shields/secondary_1x4_z18.svg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/home/fred/Images/icones/openstreetmap-carto/symbols/shields/secondary_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1_z18.svg</text:p>
          </table:table-cell>
          <table:table-cell office:value-type="string" calcext:value-type="string">
            <text:p>shields/trunk_1x1_z18.svg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/home/fred/Images/icones/openstreetmap-carto/symbols/shields/trunk_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3.svg</text:p>
          </table:table-cell>
          <table:table-cell office:value-type="string" calcext:value-type="string">
            <text:p>shields/motorway_11x3.svg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/home/fred/Images/icones/openstreetmap-carto/symbols/shields/motorway_1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1_z18.svg</text:p>
          </table:table-cell>
          <table:table-cell office:value-type="string" calcext:value-type="string">
            <text:p>shields/tertiary_11x1_z18.svg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/home/fred/Images/icones/openstreetmap-carto/symbols/shields/tertiary_1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4.svg</text:p>
          </table:table-cell>
          <table:table-cell office:value-type="string" calcext:value-type="string">
            <text:p>shields/tertiary_2x4.sv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/home/fred/Images/icones/openstreetmap-carto/symbols/shields/tertiary_2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3.svg</text:p>
          </table:table-cell>
          <table:table-cell office:value-type="string" calcext:value-type="string">
            <text:p>shields/secondary_11x3.svg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/home/fred/Images/icones/openstreetmap-carto/symbols/shields/secondary_1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3.svg</text:p>
          </table:table-cell>
          <table:table-cell office:value-type="string" calcext:value-type="string">
            <text:p>shields/trunk_7x3.svg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/home/fred/Images/icones/openstreetmap-carto/symbols/shields/trunk_7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4_z16.svg</text:p>
          </table:table-cell>
          <table:table-cell office:value-type="string" calcext:value-type="string">
            <text:p>shields/motorway_8x4_z16.svg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/home/fred/Images/icones/openstreetmap-carto/symbols/shields/motorway_8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3_z18.svg</text:p>
          </table:table-cell>
          <table:table-cell office:value-type="string" calcext:value-type="string">
            <text:p>shields/tertiary_8x3_z18.svg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/home/fred/Images/icones/openstreetmap-carto/symbols/shields/tertiary_8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1_z18.svg</text:p>
          </table:table-cell>
          <table:table-cell office:value-type="string" calcext:value-type="string">
            <text:p>shields/primary_6x1_z18.svg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/home/fred/Images/icones/openstreetmap-carto/symbols/shields/primary_6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4_z16.svg</text:p>
          </table:table-cell>
          <table:table-cell office:value-type="string" calcext:value-type="string">
            <text:p>shields/tertiary_8x4_z16.svg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/home/fred/Images/icones/openstreetmap-carto/symbols/shields/tertiary_8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4_z18.svg</text:p>
          </table:table-cell>
          <table:table-cell office:value-type="string" calcext:value-type="string">
            <text:p>shields/tertiary_4x4_z18.svg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/home/fred/Images/icones/openstreetmap-carto/symbols/shields/tertiary_4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2_z16.svg</text:p>
          </table:table-cell>
          <table:table-cell office:value-type="string" calcext:value-type="string">
            <text:p>shields/secondary_3x2_z16.svg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home/fred/Images/icones/openstreetmap-carto/symbols/shields/secondary_3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3.svg</text:p>
          </table:table-cell>
          <table:table-cell office:value-type="string" calcext:value-type="string">
            <text:p>shields/primary_3x3.svg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/home/fred/Images/icones/openstreetmap-carto/symbols/shields/primary_3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1.svg</text:p>
          </table:table-cell>
          <table:table-cell office:value-type="string" calcext:value-type="string">
            <text:p>shields/motorway_9x1.svg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/home/fred/Images/icones/openstreetmap-carto/symbols/shields/motorway_9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4_z16.svg</text:p>
          </table:table-cell>
          <table:table-cell office:value-type="string" calcext:value-type="string">
            <text:p>shields/primary_9x4_z16.svg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home/fred/Images/icones/openstreetmap-carto/symbols/shields/primary_9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2.svg</text:p>
          </table:table-cell>
          <table:table-cell office:value-type="string" calcext:value-type="string">
            <text:p>shields/tertiary_3x2.svg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/home/fred/Images/icones/openstreetmap-carto/symbols/shields/tertiary_3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3_z16.svg</text:p>
          </table:table-cell>
          <table:table-cell office:value-type="string" calcext:value-type="string">
            <text:p>shields/motorway_4x3_z16.svg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/home/fred/Images/icones/openstreetmap-carto/symbols/shields/motorway_4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1_z16.svg</text:p>
          </table:table-cell>
          <table:table-cell office:value-type="string" calcext:value-type="string">
            <text:p>shields/trunk_8x1_z16.svg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/home/fred/Images/icones/openstreetmap-carto/symbols/shields/trunk_8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1_z18.svg</text:p>
          </table:table-cell>
          <table:table-cell office:value-type="string" calcext:value-type="string">
            <text:p>shields/trunk_11x1_z18.svg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/home/fred/Images/icones/openstreetmap-carto/symbols/shields/trunk_1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2_z18.svg</text:p>
          </table:table-cell>
          <table:table-cell office:value-type="string" calcext:value-type="string">
            <text:p>shields/primary_4x2_z18.svg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/home/fred/Images/icones/openstreetmap-carto/symbols/shields/primary_4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1_z18.svg</text:p>
          </table:table-cell>
          <table:table-cell office:value-type="string" calcext:value-type="string">
            <text:p>shields/motorway_7x1_z18.svg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home/fred/Images/icones/openstreetmap-carto/symbols/shields/motorway_7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2_z16.svg</text:p>
          </table:table-cell>
          <table:table-cell office:value-type="string" calcext:value-type="string">
            <text:p>shields/primary_2x2_z16.svg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home/fred/Images/icones/openstreetmap-carto/symbols/shields/primary_2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3_z18.svg</text:p>
          </table:table-cell>
          <table:table-cell office:value-type="string" calcext:value-type="string">
            <text:p>shields/primary_5x3_z18.svg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home/fred/Images/icones/openstreetmap-carto/symbols/shields/primary_5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4.svg</text:p>
          </table:table-cell>
          <table:table-cell office:value-type="string" calcext:value-type="string">
            <text:p>shields/primary_3x4.svg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/home/fred/Images/icones/openstreetmap-carto/symbols/shields/primary_3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4_z16.svg</text:p>
          </table:table-cell>
          <table:table-cell office:value-type="string" calcext:value-type="string">
            <text:p>shields/motorway_11x4_z16.svg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home/fred/Images/icones/openstreetmap-carto/symbols/shields/motorway_1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2.svg</text:p>
          </table:table-cell>
          <table:table-cell office:value-type="string" calcext:value-type="string">
            <text:p>shields/secondary_6x2.svg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/home/fred/Images/icones/openstreetmap-carto/symbols/shields/secondary_6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1.svg</text:p>
          </table:table-cell>
          <table:table-cell office:value-type="string" calcext:value-type="string">
            <text:p>shields/secondary_7x1.svg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/home/fred/Images/icones/openstreetmap-carto/symbols/shields/secondary_7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1_z16.svg</text:p>
          </table:table-cell>
          <table:table-cell office:value-type="string" calcext:value-type="string">
            <text:p>shields/secondary_8x1_z16.svg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/home/fred/Images/icones/openstreetmap-carto/symbols/shields/secondary_8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3.svg</text:p>
          </table:table-cell>
          <table:table-cell office:value-type="string" calcext:value-type="string">
            <text:p>shields/trunk_11x3.svg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/home/fred/Images/icones/openstreetmap-carto/symbols/shields/trunk_1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3_z18.svg</text:p>
          </table:table-cell>
          <table:table-cell office:value-type="string" calcext:value-type="string">
            <text:p>shields/motorway_11x3_z18.svg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/home/fred/Images/icones/openstreetmap-carto/symbols/shields/motorway_1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4.svg</text:p>
          </table:table-cell>
          <table:table-cell office:value-type="string" calcext:value-type="string">
            <text:p>shields/motorway_10x4.svg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home/fred/Images/icones/openstreetmap-carto/symbols/shields/motorway_10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4_z16.svg</text:p>
          </table:table-cell>
          <table:table-cell office:value-type="string" calcext:value-type="string">
            <text:p>shields/tertiary_4x4_z16.svg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/home/fred/Images/icones/openstreetmap-carto/symbols/shields/tertiary_4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4_z18.svg</text:p>
          </table:table-cell>
          <table:table-cell office:value-type="string" calcext:value-type="string">
            <text:p>shields/primary_7x4_z18.svg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home/fred/Images/icones/openstreetmap-carto/symbols/shields/primary_7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4_z16.svg</text:p>
          </table:table-cell>
          <table:table-cell office:value-type="string" calcext:value-type="string">
            <text:p>shields/trunk_6x4_z16.svg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home/fred/Images/icones/openstreetmap-carto/symbols/shields/trunk_6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4_z18.svg</text:p>
          </table:table-cell>
          <table:table-cell office:value-type="string" calcext:value-type="string">
            <text:p>shields/secondary_4x4_z18.svg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home/fred/Images/icones/openstreetmap-carto/symbols/shields/secondary_4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4_z16.svg</text:p>
          </table:table-cell>
          <table:table-cell office:value-type="string" calcext:value-type="string">
            <text:p>shields/tertiary_11x4_z16.svg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/home/fred/Images/icones/openstreetmap-carto/symbols/shields/tertiary_1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4.svg</text:p>
          </table:table-cell>
          <table:table-cell office:value-type="string" calcext:value-type="string">
            <text:p>shields/motorway_5x4.svg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home/fred/Images/icones/openstreetmap-carto/symbols/shields/motorway_5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1.svg</text:p>
          </table:table-cell>
          <table:table-cell office:value-type="string" calcext:value-type="string">
            <text:p>shields/tertiary_5x1.svg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home/fred/Images/icones/openstreetmap-carto/symbols/shields/tertiary_5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1_z16.svg</text:p>
          </table:table-cell>
          <table:table-cell office:value-type="string" calcext:value-type="string">
            <text:p>shields/trunk_11x1_z16.svg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/home/fred/Images/icones/openstreetmap-carto/symbols/shields/trunk_1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3_z18.svg</text:p>
          </table:table-cell>
          <table:table-cell office:value-type="string" calcext:value-type="string">
            <text:p>shields/motorway_7x3_z18.svg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/home/fred/Images/icones/openstreetmap-carto/symbols/shields/motorway_7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4_z18.svg</text:p>
          </table:table-cell>
          <table:table-cell office:value-type="string" calcext:value-type="string">
            <text:p>shields/primary_3x4_z18.svg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home/fred/Images/icones/openstreetmap-carto/symbols/shields/primary_3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1_z18.svg</text:p>
          </table:table-cell>
          <table:table-cell office:value-type="string" calcext:value-type="string">
            <text:p>shields/primary_11x1_z18.svg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/home/fred/Images/icones/openstreetmap-carto/symbols/shields/primary_1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2.svg</text:p>
          </table:table-cell>
          <table:table-cell office:value-type="string" calcext:value-type="string">
            <text:p>shields/trunk_2x2.svg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/home/fred/Images/icones/openstreetmap-carto/symbols/shields/trunk_2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1_z16.svg</text:p>
          </table:table-cell>
          <table:table-cell office:value-type="string" calcext:value-type="string">
            <text:p>shields/primary_10x1_z16.svg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/home/fred/Images/icones/openstreetmap-carto/symbols/shields/primary_10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1.svg</text:p>
          </table:table-cell>
          <table:table-cell office:value-type="string" calcext:value-type="string">
            <text:p>shields/motorway_8x1.svg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/home/fred/Images/icones/openstreetmap-carto/symbols/shields/motorway_8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1_z16.svg</text:p>
          </table:table-cell>
          <table:table-cell office:value-type="string" calcext:value-type="string">
            <text:p>shields/motorway_7x1_z16.svg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home/fred/Images/icones/openstreetmap-carto/symbols/shields/motorway_7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3_z16.svg</text:p>
          </table:table-cell>
          <table:table-cell office:value-type="string" calcext:value-type="string">
            <text:p>shields/tertiary_5x3_z16.sv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/home/fred/Images/icones/openstreetmap-carto/symbols/shields/tertiary_5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2.svg</text:p>
          </table:table-cell>
          <table:table-cell office:value-type="string" calcext:value-type="string">
            <text:p>shields/trunk_1x2.svg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/home/fred/Images/icones/openstreetmap-carto/symbols/shields/trunk_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3_z16.svg</text:p>
          </table:table-cell>
          <table:table-cell office:value-type="string" calcext:value-type="string">
            <text:p>shields/trunk_10x3_z16.svg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home/fred/Images/icones/openstreetmap-carto/symbols/shields/trunk_10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4_z18.svg</text:p>
          </table:table-cell>
          <table:table-cell office:value-type="string" calcext:value-type="string">
            <text:p>shields/secondary_9x4_z18.svg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home/fred/Images/icones/openstreetmap-carto/symbols/shields/secondary_9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3_z16.svg</text:p>
          </table:table-cell>
          <table:table-cell office:value-type="string" calcext:value-type="string">
            <text:p>shields/trunk_3x3_z16.svg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home/fred/Images/icones/openstreetmap-carto/symbols/shields/trunk_3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2_z18.svg</text:p>
          </table:table-cell>
          <table:table-cell office:value-type="string" calcext:value-type="string">
            <text:p>shields/motorway_9x2_z18.svg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home/fred/Images/icones/openstreetmap-carto/symbols/shields/motorway_9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1_z16.svg</text:p>
          </table:table-cell>
          <table:table-cell office:value-type="string" calcext:value-type="string">
            <text:p>shields/primary_11x1_z16.svg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/home/fred/Images/icones/openstreetmap-carto/symbols/shields/primary_1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3.svg</text:p>
          </table:table-cell>
          <table:table-cell office:value-type="string" calcext:value-type="string">
            <text:p>shields/secondary_5x3.svg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/home/fred/Images/icones/openstreetmap-carto/symbols/shields/secondary_5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2_z18.svg</text:p>
          </table:table-cell>
          <table:table-cell office:value-type="string" calcext:value-type="string">
            <text:p>shields/secondary_7x2_z18.svg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/home/fred/Images/icones/openstreetmap-carto/symbols/shields/secondary_7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2_z18.svg</text:p>
          </table:table-cell>
          <table:table-cell office:value-type="string" calcext:value-type="string">
            <text:p>shields/motorway_10x2_z18.svg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/home/fred/Images/icones/openstreetmap-carto/symbols/shields/motorway_10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1.svg</text:p>
          </table:table-cell>
          <table:table-cell office:value-type="string" calcext:value-type="string">
            <text:p>shields/tertiary_4x1.svg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/home/fred/Images/icones/openstreetmap-carto/symbols/shields/tertiary_4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2.svg</text:p>
          </table:table-cell>
          <table:table-cell office:value-type="string" calcext:value-type="string">
            <text:p>shields/motorway_11x2.svg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home/fred/Images/icones/openstreetmap-carto/symbols/shields/motorway_1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3_z18.svg</text:p>
          </table:table-cell>
          <table:table-cell office:value-type="string" calcext:value-type="string">
            <text:p>shields/primary_4x3_z18.svg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/home/fred/Images/icones/openstreetmap-carto/symbols/shields/primary_4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2_z16.svg</text:p>
          </table:table-cell>
          <table:table-cell office:value-type="string" calcext:value-type="string">
            <text:p>shields/tertiary_10x2_z16.svg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/home/fred/Images/icones/openstreetmap-carto/symbols/shields/tertiary_10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4_z16.svg</text:p>
          </table:table-cell>
          <table:table-cell office:value-type="string" calcext:value-type="string">
            <text:p>shields/secondary_3x4_z16.svg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/home/fred/Images/icones/openstreetmap-carto/symbols/shields/secondary_3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3.svg</text:p>
          </table:table-cell>
          <table:table-cell office:value-type="string" calcext:value-type="string">
            <text:p>shields/primary_7x3.svg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home/fred/Images/icones/openstreetmap-carto/symbols/shields/primary_7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4_z16.svg</text:p>
          </table:table-cell>
          <table:table-cell office:value-type="string" calcext:value-type="string">
            <text:p>shields/tertiary_2x4_z16.svg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/home/fred/Images/icones/openstreetmap-carto/symbols/shields/tertiary_2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3_z18.svg</text:p>
          </table:table-cell>
          <table:table-cell office:value-type="string" calcext:value-type="string">
            <text:p>shields/trunk_11x3_z18.svg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/home/fred/Images/icones/openstreetmap-carto/symbols/shields/trunk_1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1.svg</text:p>
          </table:table-cell>
          <table:table-cell office:value-type="string" calcext:value-type="string">
            <text:p>shields/tertiary_8x1.svg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/home/fred/Images/icones/openstreetmap-carto/symbols/shields/tertiary_8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4.svg</text:p>
          </table:table-cell>
          <table:table-cell office:value-type="string" calcext:value-type="string">
            <text:p>shields/secondary_10x4.svg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home/fred/Images/icones/openstreetmap-carto/symbols/shields/secondary_10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2_z18.svg</text:p>
          </table:table-cell>
          <table:table-cell office:value-type="string" calcext:value-type="string">
            <text:p>shields/trunk_10x2_z18.svg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home/fred/Images/icones/openstreetmap-carto/symbols/shields/trunk_10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3.svg</text:p>
          </table:table-cell>
          <table:table-cell office:value-type="string" calcext:value-type="string">
            <text:p>shields/trunk_3x3.svg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/home/fred/Images/icones/openstreetmap-carto/symbols/shields/trunk_3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3_z18.svg</text:p>
          </table:table-cell>
          <table:table-cell office:value-type="string" calcext:value-type="string">
            <text:p>shields/secondary_2x3_z18.svg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home/fred/Images/icones/openstreetmap-carto/symbols/shields/secondary_2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3.svg</text:p>
          </table:table-cell>
          <table:table-cell office:value-type="string" calcext:value-type="string">
            <text:p>shields/motorway_7x3.svg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/home/fred/Images/icones/openstreetmap-carto/symbols/shields/motorway_7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1.svg</text:p>
          </table:table-cell>
          <table:table-cell office:value-type="string" calcext:value-type="string">
            <text:p>shields/primary_2x1.svg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/home/fred/Images/icones/openstreetmap-carto/symbols/shields/primary_2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4.svg</text:p>
          </table:table-cell>
          <table:table-cell office:value-type="string" calcext:value-type="string">
            <text:p>shields/trunk_2x4.svg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/home/fred/Images/icones/openstreetmap-carto/symbols/shields/trunk_2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3.svg</text:p>
          </table:table-cell>
          <table:table-cell office:value-type="string" calcext:value-type="string">
            <text:p>shields/tertiary_8x3.svg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/home/fred/Images/icones/openstreetmap-carto/symbols/shields/tertiary_8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4_z16.svg</text:p>
          </table:table-cell>
          <table:table-cell office:value-type="string" calcext:value-type="string">
            <text:p>shields/primary_11x4_z16.svg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/home/fred/Images/icones/openstreetmap-carto/symbols/shields/primary_1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4_z18.svg</text:p>
          </table:table-cell>
          <table:table-cell office:value-type="string" calcext:value-type="string">
            <text:p>shields/motorway_9x4_z18.svg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home/fred/Images/icones/openstreetmap-carto/symbols/shields/motorway_9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4_z18.svg</text:p>
          </table:table-cell>
          <table:table-cell office:value-type="string" calcext:value-type="string">
            <text:p>shields/trunk_3x4_z18.svg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/home/fred/Images/icones/openstreetmap-carto/symbols/shields/trunk_3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2_z16.svg</text:p>
          </table:table-cell>
          <table:table-cell office:value-type="string" calcext:value-type="string">
            <text:p>shields/tertiary_8x2_z16.svg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/home/fred/Images/icones/openstreetmap-carto/symbols/shields/tertiary_8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4_z16.svg</text:p>
          </table:table-cell>
          <table:table-cell office:value-type="string" calcext:value-type="string">
            <text:p>shields/motorway_9x4_z16.svg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home/fred/Images/icones/openstreetmap-carto/symbols/shields/motorway_9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1_z16.svg</text:p>
          </table:table-cell>
          <table:table-cell office:value-type="string" calcext:value-type="string">
            <text:p>shields/motorway_4x1_z16.svg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/home/fred/Images/icones/openstreetmap-carto/symbols/shields/motorway_4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4_z16.svg</text:p>
          </table:table-cell>
          <table:table-cell office:value-type="string" calcext:value-type="string">
            <text:p>shields/motorway_3x4_z16.svg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/home/fred/Images/icones/openstreetmap-carto/symbols/shields/motorway_3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4_z18.svg</text:p>
          </table:table-cell>
          <table:table-cell office:value-type="string" calcext:value-type="string">
            <text:p>shields/trunk_5x4_z18.svg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/home/fred/Images/icones/openstreetmap-carto/symbols/shields/trunk_5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1_z18.svg</text:p>
          </table:table-cell>
          <table:table-cell office:value-type="string" calcext:value-type="string">
            <text:p>shields/motorway_2x1_z18.svg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/home/fred/Images/icones/openstreetmap-carto/symbols/shields/motorway_2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3_z18.svg</text:p>
          </table:table-cell>
          <table:table-cell office:value-type="string" calcext:value-type="string">
            <text:p>shields/tertiary_2x3_z18.svg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/home/fred/Images/icones/openstreetmap-carto/symbols/shields/tertiary_2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1.svg</text:p>
          </table:table-cell>
          <table:table-cell office:value-type="string" calcext:value-type="string">
            <text:p>shields/motorway_2x1.svg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home/fred/Images/icones/openstreetmap-carto/symbols/shields/motorway_2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2_z18.svg</text:p>
          </table:table-cell>
          <table:table-cell office:value-type="string" calcext:value-type="string">
            <text:p>shields/motorway_4x2_z18.sv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/home/fred/Images/icones/openstreetmap-carto/symbols/shields/motorway_4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1_z16.svg</text:p>
          </table:table-cell>
          <table:table-cell office:value-type="string" calcext:value-type="string">
            <text:p>shields/tertiary_1x1_z16.svg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/home/fred/Images/icones/openstreetmap-carto/symbols/shields/tertiary_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1_z16.svg</text:p>
          </table:table-cell>
          <table:table-cell office:value-type="string" calcext:value-type="string">
            <text:p>shields/primary_5x1_z16.svg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/home/fred/Images/icones/openstreetmap-carto/symbols/shields/primary_5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3.svg</text:p>
          </table:table-cell>
          <table:table-cell office:value-type="string" calcext:value-type="string">
            <text:p>shields/trunk_10x3.svg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/home/fred/Images/icones/openstreetmap-carto/symbols/shields/trunk_10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3_z16.svg</text:p>
          </table:table-cell>
          <table:table-cell office:value-type="string" calcext:value-type="string">
            <text:p>shields/primary_8x3_z16.svg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home/fred/Images/icones/openstreetmap-carto/symbols/shields/primary_8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3_z18.svg</text:p>
          </table:table-cell>
          <table:table-cell office:value-type="string" calcext:value-type="string">
            <text:p>shields/secondary_3x3_z18.svg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home/fred/Images/icones/openstreetmap-carto/symbols/shields/secondary_3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1_z18.svg</text:p>
          </table:table-cell>
          <table:table-cell office:value-type="string" calcext:value-type="string">
            <text:p>shields/secondary_5x1_z18.svg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/home/fred/Images/icones/openstreetmap-carto/symbols/shields/secondary_5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3_z18.svg</text:p>
          </table:table-cell>
          <table:table-cell office:value-type="string" calcext:value-type="string">
            <text:p>shields/primary_2x3_z18.svg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/home/fred/Images/icones/openstreetmap-carto/symbols/shields/primary_2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4.svg</text:p>
          </table:table-cell>
          <table:table-cell office:value-type="string" calcext:value-type="string">
            <text:p>shields/motorway_8x4.svg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/home/fred/Images/icones/openstreetmap-carto/symbols/shields/motorway_8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3_z18.svg</text:p>
          </table:table-cell>
          <table:table-cell office:value-type="string" calcext:value-type="string">
            <text:p>shields/primary_8x3_z18.svg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/home/fred/Images/icones/openstreetmap-carto/symbols/shields/primary_8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4_z18.svg</text:p>
          </table:table-cell>
          <table:table-cell office:value-type="string" calcext:value-type="string">
            <text:p>shields/primary_10x4_z18.svg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home/fred/Images/icones/openstreetmap-carto/symbols/shields/primary_10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3.svg</text:p>
          </table:table-cell>
          <table:table-cell office:value-type="string" calcext:value-type="string">
            <text:p>shields/primary_9x3.svg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/home/fred/Images/icones/openstreetmap-carto/symbols/shields/primary_9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1_z18.svg</text:p>
          </table:table-cell>
          <table:table-cell office:value-type="string" calcext:value-type="string">
            <text:p>shields/tertiary_6x1_z18.sv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home/fred/Images/icones/openstreetmap-carto/symbols/shields/tertiary_6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3_z16.svg</text:p>
          </table:table-cell>
          <table:table-cell office:value-type="string" calcext:value-type="string">
            <text:p>shields/primary_5x3_z16.svg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/home/fred/Images/icones/openstreetmap-carto/symbols/shields/primary_5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2_z16.svg</text:p>
          </table:table-cell>
          <table:table-cell office:value-type="string" calcext:value-type="string">
            <text:p>shields/primary_9x2_z16.svg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/home/fred/Images/icones/openstreetmap-carto/symbols/shields/primary_9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3x2_z18.svg</text:p>
          </table:table-cell>
          <table:table-cell office:value-type="string" calcext:value-type="string">
            <text:p>shields/motorway_3x2_z18.svg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/home/fred/Images/icones/openstreetmap-carto/symbols/shields/motorway_3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3_z16.svg</text:p>
          </table:table-cell>
          <table:table-cell office:value-type="string" calcext:value-type="string">
            <text:p>shields/motorway_1x3_z16.svg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/home/fred/Images/icones/openstreetmap-carto/symbols/shields/motorway_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2_z18.svg</text:p>
          </table:table-cell>
          <table:table-cell office:value-type="string" calcext:value-type="string">
            <text:p>shields/motorway_5x2_z18.svg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/home/fred/Images/icones/openstreetmap-carto/symbols/shields/motorway_5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2_z18.svg</text:p>
          </table:table-cell>
          <table:table-cell office:value-type="string" calcext:value-type="string">
            <text:p>shields/secondary_11x2_z18.svg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/home/fred/Images/icones/openstreetmap-carto/symbols/shields/secondary_1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2_z16.svg</text:p>
          </table:table-cell>
          <table:table-cell office:value-type="string" calcext:value-type="string">
            <text:p>shields/motorway_2x2_z16.svg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/home/fred/Images/icones/openstreetmap-carto/symbols/shields/motorway_2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2.svg</text:p>
          </table:table-cell>
          <table:table-cell office:value-type="string" calcext:value-type="string">
            <text:p>shields/primary_11x2.svg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home/fred/Images/icones/openstreetmap-carto/symbols/shields/primary_1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2_z16.svg</text:p>
          </table:table-cell>
          <table:table-cell office:value-type="string" calcext:value-type="string">
            <text:p>shields/trunk_9x2_z16.svg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/home/fred/Images/icones/openstreetmap-carto/symbols/shields/trunk_9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3_z16.svg</text:p>
          </table:table-cell>
          <table:table-cell office:value-type="string" calcext:value-type="string">
            <text:p>shields/secondary_6x3_z16.svg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/home/fred/Images/icones/openstreetmap-carto/symbols/shields/secondary_6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3.svg</text:p>
          </table:table-cell>
          <table:table-cell office:value-type="string" calcext:value-type="string">
            <text:p>shields/motorway_1x3.svg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/home/fred/Images/icones/openstreetmap-carto/symbols/shields/motorway_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3.svg</text:p>
          </table:table-cell>
          <table:table-cell office:value-type="string" calcext:value-type="string">
            <text:p>shields/secondary_1x3.svg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/home/fred/Images/icones/openstreetmap-carto/symbols/shields/secondary_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4.svg</text:p>
          </table:table-cell>
          <table:table-cell office:value-type="string" calcext:value-type="string">
            <text:p>shields/trunk_1x4.svg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/home/fred/Images/icones/openstreetmap-carto/symbols/shields/trunk_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1_z16.svg</text:p>
          </table:table-cell>
          <table:table-cell office:value-type="string" calcext:value-type="string">
            <text:p>shields/motorway_9x1_z16.svg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/home/fred/Images/icones/openstreetmap-carto/symbols/shields/motorway_9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1.svg</text:p>
          </table:table-cell>
          <table:table-cell office:value-type="string" calcext:value-type="string">
            <text:p>shields/trunk_5x1.svg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/home/fred/Images/icones/openstreetmap-carto/symbols/shields/trunk_5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3.svg</text:p>
          </table:table-cell>
          <table:table-cell office:value-type="string" calcext:value-type="string">
            <text:p>shields/trunk_2x3.svg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/home/fred/Images/icones/openstreetmap-carto/symbols/shields/trunk_2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2_z18.svg</text:p>
          </table:table-cell>
          <table:table-cell office:value-type="string" calcext:value-type="string">
            <text:p>shields/motorway_1x2_z18.svg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/home/fred/Images/icones/openstreetmap-carto/symbols/shields/motorway_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9x2_z16.svg</text:p>
          </table:table-cell>
          <table:table-cell office:value-type="string" calcext:value-type="string">
            <text:p>shields/motorway_9x2_z16.svg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/home/fred/Images/icones/openstreetmap-carto/symbols/shields/motorway_9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4.svg</text:p>
          </table:table-cell>
          <table:table-cell office:value-type="string" calcext:value-type="string">
            <text:p>shields/tertiary_10x4.svg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/home/fred/Images/icones/openstreetmap-carto/symbols/shields/tertiary_10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3_z18.svg</text:p>
          </table:table-cell>
          <table:table-cell office:value-type="string" calcext:value-type="string">
            <text:p>shields/primary_7x3_z18.svg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/home/fred/Images/icones/openstreetmap-carto/symbols/shields/primary_7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3.svg</text:p>
          </table:table-cell>
          <table:table-cell office:value-type="string" calcext:value-type="string">
            <text:p>shields/tertiary_3x3.svg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home/fred/Images/icones/openstreetmap-carto/symbols/shields/tertiary_3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2_z18.svg</text:p>
          </table:table-cell>
          <table:table-cell office:value-type="string" calcext:value-type="string">
            <text:p>shields/trunk_8x2_z18.svg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/home/fred/Images/icones/openstreetmap-carto/symbols/shields/trunk_8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2.svg</text:p>
          </table:table-cell>
          <table:table-cell office:value-type="string" calcext:value-type="string">
            <text:p>shields/primary_7x2.svg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home/fred/Images/icones/openstreetmap-carto/symbols/shields/primary_7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4_z18.svg</text:p>
          </table:table-cell>
          <table:table-cell office:value-type="string" calcext:value-type="string">
            <text:p>shields/secondary_10x4_z18.svg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home/fred/Images/icones/openstreetmap-carto/symbols/shields/secondary_10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1_z16.svg</text:p>
          </table:table-cell>
          <table:table-cell office:value-type="string" calcext:value-type="string">
            <text:p>shields/primary_1x1_z16.svg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/home/fred/Images/icones/openstreetmap-carto/symbols/shields/primary_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4_z16.svg</text:p>
          </table:table-cell>
          <table:table-cell office:value-type="string" calcext:value-type="string">
            <text:p>shields/secondary_10x4_z16.svg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home/fred/Images/icones/openstreetmap-carto/symbols/shields/secondary_10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1.svg</text:p>
          </table:table-cell>
          <table:table-cell office:value-type="string" calcext:value-type="string">
            <text:p>shields/secondary_8x1.svg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/home/fred/Images/icones/openstreetmap-carto/symbols/shields/secondary_8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2_z18.svg</text:p>
          </table:table-cell>
          <table:table-cell office:value-type="string" calcext:value-type="string">
            <text:p>shields/secondary_9x2_z18.svg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/home/fred/Images/icones/openstreetmap-carto/symbols/shields/secondary_9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1_z18.svg</text:p>
          </table:table-cell>
          <table:table-cell office:value-type="string" calcext:value-type="string">
            <text:p>shields/secondary_3x1_z18.svg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/home/fred/Images/icones/openstreetmap-carto/symbols/shields/secondary_3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3.svg</text:p>
          </table:table-cell>
          <table:table-cell office:value-type="string" calcext:value-type="string">
            <text:p>shields/secondary_3x3.svg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/home/fred/Images/icones/openstreetmap-carto/symbols/shields/secondary_3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3_z18.svg</text:p>
          </table:table-cell>
          <table:table-cell office:value-type="string" calcext:value-type="string">
            <text:p>shields/tertiary_11x3_z18.svg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/home/fred/Images/icones/openstreetmap-carto/symbols/shields/tertiary_1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1_z16.svg</text:p>
          </table:table-cell>
          <table:table-cell office:value-type="string" calcext:value-type="string">
            <text:p>shields/trunk_4x1_z16.svg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/home/fred/Images/icones/openstreetmap-carto/symbols/shields/trunk_4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1.svg</text:p>
          </table:table-cell>
          <table:table-cell office:value-type="string" calcext:value-type="string">
            <text:p>shields/primary_7x1.svg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/home/fred/Images/icones/openstreetmap-carto/symbols/shields/primary_7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3.svg</text:p>
          </table:table-cell>
          <table:table-cell office:value-type="string" calcext:value-type="string">
            <text:p>shields/trunk_1x3.svg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/home/fred/Images/icones/openstreetmap-carto/symbols/shields/trunk_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2_z16.svg</text:p>
          </table:table-cell>
          <table:table-cell office:value-type="string" calcext:value-type="string">
            <text:p>shields/primary_1x2_z16.svg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/home/fred/Images/icones/openstreetmap-carto/symbols/shields/primary_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4.svg</text:p>
          </table:table-cell>
          <table:table-cell office:value-type="string" calcext:value-type="string">
            <text:p>shields/secondary_6x4.svg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/home/fred/Images/icones/openstreetmap-carto/symbols/shields/secondary_6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2_z16.svg</text:p>
          </table:table-cell>
          <table:table-cell office:value-type="string" calcext:value-type="string">
            <text:p>shields/trunk_1x2_z16.svg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/home/fred/Images/icones/openstreetmap-carto/symbols/shields/trunk_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2.svg</text:p>
          </table:table-cell>
          <table:table-cell office:value-type="string" calcext:value-type="string">
            <text:p>shields/trunk_4x2.svg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/home/fred/Images/icones/openstreetmap-carto/symbols/shields/trunk_4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4.svg</text:p>
          </table:table-cell>
          <table:table-cell office:value-type="string" calcext:value-type="string">
            <text:p>shields/tertiary_6x4.svg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/home/fred/Images/icones/openstreetmap-carto/symbols/shields/tertiary_6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4_z16.svg</text:p>
          </table:table-cell>
          <table:table-cell office:value-type="string" calcext:value-type="string">
            <text:p>shields/primary_7x4_z16.svg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/home/fred/Images/icones/openstreetmap-carto/symbols/shields/primary_7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2_z18.svg</text:p>
          </table:table-cell>
          <table:table-cell office:value-type="string" calcext:value-type="string">
            <text:p>shields/secondary_2x2_z18.svg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/home/fred/Images/icones/openstreetmap-carto/symbols/shields/secondary_2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3_z16.svg</text:p>
          </table:table-cell>
          <table:table-cell office:value-type="string" calcext:value-type="string">
            <text:p>shields/primary_6x3_z16.svg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/home/fred/Images/icones/openstreetmap-carto/symbols/shields/primary_6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4_z18.svg</text:p>
          </table:table-cell>
          <table:table-cell office:value-type="string" calcext:value-type="string">
            <text:p>shields/trunk_4x4_z18.svg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home/fred/Images/icones/openstreetmap-carto/symbols/shields/trunk_4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4.svg</text:p>
          </table:table-cell>
          <table:table-cell office:value-type="string" calcext:value-type="string">
            <text:p>shields/primary_8x4.sv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/home/fred/Images/icones/openstreetmap-carto/symbols/shields/primary_8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2_z18.svg</text:p>
          </table:table-cell>
          <table:table-cell office:value-type="string" calcext:value-type="string">
            <text:p>shields/motorway_2x2_z18.svg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home/fred/Images/icones/openstreetmap-carto/symbols/shields/motorway_2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2_z18.svg</text:p>
          </table:table-cell>
          <table:table-cell office:value-type="string" calcext:value-type="string">
            <text:p>shields/trunk_11x2_z18.svg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/home/fred/Images/icones/openstreetmap-carto/symbols/shields/trunk_1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4_z16.svg</text:p>
          </table:table-cell>
          <table:table-cell office:value-type="string" calcext:value-type="string">
            <text:p>shields/tertiary_1x4_z16.svg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home/fred/Images/icones/openstreetmap-carto/symbols/shields/tertiary_1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3.svg</text:p>
          </table:table-cell>
          <table:table-cell office:value-type="string" calcext:value-type="string">
            <text:p>shields/trunk_5x3.svg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/home/fred/Images/icones/openstreetmap-carto/symbols/shields/trunk_5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2_z16.svg</text:p>
          </table:table-cell>
          <table:table-cell office:value-type="string" calcext:value-type="string">
            <text:p>shields/secondary_2x2_z16.svg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home/fred/Images/icones/openstreetmap-carto/symbols/shields/secondary_2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3_z18.svg</text:p>
          </table:table-cell>
          <table:table-cell office:value-type="string" calcext:value-type="string">
            <text:p>shields/tertiary_1x3_z18.svg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/home/fred/Images/icones/openstreetmap-carto/symbols/shields/tertiary_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4_z18.svg</text:p>
          </table:table-cell>
          <table:table-cell office:value-type="string" calcext:value-type="string">
            <text:p>shields/trunk_9x4_z18.svg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/home/fred/Images/icones/openstreetmap-carto/symbols/shields/trunk_9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1x4_z18.svg</text:p>
          </table:table-cell>
          <table:table-cell office:value-type="string" calcext:value-type="string">
            <text:p>shields/primary_11x4_z18.svg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/home/fred/Images/icones/openstreetmap-carto/symbols/shields/primary_1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2_z16.svg</text:p>
          </table:table-cell>
          <table:table-cell office:value-type="string" calcext:value-type="string">
            <text:p>shields/primary_5x2_z16.svg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/home/fred/Images/icones/openstreetmap-carto/symbols/shields/primary_5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4_z18.svg</text:p>
          </table:table-cell>
          <table:table-cell office:value-type="string" calcext:value-type="string">
            <text:p>shields/trunk_1x4_z18.svg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/home/fred/Images/icones/openstreetmap-carto/symbols/shields/trunk_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1_z18.svg</text:p>
          </table:table-cell>
          <table:table-cell office:value-type="string" calcext:value-type="string">
            <text:p>shields/tertiary_2x1_z18.svg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/home/fred/Images/icones/openstreetmap-carto/symbols/shields/tertiary_2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4_z16.svg</text:p>
          </table:table-cell>
          <table:table-cell office:value-type="string" calcext:value-type="string">
            <text:p>shields/trunk_2x4_z16.svg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/home/fred/Images/icones/openstreetmap-carto/symbols/shields/trunk_2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3.svg</text:p>
          </table:table-cell>
          <table:table-cell office:value-type="string" calcext:value-type="string">
            <text:p>shields/motorway_8x3.svg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/home/fred/Images/icones/openstreetmap-carto/symbols/shields/motorway_8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3.svg</text:p>
          </table:table-cell>
          <table:table-cell office:value-type="string" calcext:value-type="string">
            <text:p>shields/secondary_6x3.svg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/home/fred/Images/icones/openstreetmap-carto/symbols/shields/secondary_6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2.svg</text:p>
          </table:table-cell>
          <table:table-cell office:value-type="string" calcext:value-type="string">
            <text:p>shields/motorway_10x2.svg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/home/fred/Images/icones/openstreetmap-carto/symbols/shields/motorway_10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1.svg</text:p>
          </table:table-cell>
          <table:table-cell office:value-type="string" calcext:value-type="string">
            <text:p>shields/primary_3x1.svg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/home/fred/Images/icones/openstreetmap-carto/symbols/shields/primary_3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4_z16.svg</text:p>
          </table:table-cell>
          <table:table-cell office:value-type="string" calcext:value-type="string">
            <text:p>shields/secondary_8x4_z16.svg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/home/fred/Images/icones/openstreetmap-carto/symbols/shields/secondary_8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1_z16.svg</text:p>
          </table:table-cell>
          <table:table-cell office:value-type="string" calcext:value-type="string">
            <text:p>shields/trunk_7x1_z16.svg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/home/fred/Images/icones/openstreetmap-carto/symbols/shields/trunk_7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2.svg</text:p>
          </table:table-cell>
          <table:table-cell office:value-type="string" calcext:value-type="string">
            <text:p>shields/secondary_1x2.svg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/home/fred/Images/icones/openstreetmap-carto/symbols/shields/secondary_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1_z16.svg</text:p>
          </table:table-cell>
          <table:table-cell office:value-type="string" calcext:value-type="string">
            <text:p>shields/tertiary_8x1_z16.svg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/home/fred/Images/icones/openstreetmap-carto/symbols/shields/tertiary_8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4.svg</text:p>
          </table:table-cell>
          <table:table-cell office:value-type="string" calcext:value-type="string">
            <text:p>shields/secondary_11x4.svg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/home/fred/Images/icones/openstreetmap-carto/symbols/shields/secondary_1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2.svg</text:p>
          </table:table-cell>
          <table:table-cell office:value-type="string" calcext:value-type="string">
            <text:p>shields/primary_3x2.svg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/home/fred/Images/icones/openstreetmap-carto/symbols/shields/primary_3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2.svg</text:p>
          </table:table-cell>
          <table:table-cell office:value-type="string" calcext:value-type="string">
            <text:p>shields/primary_4x2.svg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/home/fred/Images/icones/openstreetmap-carto/symbols/shields/primary_4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2_z18.svg</text:p>
          </table:table-cell>
          <table:table-cell office:value-type="string" calcext:value-type="string">
            <text:p>shields/primary_5x2_z18.svg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/home/fred/Images/icones/openstreetmap-carto/symbols/shields/primary_5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2_z18.svg</text:p>
          </table:table-cell>
          <table:table-cell office:value-type="string" calcext:value-type="string">
            <text:p>shields/tertiary_11x2_z18.svg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/home/fred/Images/icones/openstreetmap-carto/symbols/shields/tertiary_1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3_z16.svg</text:p>
          </table:table-cell>
          <table:table-cell office:value-type="string" calcext:value-type="string">
            <text:p>shields/trunk_5x3_z16.svg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/home/fred/Images/icones/openstreetmap-carto/symbols/shields/trunk_5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3_z16.svg</text:p>
          </table:table-cell>
          <table:table-cell office:value-type="string" calcext:value-type="string">
            <text:p>shields/secondary_2x3_z16.svg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/home/fred/Images/icones/openstreetmap-carto/symbols/shields/secondary_2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3_z18.svg</text:p>
          </table:table-cell>
          <table:table-cell office:value-type="string" calcext:value-type="string">
            <text:p>shields/trunk_8x3_z18.svg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/home/fred/Images/icones/openstreetmap-carto/symbols/shields/trunk_8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4.svg</text:p>
          </table:table-cell>
          <table:table-cell office:value-type="string" calcext:value-type="string">
            <text:p>shields/trunk_7x4.svg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/home/fred/Images/icones/openstreetmap-carto/symbols/shields/trunk_7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1_z16.svg</text:p>
          </table:table-cell>
          <table:table-cell office:value-type="string" calcext:value-type="string">
            <text:p>shields/trunk_3x1_z16.svg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home/fred/Images/icones/openstreetmap-carto/symbols/shields/trunk_3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1.svg</text:p>
          </table:table-cell>
          <table:table-cell office:value-type="string" calcext:value-type="string">
            <text:p>shields/trunk_11x1.svg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/home/fred/Images/icones/openstreetmap-carto/symbols/shields/trunk_1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2_z16.svg</text:p>
          </table:table-cell>
          <table:table-cell office:value-type="string" calcext:value-type="string">
            <text:p>shields/motorway_7x2_z16.svg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/home/fred/Images/icones/openstreetmap-carto/symbols/shields/motorway_7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3_z18.svg</text:p>
          </table:table-cell>
          <table:table-cell office:value-type="string" calcext:value-type="string">
            <text:p>shields/tertiary_6x3_z18.svg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/home/fred/Images/icones/openstreetmap-carto/symbols/shields/tertiary_6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2x4_z18.svg</text:p>
          </table:table-cell>
          <table:table-cell office:value-type="string" calcext:value-type="string">
            <text:p>shields/tertiary_2x4_z18.svg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/home/fred/Images/icones/openstreetmap-carto/symbols/shields/tertiary_2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3_z18.svg</text:p>
          </table:table-cell>
          <table:table-cell office:value-type="string" calcext:value-type="string">
            <text:p>shields/tertiary_7x3_z18.svg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/home/fred/Images/icones/openstreetmap-carto/symbols/shields/tertiary_7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1.svg</text:p>
          </table:table-cell>
          <table:table-cell office:value-type="string" calcext:value-type="string">
            <text:p>shields/trunk_10x1.svg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/home/fred/Images/icones/openstreetmap-carto/symbols/shields/trunk_10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1_z16.svg</text:p>
          </table:table-cell>
          <table:table-cell office:value-type="string" calcext:value-type="string">
            <text:p>shields/trunk_5x1_z16.svg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home/fred/Images/icones/openstreetmap-carto/symbols/shields/trunk_5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3_z16.svg</text:p>
          </table:table-cell>
          <table:table-cell office:value-type="string" calcext:value-type="string">
            <text:p>shields/secondary_3x3_z16.svg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/home/fred/Images/icones/openstreetmap-carto/symbols/shields/secondary_3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1.svg</text:p>
          </table:table-cell>
          <table:table-cell office:value-type="string" calcext:value-type="string">
            <text:p>shields/tertiary_3x1.svg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/home/fred/Images/icones/openstreetmap-carto/symbols/shields/tertiary_3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4_z18.svg</text:p>
          </table:table-cell>
          <table:table-cell office:value-type="string" calcext:value-type="string">
            <text:p>shields/motorway_1x4_z18.svg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home/fred/Images/icones/openstreetmap-carto/symbols/shields/motorway_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3_z18.svg</text:p>
          </table:table-cell>
          <table:table-cell office:value-type="string" calcext:value-type="string">
            <text:p>shields/motorway_1x3_z18.svg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/home/fred/Images/icones/openstreetmap-carto/symbols/shields/motorway_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3.svg</text:p>
          </table:table-cell>
          <table:table-cell office:value-type="string" calcext:value-type="string">
            <text:p>shields/motorway_4x3.svg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home/fred/Images/icones/openstreetmap-carto/symbols/shields/motorway_4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2x3.svg</text:p>
          </table:table-cell>
          <table:table-cell office:value-type="string" calcext:value-type="string">
            <text:p>shields/motorway_2x3.svg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/home/fred/Images/icones/openstreetmap-carto/symbols/shields/motorway_2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2_z16.svg</text:p>
          </table:table-cell>
          <table:table-cell office:value-type="string" calcext:value-type="string">
            <text:p>shields/primary_8x2_z16.svg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/home/fred/Images/icones/openstreetmap-carto/symbols/shields/primary_8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8x1_z18.svg</text:p>
          </table:table-cell>
          <table:table-cell office:value-type="string" calcext:value-type="string">
            <text:p>shields/tertiary_8x1_z18.svg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home/fred/Images/icones/openstreetmap-carto/symbols/shields/tertiary_8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4_z16.svg</text:p>
          </table:table-cell>
          <table:table-cell office:value-type="string" calcext:value-type="string">
            <text:p>shields/motorway_10x4_z16.svg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home/fred/Images/icones/openstreetmap-carto/symbols/shields/motorway_10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3.svg</text:p>
          </table:table-cell>
          <table:table-cell office:value-type="string" calcext:value-type="string">
            <text:p>shields/trunk_8x3.svg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/home/fred/Images/icones/openstreetmap-carto/symbols/shields/trunk_8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2.svg</text:p>
          </table:table-cell>
          <table:table-cell office:value-type="string" calcext:value-type="string">
            <text:p>shields/secondary_3x2.svg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/home/fred/Images/icones/openstreetmap-carto/symbols/shields/secondary_3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1.svg</text:p>
          </table:table-cell>
          <table:table-cell office:value-type="string" calcext:value-type="string">
            <text:p>shields/trunk_7x1.svg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/home/fred/Images/icones/openstreetmap-carto/symbols/shields/trunk_7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6x4_z18.svg</text:p>
          </table:table-cell>
          <table:table-cell office:value-type="string" calcext:value-type="string">
            <text:p>shields/secondary_6x4_z18.svg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/home/fred/Images/icones/openstreetmap-carto/symbols/shields/secondary_6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3_z16.svg</text:p>
          </table:table-cell>
          <table:table-cell office:value-type="string" calcext:value-type="string">
            <text:p>shields/primary_9x3_z16.svg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/home/fred/Images/icones/openstreetmap-carto/symbols/shields/primary_9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3.svg</text:p>
          </table:table-cell>
          <table:table-cell office:value-type="string" calcext:value-type="string">
            <text:p>shields/tertiary_4x3.svg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/home/fred/Images/icones/openstreetmap-carto/symbols/shields/tertiary_4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3_z18.svg</text:p>
          </table:table-cell>
          <table:table-cell office:value-type="string" calcext:value-type="string">
            <text:p>shields/secondary_10x3_z18.svg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/home/fred/Images/icones/openstreetmap-carto/symbols/shields/secondary_10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1.svg</text:p>
          </table:table-cell>
          <table:table-cell office:value-type="string" calcext:value-type="string">
            <text:p>shields/motorway_4x1.svg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/home/fred/Images/icones/openstreetmap-carto/symbols/shields/motorway_4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3_z16.svg</text:p>
          </table:table-cell>
          <table:table-cell office:value-type="string" calcext:value-type="string">
            <text:p>shields/secondary_4x3_z16.svg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home/fred/Images/icones/openstreetmap-carto/symbols/shields/secondary_4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3.svg</text:p>
          </table:table-cell>
          <table:table-cell office:value-type="string" calcext:value-type="string">
            <text:p>shields/tertiary_6x3.svg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/home/fred/Images/icones/openstreetmap-carto/symbols/shields/tertiary_6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5x1_z18.svg</text:p>
          </table:table-cell>
          <table:table-cell office:value-type="string" calcext:value-type="string">
            <text:p>shields/trunk_5x1_z18.svg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/home/fred/Images/icones/openstreetmap-carto/symbols/shields/trunk_5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1x2_z16.svg</text:p>
          </table:table-cell>
          <table:table-cell office:value-type="string" calcext:value-type="string">
            <text:p>shields/secondary_11x2_z16.svg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/home/fred/Images/icones/openstreetmap-carto/symbols/shields/secondary_1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3_z18.svg</text:p>
          </table:table-cell>
          <table:table-cell office:value-type="string" calcext:value-type="string">
            <text:p>shields/trunk_4x3_z18.svg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/home/fred/Images/icones/openstreetmap-carto/symbols/shields/trunk_4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3_z16.svg</text:p>
          </table:table-cell>
          <table:table-cell office:value-type="string" calcext:value-type="string">
            <text:p>shields/motorway_10x3_z16.svg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/home/fred/Images/icones/openstreetmap-carto/symbols/shields/motorway_10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8x2_z16.svg</text:p>
          </table:table-cell>
          <table:table-cell office:value-type="string" calcext:value-type="string">
            <text:p>shields/motorway_8x2_z16.svg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/home/fred/Images/icones/openstreetmap-carto/symbols/shields/motorway_8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7x3_z16.svg</text:p>
          </table:table-cell>
          <table:table-cell office:value-type="string" calcext:value-type="string">
            <text:p>shields/motorway_7x3_z16.svg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/home/fred/Images/icones/openstreetmap-carto/symbols/shields/motorway_7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4.svg</text:p>
          </table:table-cell>
          <table:table-cell office:value-type="string" calcext:value-type="string">
            <text:p>shields/primary_9x4.svg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/home/fred/Images/icones/openstreetmap-carto/symbols/shields/primary_9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4.svg</text:p>
          </table:table-cell>
          <table:table-cell office:value-type="string" calcext:value-type="string">
            <text:p>shields/secondary_9x4.svg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/home/fred/Images/icones/openstreetmap-carto/symbols/shields/secondary_9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4.svg</text:p>
          </table:table-cell>
          <table:table-cell office:value-type="string" calcext:value-type="string">
            <text:p>shields/trunk_10x4.sv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/home/fred/Images/icones/openstreetmap-carto/symbols/shields/trunk_10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1.svg</text:p>
          </table:table-cell>
          <table:table-cell office:value-type="string" calcext:value-type="string">
            <text:p>shields/motorway_11x1.svg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/home/fred/Images/icones/openstreetmap-carto/symbols/shields/motorway_1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2_z18.svg</text:p>
          </table:table-cell>
          <table:table-cell office:value-type="string" calcext:value-type="string">
            <text:p>shields/tertiary_9x2_z18.svg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/home/fred/Images/icones/openstreetmap-carto/symbols/shields/tertiary_9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4_z16.svg</text:p>
          </table:table-cell>
          <table:table-cell office:value-type="string" calcext:value-type="string">
            <text:p>shields/primary_10x4_z16.svg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/home/fred/Images/icones/openstreetmap-carto/symbols/shields/primary_10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7x2.svg</text:p>
          </table:table-cell>
          <table:table-cell office:value-type="string" calcext:value-type="string">
            <text:p>shields/trunk_7x2.svg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/home/fred/Images/icones/openstreetmap-carto/symbols/shields/trunk_7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0x3_z18.svg</text:p>
          </table:table-cell>
          <table:table-cell office:value-type="string" calcext:value-type="string">
            <text:p>shields/motorway_10x3_z18.svg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/home/fred/Images/icones/openstreetmap-carto/symbols/shields/motorway_10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2_z16.svg</text:p>
          </table:table-cell>
          <table:table-cell office:value-type="string" calcext:value-type="string">
            <text:p>shields/trunk_11x2_z16.svg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/home/fred/Images/icones/openstreetmap-carto/symbols/shields/trunk_1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4x4_z18.svg</text:p>
          </table:table-cell>
          <table:table-cell office:value-type="string" calcext:value-type="string">
            <text:p>shields/motorway_4x4_z18.svg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/home/fred/Images/icones/openstreetmap-carto/symbols/shields/motorway_4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2.svg</text:p>
          </table:table-cell>
          <table:table-cell office:value-type="string" calcext:value-type="string">
            <text:p>shields/tertiary_4x2.svg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/home/fred/Images/icones/openstreetmap-carto/symbols/shields/tertiary_4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4_z18.svg</text:p>
          </table:table-cell>
          <table:table-cell office:value-type="string" calcext:value-type="string">
            <text:p>shields/primary_2x4_z18.svg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/home/fred/Images/icones/openstreetmap-carto/symbols/shields/primary_2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2_z16.svg</text:p>
          </table:table-cell>
          <table:table-cell office:value-type="string" calcext:value-type="string">
            <text:p>shields/tertiary_11x2_z16.svg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/home/fred/Images/icones/openstreetmap-carto/symbols/shields/tertiary_11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3_z18.svg</text:p>
          </table:table-cell>
          <table:table-cell office:value-type="string" calcext:value-type="string">
            <text:p>shields/tertiary_4x3_z18.svg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/home/fred/Images/icones/openstreetmap-carto/symbols/shields/tertiary_4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3.svg</text:p>
          </table:table-cell>
          <table:table-cell office:value-type="string" calcext:value-type="string">
            <text:p>shields/secondary_2x3.svg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home/fred/Images/icones/openstreetmap-carto/symbols/shields/secondary_2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1_z16.svg</text:p>
          </table:table-cell>
          <table:table-cell office:value-type="string" calcext:value-type="string">
            <text:p>shields/trunk_9x1_z16.svg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/home/fred/Images/icones/openstreetmap-carto/symbols/shields/trunk_9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3.svg</text:p>
          </table:table-cell>
          <table:table-cell office:value-type="string" calcext:value-type="string">
            <text:p>shields/tertiary_7x3.svg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/home/fred/Images/icones/openstreetmap-carto/symbols/shields/tertiary_7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1_z16.svg</text:p>
          </table:table-cell>
          <table:table-cell office:value-type="string" calcext:value-type="string">
            <text:p>shields/primary_7x1_z16.svg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/home/fred/Images/icones/openstreetmap-carto/symbols/shields/primary_7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1_z16.svg</text:p>
          </table:table-cell>
          <table:table-cell office:value-type="string" calcext:value-type="string">
            <text:p>shields/trunk_1x1_z16.svg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/home/fred/Images/icones/openstreetmap-carto/symbols/shields/trunk_1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0x3_z16.svg</text:p>
          </table:table-cell>
          <table:table-cell office:value-type="string" calcext:value-type="string">
            <text:p>shields/tertiary_10x3_z16.svg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/home/fred/Images/icones/openstreetmap-carto/symbols/shields/tertiary_10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2.svg</text:p>
          </table:table-cell>
          <table:table-cell office:value-type="string" calcext:value-type="string">
            <text:p>shields/primary_5x2.svg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home/fred/Images/icones/openstreetmap-carto/symbols/shields/primary_5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2.svg</text:p>
          </table:table-cell>
          <table:table-cell office:value-type="string" calcext:value-type="string">
            <text:p>shields/primary_8x2.svg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/home/fred/Images/icones/openstreetmap-carto/symbols/shields/primary_8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3_z18.svg</text:p>
          </table:table-cell>
          <table:table-cell office:value-type="string" calcext:value-type="string">
            <text:p>shields/primary_10x3_z18.svg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/home/fred/Images/icones/openstreetmap-carto/symbols/shields/primary_10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2_z18.svg</text:p>
          </table:table-cell>
          <table:table-cell office:value-type="string" calcext:value-type="string">
            <text:p>shields/motorway_11x2_z18.svg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/home/fred/Images/icones/openstreetmap-carto/symbols/shields/motorway_1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4.svg</text:p>
          </table:table-cell>
          <table:table-cell office:value-type="string" calcext:value-type="string">
            <text:p>shields/primary_4x4.svg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home/fred/Images/icones/openstreetmap-carto/symbols/shields/primary_4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4_z18.svg</text:p>
          </table:table-cell>
          <table:table-cell office:value-type="string" calcext:value-type="string">
            <text:p>shields/trunk_2x4_z18.svg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/home/fred/Images/icones/openstreetmap-carto/symbols/shields/trunk_2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2x2_z16.svg</text:p>
          </table:table-cell>
          <table:table-cell office:value-type="string" calcext:value-type="string">
            <text:p>shields/trunk_2x2_z16.svg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home/fred/Images/icones/openstreetmap-carto/symbols/shields/trunk_2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4x1_z16.svg</text:p>
          </table:table-cell>
          <table:table-cell office:value-type="string" calcext:value-type="string">
            <text:p>shields/primary_4x1_z16.svg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/home/fred/Images/icones/openstreetmap-carto/symbols/shields/primary_4x1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9x1_z18.svg</text:p>
          </table:table-cell>
          <table:table-cell office:value-type="string" calcext:value-type="string">
            <text:p>shields/secondary_9x1_z18.svg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/home/fred/Images/icones/openstreetmap-carto/symbols/shields/secondary_9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4.svg</text:p>
          </table:table-cell>
          <table:table-cell office:value-type="string" calcext:value-type="string">
            <text:p>shields/motorway_11x4.svg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/home/fred/Images/icones/openstreetmap-carto/symbols/shields/motorway_11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0x1_z18.svg</text:p>
          </table:table-cell>
          <table:table-cell office:value-type="string" calcext:value-type="string">
            <text:p>shields/secondary_10x1_z18.svg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/home/fred/Images/icones/openstreetmap-carto/symbols/shields/secondary_10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x1_z18.svg</text:p>
          </table:table-cell>
          <table:table-cell office:value-type="string" calcext:value-type="string">
            <text:p>shields/motorway_1x1_z18.svg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/home/fred/Images/icones/openstreetmap-carto/symbols/shields/motorway_1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3_z18.svg</text:p>
          </table:table-cell>
          <table:table-cell office:value-type="string" calcext:value-type="string">
            <text:p>shields/trunk_3x3_z18.svg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/home/fred/Images/icones/openstreetmap-carto/symbols/shields/trunk_3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8x1.svg</text:p>
          </table:table-cell>
          <table:table-cell office:value-type="string" calcext:value-type="string">
            <text:p>shields/primary_8x1.svg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/home/fred/Images/icones/openstreetmap-carto/symbols/shields/primary_8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0x1_z18.svg</text:p>
          </table:table-cell>
          <table:table-cell office:value-type="string" calcext:value-type="string">
            <text:p>shields/trunk_10x1_z18.svg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home/fred/Images/icones/openstreetmap-carto/symbols/shields/trunk_10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1_z18.svg</text:p>
          </table:table-cell>
          <table:table-cell office:value-type="string" calcext:value-type="string">
            <text:p>shields/trunk_9x1_z18.svg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/home/fred/Images/icones/openstreetmap-carto/symbols/shields/trunk_9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7x3_z16.svg</text:p>
          </table:table-cell>
          <table:table-cell office:value-type="string" calcext:value-type="string">
            <text:p>shields/tertiary_7x3_z16.svg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/home/fred/Images/icones/openstreetmap-carto/symbols/shields/tertiary_7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3_z16.svg</text:p>
          </table:table-cell>
          <table:table-cell office:value-type="string" calcext:value-type="string">
            <text:p>shields/tertiary_9x3_z16.svg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/home/fred/Images/icones/openstreetmap-carto/symbols/shields/tertiary_9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3x4_z16.svg</text:p>
          </table:table-cell>
          <table:table-cell office:value-type="string" calcext:value-type="string">
            <text:p>shields/tertiary_3x4_z16.svg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/home/fred/Images/icones/openstreetmap-carto/symbols/shields/tertiary_3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0x2.svg</text:p>
          </table:table-cell>
          <table:table-cell office:value-type="string" calcext:value-type="string">
            <text:p>shields/primary_10x2.svg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/home/fred/Images/icones/openstreetmap-carto/symbols/shields/primary_10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3_z16.svg</text:p>
          </table:table-cell>
          <table:table-cell office:value-type="string" calcext:value-type="string">
            <text:p>shields/trunk_1x3_z16.svg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/home/fred/Images/icones/openstreetmap-carto/symbols/shields/trunk_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1x3_z18.svg</text:p>
          </table:table-cell>
          <table:table-cell office:value-type="string" calcext:value-type="string">
            <text:p>shields/secondary_1x3_z18.svg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/home/fred/Images/icones/openstreetmap-carto/symbols/shields/secondary_1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6x3_z16.svg</text:p>
          </table:table-cell>
          <table:table-cell office:value-type="string" calcext:value-type="string">
            <text:p>shields/tertiary_6x3_z16.svg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/home/fred/Images/icones/openstreetmap-carto/symbols/shields/tertiary_6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7x4.svg</text:p>
          </table:table-cell>
          <table:table-cell office:value-type="string" calcext:value-type="string">
            <text:p>shields/secondary_7x4.svg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/home/fred/Images/icones/openstreetmap-carto/symbols/shields/secondary_7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6x3.svg</text:p>
          </table:table-cell>
          <table:table-cell office:value-type="string" calcext:value-type="string">
            <text:p>shields/trunk_6x3.svg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/home/fred/Images/icones/openstreetmap-carto/symbols/shields/trunk_6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9x3_z18.svg</text:p>
          </table:table-cell>
          <table:table-cell office:value-type="string" calcext:value-type="string">
            <text:p>shields/trunk_9x3_z18.svg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/home/fred/Images/icones/openstreetmap-carto/symbols/shields/trunk_9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3.svg</text:p>
          </table:table-cell>
          <table:table-cell office:value-type="string" calcext:value-type="string">
            <text:p>shields/tertiary_11x3.svg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/home/fred/Images/icones/openstreetmap-carto/symbols/shields/tertiary_1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4x3_z16.svg</text:p>
          </table:table-cell>
          <table:table-cell office:value-type="string" calcext:value-type="string">
            <text:p>shields/tertiary_4x3_z16.svg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/home/fred/Images/icones/openstreetmap-carto/symbols/shields/tertiary_4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5x4_z18.svg</text:p>
          </table:table-cell>
          <table:table-cell office:value-type="string" calcext:value-type="string">
            <text:p>shields/motorway_5x4_z18.svg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/home/fred/Images/icones/openstreetmap-carto/symbols/shields/motorway_5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x4_z18.svg</text:p>
          </table:table-cell>
          <table:table-cell office:value-type="string" calcext:value-type="string">
            <text:p>shields/tertiary_1x4_z18.svg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/home/fred/Images/icones/openstreetmap-carto/symbols/shields/tertiary_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9x2_z16.svg</text:p>
          </table:table-cell>
          <table:table-cell office:value-type="string" calcext:value-type="string">
            <text:p>shields/tertiary_9x2_z16.svg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home/fred/Images/icones/openstreetmap-carto/symbols/shields/tertiary_9x2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1x3_z16.svg</text:p>
          </table:table-cell>
          <table:table-cell office:value-type="string" calcext:value-type="string">
            <text:p>shields/trunk_11x3_z16.svg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/home/fred/Images/icones/openstreetmap-carto/symbols/shields/trunk_1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motorway_11x4_z18.svg</text:p>
          </table:table-cell>
          <table:table-cell office:value-type="string" calcext:value-type="string">
            <text:p>shields/motorway_11x4_z18.svg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/home/fred/Images/icones/openstreetmap-carto/symbols/shields/motorway_11x4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1x2_z18.svg</text:p>
          </table:table-cell>
          <table:table-cell office:value-type="string" calcext:value-type="string">
            <text:p>shields/trunk_1x2_z18.svg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/home/fred/Images/icones/openstreetmap-carto/symbols/shields/trunk_1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3x2_z18.svg</text:p>
          </table:table-cell>
          <table:table-cell office:value-type="string" calcext:value-type="string">
            <text:p>shields/secondary_3x2_z18.svg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/home/fred/Images/icones/openstreetmap-carto/symbols/shields/secondary_3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1_z18.svg</text:p>
          </table:table-cell>
          <table:table-cell office:value-type="string" calcext:value-type="string">
            <text:p>shields/trunk_4x1_z18.svg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/home/fred/Images/icones/openstreetmap-carto/symbols/shields/trunk_4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4x3_z18.svg</text:p>
          </table:table-cell>
          <table:table-cell office:value-type="string" calcext:value-type="string">
            <text:p>shields/secondary_4x3_z18.svg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/home/fred/Images/icones/openstreetmap-carto/symbols/shields/secondary_4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1_z18.svg</text:p>
          </table:table-cell>
          <table:table-cell office:value-type="string" calcext:value-type="string">
            <text:p>shields/primary_2x1_z18.svg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/home/fred/Images/icones/openstreetmap-carto/symbols/shields/primary_2x1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8x3_z16.svg</text:p>
          </table:table-cell>
          <table:table-cell office:value-type="string" calcext:value-type="string">
            <text:p>shields/secondary_8x3_z16.svg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/home/fred/Images/icones/openstreetmap-carto/symbols/shields/secondary_8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4.svg</text:p>
          </table:table-cell>
          <table:table-cell office:value-type="string" calcext:value-type="string">
            <text:p>shields/primary_6x4.svg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home/fred/Images/icones/openstreetmap-carto/symbols/shields/primary_6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4_z16.svg</text:p>
          </table:table-cell>
          <table:table-cell office:value-type="string" calcext:value-type="string">
            <text:p>shields/primary_6x4_z16.svg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home/fred/Images/icones/openstreetmap-carto/symbols/shields/primary_6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3_z16.svg</text:p>
          </table:table-cell>
          <table:table-cell office:value-type="string" calcext:value-type="string">
            <text:p>shields/tertiary_11x3_z16.svg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/home/fred/Images/icones/openstreetmap-carto/symbols/shields/tertiary_11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2x2_z18.svg</text:p>
          </table:table-cell>
          <table:table-cell office:value-type="string" calcext:value-type="string">
            <text:p>shields/primary_2x2_z18.svg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/home/fred/Images/icones/openstreetmap-carto/symbols/shields/primary_2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8x4.svg</text:p>
          </table:table-cell>
          <table:table-cell office:value-type="string" calcext:value-type="string">
            <text:p>shields/trunk_8x4.svg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/home/fred/Images/icones/openstreetmap-carto/symbols/shields/trunk_8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2.svg</text:p>
          </table:table-cell>
          <table:table-cell office:value-type="string" calcext:value-type="string">
            <text:p>shields/primary_1x2.svg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/home/fred/Images/icones/openstreetmap-carto/symbols/shields/primary_1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3x2_z18.svg</text:p>
          </table:table-cell>
          <table:table-cell office:value-type="string" calcext:value-type="string">
            <text:p>shields/trunk_3x2_z18.svg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/home/fred/Images/icones/openstreetmap-carto/symbols/shields/trunk_3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2.svg</text:p>
          </table:table-cell>
          <table:table-cell office:value-type="string" calcext:value-type="string">
            <text:p>shields/tertiary_5x2.svg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/home/fred/Images/icones/openstreetmap-carto/symbols/shields/tertiary_5x2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5x2_z18.svg</text:p>
          </table:table-cell>
          <table:table-cell office:value-type="string" calcext:value-type="string">
            <text:p>shields/secondary_5x2_z18.svg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home/fred/Images/icones/openstreetmap-carto/symbols/shields/secondary_5x2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4.svg</text:p>
          </table:table-cell>
          <table:table-cell office:value-type="string" calcext:value-type="string">
            <text:p>shields/trunk_4x4.svg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/home/fred/Images/icones/openstreetmap-carto/symbols/shields/trunk_4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7x3_z16.svg</text:p>
          </table:table-cell>
          <table:table-cell office:value-type="string" calcext:value-type="string">
            <text:p>shields/primary_7x3_z16.svg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/home/fred/Images/icones/openstreetmap-carto/symbols/shields/primary_7x3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9x1.svg</text:p>
          </table:table-cell>
          <table:table-cell office:value-type="string" calcext:value-type="string">
            <text:p>shields/primary_9x1.svg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/home/fred/Images/icones/openstreetmap-carto/symbols/shields/primary_9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11x1.svg</text:p>
          </table:table-cell>
          <table:table-cell office:value-type="string" calcext:value-type="string">
            <text:p>shields/tertiary_11x1.svg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/home/fred/Images/icones/openstreetmap-carto/symbols/shields/tertiary_11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econdary_2x4.svg</text:p>
          </table:table-cell>
          <table:table-cell office:value-type="string" calcext:value-type="string">
            <text:p>shields/secondary_2x4.svg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/home/fred/Images/icones/openstreetmap-carto/symbols/shields/secondary_2x4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6x3_z18.svg</text:p>
          </table:table-cell>
          <table:table-cell office:value-type="string" calcext:value-type="string">
            <text:p>shields/primary_6x3_z18.sv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/home/fred/Images/icones/openstreetmap-carto/symbols/shields/primary_6x3_z18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5x4_z16.svg</text:p>
          </table:table-cell>
          <table:table-cell office:value-type="string" calcext:value-type="string">
            <text:p>shields/primary_5x4_z16.svg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/home/fred/Images/icones/openstreetmap-carto/symbols/shields/primary_5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runk_4x1.svg</text:p>
          </table:table-cell>
          <table:table-cell office:value-type="string" calcext:value-type="string">
            <text:p>shields/trunk_4x1.svg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home/fred/Images/icones/openstreetmap-carto/symbols/shields/trunk_4x1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1x3.svg</text:p>
          </table:table-cell>
          <table:table-cell office:value-type="string" calcext:value-type="string">
            <text:p>shields/primary_1x3.svg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/home/fred/Images/icones/openstreetmap-carto/symbols/shields/primary_1x3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primary_3x4_z16.svg</text:p>
          </table:table-cell>
          <table:table-cell office:value-type="string" calcext:value-type="string">
            <text:p>shields/primary_3x4_z16.svg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home/fred/Images/icones/openstreetmap-carto/symbols/shields/primary_3x4_z16.svg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tertiary_5x4_z18.svg</text:p>
          </table:table-cell>
          <table:table-cell office:value-type="string" calcext:value-type="string">
            <text:p>shields/tertiary_5x4_z18.svg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/home/fred/Images/icones/openstreetmap-carto/symbols/shields/tertiary_5x4_z18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aftype_unknown.svg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/home/fred/Images/icones/openstreetmap-carto/symbols/leaftype_unknown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ntrance.10.svg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home/fred/Images/icones/openstreetmap-carto/symbols/entrance.10.svg</text:p>
          </table:table-cell>
        </table:table-row>
        <table:table-row table:style-name="ro1">
          <table:table-cell/>
          <table:table-cell table:style-name="ce5" office:value-type="string" calcext:value-type="string">
            <text:p>leaftype_needleleaved.svg</text:p>
          </table:table-cell>
          <table:table-cell office:value-type="string" calcext:value-type="string">
            <text:p>leaftype_needleleaved.svg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/home/fred/Images/icones/openstreetmap-carto/symbols/leaftype_needleleaved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golf.svg</text:p>
          </table:table-cell>
          <table:table-cell office:value-type="string" calcext:value-type="string">
            <text:p>leisure/golf.svg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/home/fred/Images/icones/openstreetmap-carto/symbols/leisure/golf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beach_resort.svg</text:p>
          </table:table-cell>
          <table:table-cell office:value-type="string" calcext:value-type="string">
            <text:p>leisure/beach_resort.svg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home/fred/Images/icones/openstreetmap-carto/symbols/leisure/beach_resort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table:style-name="ce2" office:value-type="string" calcext:value-type="string">
            <text:p>sauna.svg</text:p>
          </table:table-cell>
          <table:table-cell office:value-type="string" calcext:value-type="string">
            <text:p>leisure/sauna.svg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/home/fred/Images/icones/openstreetmap-carto/symbols/leisure/sauna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bowling_alley.svg</text:p>
          </table:table-cell>
          <table:table-cell office:value-type="string" calcext:value-type="string">
            <text:p>leisure/bowling_alley.svg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/home/fred/Images/icones/openstreetmap-carto/symbols/leisure/bowling_alley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fishing.svg</text:p>
          </table:table-cell>
          <table:table-cell office:value-type="string" calcext:value-type="string">
            <text:p>leisure/fishing.svg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/home/fred/Images/icones/openstreetmap-carto/symbols/leisure/fishing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firepit.svg</text:p>
          </table:table-cell>
          <table:table-cell office:value-type="string" calcext:value-type="string">
            <text:p>leisure/firepit.svg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/home/fred/Images/icones/openstreetmap-carto/symbols/leisure/firepit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water_park.svg</text:p>
          </table:table-cell>
          <table:table-cell office:value-type="string" calcext:value-type="string">
            <text:p>leisure/water_park.svg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/home/fred/Images/icones/openstreetmap-carto/symbols/leisure/water_park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table:style-name="ce1" office:value-type="string" calcext:value-type="string">
            <text:p>outdoor_seating.svg</text:p>
          </table:table-cell>
          <table:table-cell office:value-type="string" calcext:value-type="string">
            <text:p>leisure/outdoor_seating.svg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/home/fred/Images/icones/openstreetmap-carto/symbols/leisure/outdoor_seating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fitness.svg</text:p>
          </table:table-cell>
          <table:table-cell office:value-type="string" calcext:value-type="string">
            <text:p>leisure/fitness.svg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/home/fred/Images/icones/openstreetmap-carto/symbols/leisure/fitness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bird_hide.svg</text:p>
          </table:table-cell>
          <table:table-cell office:value-type="string" calcext:value-type="string">
            <text:p>leisure/bird_hide.svg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/home/fred/Images/icones/openstreetmap-carto/symbols/leisure/bird_hide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slipway.svg</text:p>
          </table:table-cell>
          <table:table-cell office:value-type="string" calcext:value-type="string">
            <text:p>leisure/slipway.svg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/home/fred/Images/icones/openstreetmap-carto/symbols/leisure/slipway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miniature_golf.svg</text:p>
          </table:table-cell>
          <table:table-cell office:value-type="string" calcext:value-type="string">
            <text:p>leisure/miniature_golf.sv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/home/fred/Images/icones/openstreetmap-carto/symbols/leisure/miniature_golf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amusement_arcade.svg</text:p>
          </table:table-cell>
          <table:table-cell office:value-type="string" calcext:value-type="string">
            <text:p>leisure/amusement_arcade.svg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/home/fred/Images/icones/openstreetmap-carto/symbols/leisure/amusement_arcade.svg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layground.svg</text:p>
          </table:table-cell>
          <table:table-cell office:value-type="string" calcext:value-type="string">
            <text:p>leisure/playground.svg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/home/fred/Images/icones/openstreetmap-carto/symbols/leisure/playground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nker.svg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/home/fred/Images/icones/openstreetmap-carto/symbols/bunker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ve_yard_christian.svg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home/fred/Images/icones/openstreetmap-carto/symbols/grave_yard_christian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1" office:value-type="string" calcext:value-type="string">
            <text:p>palace.svg</text:p>
          </table:table-cell>
          <table:table-cell office:value-type="string" calcext:value-type="string">
            <text:p>historic/palace.svg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/home/fred/Images/icones/openstreetmap-carto/symbols/historic/palace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1" office:value-type="string" calcext:value-type="string">
            <text:p>bust.svg</text:p>
          </table:table-cell>
          <table:table-cell office:value-type="string" calcext:value-type="string">
            <text:p>historic/bust.svg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/home/fred/Images/icones/openstreetmap-carto/symbols/historic/bust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castle.svg</text:p>
          </table:table-cell>
          <table:table-cell office:value-type="string" calcext:value-type="string">
            <text:p>historic/castle.svg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/home/fred/Images/icones/openstreetmap-carto/symbols/historic/castle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1" office:value-type="string" calcext:value-type="string">
            <text:p>fortress.svg</text:p>
          </table:table-cell>
          <table:table-cell office:value-type="string" calcext:value-type="string">
            <text:p>historic/fortress.svg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/home/fred/Images/icones/openstreetmap-carto/symbols/historic/fortress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memorial.svg</text:p>
          </table:table-cell>
          <table:table-cell office:value-type="string" calcext:value-type="string">
            <text:p>historic/memorial.svg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/home/fred/Images/icones/openstreetmap-carto/symbols/historic/memorial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city_gate.svg</text:p>
          </table:table-cell>
          <table:table-cell office:value-type="string" calcext:value-type="string">
            <text:p>historic/city_gate.svg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/home/fred/Images/icones/openstreetmap-carto/symbols/historic/city_gate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archaeological_site.svg</text:p>
          </table:table-cell>
          <table:table-cell office:value-type="string" calcext:value-type="string">
            <text:p>historic/archaeological_site.svg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/home/fred/Images/icones/openstreetmap-carto/symbols/historic/archaeological_site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shrine.svg</text:p>
          </table:table-cell>
          <table:table-cell office:value-type="string" calcext:value-type="string">
            <text:p>historic/shrine.svg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home/fred/Images/icones/openstreetmap-carto/symbols/historic/shrine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manor.svg</text:p>
          </table:table-cell>
          <table:table-cell office:value-type="string" calcext:value-type="string">
            <text:p>historic/manor.svg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/home/fred/Images/icones/openstreetmap-carto/symbols/historic/manor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1" office:value-type="string" calcext:value-type="string">
            <text:p>stone.svg</text:p>
          </table:table-cell>
          <table:table-cell office:value-type="string" calcext:value-type="string">
            <text:p>historic/stone.svg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/home/fred/Images/icones/openstreetmap-carto/symbols/historic/stone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monument.svg</text:p>
          </table:table-cell>
          <table:table-cell office:value-type="string" calcext:value-type="string">
            <text:p>historic/monument.svg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/home/fred/Images/icones/openstreetmap-carto/symbols/historic/monument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1" office:value-type="string" calcext:value-type="string">
            <text:p>statue.svg</text:p>
          </table:table-cell>
          <table:table-cell office:value-type="string" calcext:value-type="string">
            <text:p>historic/statue.svg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/home/fred/Images/icones/openstreetmap-carto/symbols/historic/statue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1" office:value-type="string" calcext:value-type="string">
            <text:p>plaque.svg</text:p>
          </table:table-cell>
          <table:table-cell office:value-type="string" calcext:value-type="string">
            <text:p>historic/plaque.svg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/home/fred/Images/icones/openstreetmap-carto/symbols/historic/plaque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obelisk.svg</text:p>
          </table:table-cell>
          <table:table-cell office:value-type="string" calcext:value-type="string">
            <text:p>historic/obelisk.svg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/home/fred/Images/icones/openstreetmap-carto/symbols/historic/obelisk.svg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fort.svg</text:p>
          </table:table-cell>
          <table:table-cell office:value-type="string" calcext:value-type="string">
            <text:p>historic/fort.svg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/home/fred/Images/icones/openstreetmap-carto/symbols/historic/fort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vel_crossing.svg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/home/fred/Images/icones/openstreetmap-carto/symbols/level_crossing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pring.svg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home/fred/Images/icones/openstreetmap-carto/symbols/spring.svg</text:p>
          </table:table-cell>
        </table:table-row>
        <table:table-row table:style-name="ro1">
          <table:table-cell/>
          <table:table-cell table:style-name="ce1" office:value-type="string" calcext:value-type="string">
            <text:p>corners.svg</text:p>
          </table:table-cell>
          <table:table-cell office:value-type="string" calcext:value-type="string">
            <text:p>corners.svg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home/fred/Images/icones/openstreetmap-carto/symbols/corners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liff2.svg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/home/fred/Images/icones/openstreetmap-carto/symbols/cliff2.svg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mini_roundabout.svg</text:p>
          </table:table-cell>
          <table:table-cell office:value-type="string" calcext:value-type="string">
            <text:p>highway/mini_roundabout.svg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/home/fred/Images/icones/openstreetmap-carto/symbols/highway/mini_roundabout.svg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traffic_light.13.svg</text:p>
          </table:table-cell>
          <table:table-cell office:value-type="string" calcext:value-type="string">
            <text:p>highway/traffic_light.13.svg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/home/fred/Images/icones/openstreetmap-carto/symbols/highway/traffic_light.13.svg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elevator.12.svg</text:p>
          </table:table-cell>
          <table:table-cell office:value-type="string" calcext:value-type="string">
            <text:p>highway/elevator.12.svg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/home/fred/Images/icones/openstreetmap-carto/symbols/highway/elevator.12.svg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bus_stop.12.svg</text:p>
          </table:table-cell>
          <table:table-cell office:value-type="string" calcext:value-type="string">
            <text:p>highway/bus_stop.12.sv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/home/fred/Images/icones/openstreetmap-carto/symbols/highway/bus_stop.12.svg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1" office:value-type="string" calcext:value-type="string">
            <text:p>ford.svg</text:p>
          </table:table-cell>
          <table:table-cell office:value-type="string" calcext:value-type="string">
            <text:p>highway/ford.svg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/home/fred/Images/icones/openstreetmap-carto/symbols/highway/ford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liff.svg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/home/fred/Images/icones/openstreetmap-carto/symbols/cliff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table:style-name="ce5" office:value-type="string" calcext:value-type="string">
            <text:p>needleleaved.svg</text:p>
          </table:table-cell>
          <table:table-cell office:value-type="string" calcext:value-type="string">
            <text:p>generating_patterns/needleleaved.svg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/home/fred/Images/icones/openstreetmap-carto/symbols/generating_patterns/needleleaved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office:value-type="string" calcext:value-type="string">
            <text:p>allotments.svg</text:p>
          </table:table-cell>
          <table:table-cell office:value-type="string" calcext:value-type="string">
            <text:p>generating_patterns/allotments.svg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/home/fred/Images/icones/openstreetmap-carto/symbols/generating_patterns/allotments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table:style-name="ce1" office:value-type="string" calcext:value-type="string">
            <text:p>mangrove.svg</text:p>
          </table:table-cell>
          <table:table-cell office:value-type="string" calcext:value-type="string">
            <text:p>generating_patterns/mangrove.svg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/home/fred/Images/icones/openstreetmap-carto/symbols/generating_patterns/mangrove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office:value-type="string" calcext:value-type="string">
            <text:p>scrub.svg</text:p>
          </table:table-cell>
          <table:table-cell office:value-type="string" calcext:value-type="string">
            <text:p>generating_patterns/scrub.svg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/home/fred/Images/icones/openstreetmap-carto/symbols/generating_patterns/scrub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table:style-name="ce1" office:value-type="string" calcext:value-type="string">
            <text:p>reed.svg</text:p>
          </table:table-cell>
          <table:table-cell office:value-type="string" calcext:value-type="string">
            <text:p>generating_patterns/reed.svg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/home/fred/Images/icones/openstreetmap-carto/symbols/generating_patterns/reed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office:value-type="string" calcext:value-type="string">
            <text:p>wetland.svg</text:p>
          </table:table-cell>
          <table:table-cell office:value-type="string" calcext:value-type="string">
            <text:p>generating_patterns/wetland.svg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/home/fred/Images/icones/openstreetmap-carto/symbols/generating_patterns/wetland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office:value-type="string" calcext:value-type="string">
            <text:p>broadleaved.svg</text:p>
          </table:table-cell>
          <table:table-cell office:value-type="string" calcext:value-type="string">
            <text:p>generating_patterns/broadleaved.svg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/home/fred/Images/icones/openstreetmap-carto/symbols/generating_patterns/broadleaved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office:value-type="string" calcext:value-type="string">
            <text:p>scree.svg</text:p>
          </table:table-cell>
          <table:table-cell office:value-type="string" calcext:value-type="string">
            <text:p>generating_patterns/scree.svg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/home/fred/Images/icones/openstreetmap-carto/symbols/generating_patterns/scree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table:style-name="ce1" office:value-type="string" calcext:value-type="string">
            <text:p>swamp.svg</text:p>
          </table:table-cell>
          <table:table-cell office:value-type="string" calcext:value-type="string">
            <text:p>generating_patterns/swamp.svg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/home/fred/Images/icones/openstreetmap-carto/symbols/generating_patterns/swamp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office:value-type="string" calcext:value-type="string">
            <text:p>plant_nursery.svg</text:p>
          </table:table-cell>
          <table:table-cell office:value-type="string" calcext:value-type="string">
            <text:p>generating_patterns/plant_nursery.svg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/home/fred/Images/icones/openstreetmap-carto/symbols/generating_patterns/plant_nursery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table:style-name="ce1" office:value-type="string" calcext:value-type="string">
            <text:p>leafless2.svg</text:p>
          </table:table-cell>
          <table:table-cell office:value-type="string" calcext:value-type="string">
            <text:p>generating_patterns/leafless2.svg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home/fred/Images/icones/openstreetmap-carto/symbols/generating_patterns/leafless2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office:value-type="string" calcext:value-type="string">
            <text:p>rock.svg</text:p>
          </table:table-cell>
          <table:table-cell office:value-type="string" calcext:value-type="string">
            <text:p>generating_patterns/rock.svg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/home/fred/Images/icones/openstreetmap-carto/symbols/generating_patterns/rock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table:style-name="ce1" office:value-type="string" calcext:value-type="string">
            <text:p>leafless1.svg</text:p>
          </table:table-cell>
          <table:table-cell office:value-type="string" calcext:value-type="string">
            <text:p>generating_patterns/leafless1.sv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/home/fred/Images/icones/openstreetmap-carto/symbols/generating_patterns/leafless1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table:style-name="ce1" office:value-type="string" calcext:value-type="string">
            <text:p>bog.svg</text:p>
          </table:table-cell>
          <table:table-cell office:value-type="string" calcext:value-type="string">
            <text:p>generating_patterns/bog.svg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/home/fred/Images/icones/openstreetmap-carto/symbols/generating_patterns/bog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office:value-type="string" calcext:value-type="string">
            <text:p>beach.svg</text:p>
          </table:table-cell>
          <table:table-cell office:value-type="string" calcext:value-type="string">
            <text:p>generating_patterns/beach.svg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/home/fred/Images/icones/openstreetmap-carto/symbols/generating_patterns/beach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office:value-type="string" calcext:value-type="string">
            <text:p>reef.svg</text:p>
          </table:table-cell>
          <table:table-cell office:value-type="string" calcext:value-type="string">
            <text:p>generating_patterns/reef.sv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/home/fred/Images/icones/openstreetmap-carto/symbols/generating_patterns/reef.svg</text:p>
          </table:table-cell>
        </table:table-row>
        <table:table-row table:style-name="ro1">
          <table:table-cell office:value-type="string" calcext:value-type="string">
            <text:p>generating_patterns</text:p>
          </table:table-cell>
          <table:table-cell table:style-name="ce1" office:value-type="string" calcext:value-type="string">
            <text:p>marsh.svg</text:p>
          </table:table-cell>
          <table:table-cell office:value-type="string" calcext:value-type="string">
            <text:p>generating_patterns/marsh.svg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home/fred/Images/icones/openstreetmap-carto/symbols/generating_patterns/marsh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aterfall.svg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/home/fred/Images/icones/openstreetmap-carto/symbols/waterfall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torcycle.svg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/home/fred/Images/icones/openstreetmap-carto/symbols/motorcycle.sv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elipad.16.sv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/home/fred/Images/icones/openstreetmap-carto/symbols/helipad.16.svg</text:p>
          </table:table-cell>
        </table:table-row>
      </table:table>
      <table:named-expressions/>
      <table:database-ranges>
        <table:database-range table:name="__Anonymous_Sheet_DB__0" table:target-range-address="Feuille1.A1:Feuille1.E95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16:46:44.349259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7:21:12.035314022</meta:creation-date>
    <dc:date>2019-08-30T11:43:22.197757861</dc:date>
    <meta:editing-duration>P1DT11M10S</meta:editing-duration>
    <meta:editing-cycles>3</meta:editing-cycles>
    <meta:generator>LibreOffice/6.2.6.2$Linux_X86_64 LibreOffice_project/20$Build-2</meta:generator>
    <meta:document-statistic meta:table-count="1" meta:cell-count="4720" meta:object-count="0"/>
  </office:meta>
</office:document-meta>
</file>